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71cm"/>
    </style:style>
    <style:style style:family="table-column" style:name="co4">
      <style:table-column-properties fo:break-before="auto" style:column-width="1.342cm"/>
    </style:style>
    <style:style style:family="table-column" style:name="co5">
      <style:table-column-properties fo:break-before="auto" style:column-width="0.923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0.866cm"/>
    </style:style>
    <style:style style:family="table-column" style:name="co8">
      <style:table-column-properties fo:break-before="auto" style:column-width="0.811cm"/>
    </style:style>
    <style:style style:family="table-column" style:name="co9">
      <style:table-column-properties fo:break-before="auto" style:column-width="1.118cm"/>
    </style:style>
    <style:style style:family="table-column" style:name="co10">
      <style:table-column-properties fo:break-before="auto" style:column-width="1.175cm"/>
    </style:style>
    <style:style style:family="table-column" style:name="co11">
      <style:table-column-properties fo:break-before="auto" style:column-width="0.894cm"/>
    </style:style>
    <style:style style:family="table-column" style:name="co12">
      <style:table-column-properties fo:break-before="auto" style:column-width="0.783cm"/>
    </style:style>
    <style:style style:family="table-column" style:name="co13">
      <style:table-column-properties fo:break-before="auto" style:column-width="0.84cm"/>
    </style:style>
    <style:style style:family="table-column" style:name="co14">
      <style:table-column-properties fo:break-before="auto" style:column-width="1.399cm"/>
    </style:style>
    <style:style style:family="table-column" style:name="co15">
      <style:table-column-properties fo:break-before="auto" style:column-width="1.427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482cm"/>
    </style:style>
    <style:style style:family="table-column" style:name="co18">
      <style:table-column-properties fo:break-before="auto" style:column-width="1.51cm"/>
    </style:style>
    <style:style style:family="table-column" style:name="co19">
      <style:table-column-properties fo:break-before="auto" style:column-width="2.293cm"/>
    </style:style>
    <style:style style:family="table-column" style:name="co20">
      <style:table-column-properties fo:break-before="auto" style:column-width="1.035cm"/>
    </style:style>
    <style:style style:family="table-column" style:name="co21">
      <style:table-column-properties fo:break-before="auto" style:column-width="1.649cm"/>
    </style:style>
    <style:style style:family="table-column" style:name="co22">
      <style:table-column-properties fo:break-before="auto" style:column-width="1.79cm"/>
    </style:style>
    <style:style style:family="table-column" style:name="co23">
      <style:table-column-properties fo:break-before="auto" style:column-width="4.978cm"/>
    </style:style>
    <style:style style:family="table-column" style:name="co24">
      <style:table-column-properties fo:break-before="auto" style:column-width="1.007cm"/>
    </style:style>
    <style:style style:family="table-column" style:name="co25">
      <style:table-column-properties fo:break-before="auto" style:column-width="0.951cm"/>
    </style:style>
    <style:style style:family="table-column" style:name="co26">
      <style:table-column-properties fo:break-before="auto" style:column-width="1.147cm"/>
    </style:style>
    <style:style style:family="table-column" style:name="co2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1.323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926cm"/>
    </style:style>
    <style:style style:family="table-row" style:name="ro5">
      <style:table-row-properties fo:break-before="auto" style:use-optimal-row-height="false" style:row-height="0.503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9cm"/>
    </style:style>
    <style:style style:family="table-row" style:name="ro9">
      <style:table-row-properties fo:break-before="auto" style:use-optimal-row-height="false" style:row-height="0.979cm"/>
    </style:style>
    <style:style style:family="table-row" style:name="ro10">
      <style:table-row-properties fo:break-before="auto" style:use-optimal-row-height="false" style:row-height="0.82cm"/>
    </style:style>
    <style:style style:family="table" style:name="ta1" style:master-page-name="PageStyle_5f_Noordbrabant">
      <style:table-properties style:writing-mode="lr-tb" table:display="true"/>
    </style:style>
    <style:style style:family="table" style:name="ta2" style:master-page-name="PageStyle_5f_Noordbrabant2">
      <style:table-properties style:writing-mode="lr-tb" table:display="true"/>
    </style:style>
    <style:style style:family="table-cell" style:parent-style-name="Default" style:name="ce2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fo:padding="0.071cm" fo:border-left="1.76pt solid #000000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ackground-color="transparent"/>
    </style:style>
    <style:style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ackground-color="transparent" fo:border-right="1.76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fo:padding="0.071cm" fo:border-left="none" fo:border-top="0.74pt solid #000000" fo:background-color="transparent" fo:border-right="0.74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fo:padding="0.071cm" fo:border-left="none" fo:border-top="0.74pt solid #000000" fo:background-color="transparent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="0.74pt solid #000000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fo:padding="0.071cm" fo:border-left="0.74pt solid #000000" fo:border-top="0.74pt solid #000000" fo:background-color="transparent" fo:border-right="0.74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0.74pt solid #000000" fo:border-top="0.74pt solid #000000" fo:background-color="transparent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fo:padding="0.071cm" fo:border-left="0.74pt solid #000000" fo:border-top="0.74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</style:style>
    <style:style style:family="table-cell" style:parent-style-name="Default" style:name="ce6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/>
    </style:style>
    <style:style style:family="table-cell" style:parent-style-name="Default" style:name="ce6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brabant">
        <office:forms form:apply-design-mode="false" form:automatic-focus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5" table:default-cell-style-name="ce12" table:number-columns-repeated="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8" table:default-cell-style-name="ce12"/>
        <table:table-column table:style-name="co13" table:default-cell-style-name="ce12"/>
        <table:table-column table:style-name="co9" table:default-cell-style-name="ce12"/>
        <table:table-column table:style-name="co10" table:default-cell-style-name="ce12"/>
        <table:table-column table:style-name="co16" table:default-cell-style-name="ce12"/>
        <table:table-column table:style-name="co6" table:default-cell-style-name="ce12"/>
        <table:table-column table:style-name="co11" table:default-cell-style-name="ce12" table:number-columns-repeated="2"/>
        <table:table-column table:style-name="co17" table:default-cell-style-name="ce29"/>
        <table:table-column table:style-name="co18" table:default-cell-style-name="ce29"/>
        <table:table-column table:style-name="co7" table:default-cell-style-name="ce12"/>
        <table:table-column table:style-name="co19" table:default-cell-style-name="ce12"/>
        <table:table-column table:style-name="co9" table:default-cell-style-name="ce12"/>
        <table:table-column table:style-name="co20" table:default-cell-style-name="ce12"/>
        <table:table-column table:style-name="co13" table:default-cell-style-name="ce12"/>
        <table:table-column table:style-name="co21" table:default-cell-style-name="ce12"/>
        <table:table-column table:style-name="co22" table:default-cell-style-name="ce12" table:number-columns-repeated="223"/>
        <table:table-column table:style-name="co22" table:default-cell-style-name="Default" table:number-columns-repeated="767"/>
        <table:table-row table:style-name="ro1">
          <table:table-cell ns41:value-type="string" table:style-name="TL Title" office:value-type="string">
            <text:p>PROVINCIE NOORDBRABANT VIJFDE GEDEELTE INDEELING NAAR DE KERKGENOOTSCHAPPEN</text:p>
          </table:table-cell>
          <table:table-cell table:style-name="TL Title" table:number-columns-repeated="32"/>
          <table:table-cell table:style-name="TL Title"/>
          <table:table-cell table:number-columns-repeated="990"/>
        </table:table-row>
        <table:table-row table:style-name="ro1">
          <table:table-cell table:style-name="ce2" table:number-columns-repeated="34"/>
          <table:table-cell table:number-columns-repeated="990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4"/>
          <table:table-cell ns41:value-type="string" table:number-rows-spanned="3" table:style-name="TL ColHeader" table:number-columns-spanned="2" office:value-type="string">
            <text:p>Nederduitsche Hervormd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Waalsch Hervormd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Christelijke Gereformeerd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Nederduitsche Israëliet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Portugesche Israëliet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Tot een ander of tot geen kerkgenootschap behoorende, of onbekend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30"/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40" table:number-columns-spanned="1" office:value-type="string">
            <text:p>Tabel</text:p>
          </table:table-cell>
          <table:table-cell ns41:value-type="string" table:number-rows-spanned="4" table:style-name="ce40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0" table:number-columns-spanned="1" office:value-type="string">
            <text:p>Provincie</text:p>
          </table:table-cell>
          <table:table-cell ns41:value-type="string" table:number-rows-spanned="4" table:style-name="ce50" table:number-columns-spanned="1" office:value-type="string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TL ColHeader" table:number-columns-repeated="24"/>
          <table:covered-table-cell table:style-name="ce31"/>
          <table:covered-table-cell table:style-name="ce34"/>
          <table:covered-table-cell table:style-name="ce41" table:number-columns-repeated="4"/>
          <table:covered-table-cell table:style-name="ce51"/>
          <table:table-cell table:number-columns-repeated="990"/>
        </table:table-row>
        <table:table-row table:style-name="ro4">
          <table:covered-table-cell table:style-name="ce4"/>
          <table:table-cell table:style-name="ce14"/>
          <table:covered-table-cell table:style-name="ce16"/>
          <table:covered-table-cell table:style-name="TL ColHeader" table:number-columns-repeated="24"/>
          <table:covered-table-cell table:style-name="ce31"/>
          <table:covered-table-cell table:style-name="ce34"/>
          <table:covered-table-cell table:style-name="ce41" table:number-columns-repeated="4"/>
          <table:covered-table-cell table:style-name="ce51"/>
          <table:table-cell table:number-columns-repeated="990"/>
        </table:table-row>
        <table:table-row table:style-name="ro1">
          <table:covered-table-cell table:style-name="ce5"/>
          <table:table-cell table:style-name="ce14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35"/>
          <table:covered-table-cell table:style-name="ce42" table:number-columns-repeated="4"/>
          <table:covered-table-cell table:style-name="ce52"/>
          <table:table-cell table:number-columns-repeated="990"/>
        </table:table-row>
        <table:table-row table:style-name="ro1">
          <table:table-cell table:style-name="ce6" table:number-columns-repeated="28"/>
          <table:table-cell table:number-columns-repeated="996"/>
        </table:table-row>
        <table:table-row table:style-name="ro5">
          <table:table-cell ns41:value-type="string" table:style-name="TL RowHeader" office:value-type="string">
            <text:p>Voornaamste gemeenten</text:p>
          </table:table-cell>
          <table:table-cell table:style-name="ce6"/>
          <table:table-cell table:style-name="TL Data"/>
          <table:table-cell table:style-name="TL Data" table:number-columns-repeated="23"/>
          <table:table-cell table:formula="of:=SUM([.C8]+[.E8]+[.G8]+[.I8]+[.K8]+[.M8]+[.O8]+[.Q8]+[.S8]+[.U8]+[.W8]+[.Y8])" ns41:value-type="float" table:style-name="TL Data" office:value-type="float" office:value="0">
            <text:p>0</text:p>
          </table:table-cell>
          <table:table-cell table:formula="of:=SUM([.D8]+[.F8]+[.H8]+[.J8]+[.L8]+[.N8]+[.P8]+[.R8]+[.T8]+[.V8]+[.X8]+[.Z8])" ns41:value-type="float" table:style-name="TL Data" office:value-type="float" office:value="0">
            <text:p>0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43" office:value-type="string">
            <text:p>1879_10_H5</text:p>
          </table:table-cell>
          <table:table-cell ns41:value-type="float" table:style-name="ce43" office:value="270" office:value-type="float">
            <text:p>270</text:p>
          </table:table-cell>
          <table:table-cell ns41:value-type="float" table:style-name="ce43" office:value="271" office:value-type="float">
            <text:p>271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53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reda</text:p>
          </table:table-cell>
          <table:table-cell table:style-name="ce6"/>
          <table:table-cell ns41:value-type="float" table:style-name="TL Data" office:value="1666" office:value-type="float">
            <text:p>1666</text:p>
          </table:table-cell>
          <table:table-cell ns41:value-type="float" table:style-name="TL Data" office:value="1518" office:value-type="float">
            <text:p>151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21" office:value-type="float">
            <text:p>6121</text:p>
          </table:table-cell>
          <table:table-cell ns41:value-type="float" table:style-name="TL Data" office:value="7264" office:value-type="float">
            <text:p>726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table:formula="of:=SUM([.C9]+[.E9]+[.G9]+[.I9]+[.K9]+[.M9]+[.O9]+[.Q9]+[.S9]+[.U9]+[.W9]+[.Y9])" ns41:value-type="float" table:style-name="TL Data" office:value-type="float" office:value="8085">
            <text:p>8085</text:p>
          </table:table-cell>
          <table:table-cell table:formula="of:=SUM([.D9]+[.F9]+[.H9]+[.J9]+[.L9]+[.N9]+[.P9]+[.R9]+[.T9]+[.V9]+[.X9]+[.Z9])" ns41:value-type="float" table:style-name="TL Data" office:value-type="float" office:value="9024">
            <text:p>902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 Hertogenbosch</text:p>
          </table:table-cell>
          <table:table-cell table:style-name="ce6"/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999" office:value-type="float">
            <text:p>9999</text:p>
          </table:table-cell>
          <table:table-cell ns41:value-type="float" table:style-name="TL Data" office:value="11425" office:value-type="float">
            <text:p>11425</text:p>
          </table:table-cell>
          <table:table-cell table:style-name="TL Data" table:number-columns-repeated="2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39" office:value-type="float">
            <text:p>239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table:formula="of:=SUM([.C10]+[.E10]+[.G10]+[.I10]+[.K10]+[.M10]+[.O10]+[.Q10]+[.S10]+[.U10]+[.W10]+[.Y10])" ns41:value-type="float" table:style-name="TL Data" office:value-type="float" office:value="11727">
            <text:p>11727</text:p>
          </table:table-cell>
          <table:table-cell table:formula="of:=SUM([.D10]+[.F10]+[.H10]+[.J10]+[.L10]+[.N10]+[.P10]+[.R10]+[.T10]+[.V10]+[.X10]+[.Z10])" ns41:value-type="float" table:style-name="TL Data" office:value-type="float" office:value="12951">
            <text:p>1295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Tilburg</text:p>
          </table:table-cell>
          <table:table-cell table:style-name="ce6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3476" office:value-type="float">
            <text:p>13476</text:p>
          </table:table-cell>
          <table:table-cell ns41:value-type="float" table:style-name="TL Data" office:value="14109" office:value-type="float">
            <text:p>1410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SUM([.C11]+[.E11]+[.G11]+[.I11]+[.K11]+[.M11]+[.O11]+[.Q11]+[.S11]+[.U11]+[.W11]+[.Y11])" ns41:value-type="float" table:style-name="TL Data" office:value-type="float" office:value="13895">
            <text:p>13895</text:p>
          </table:table-cell>
          <table:table-cell table:formula="of:=SUM([.D11]+[.F11]+[.H11]+[.J11]+[.L11]+[.N11]+[.P11]+[.R11]+[.T11]+[.V11]+[.X11]+[.Z11])" ns41:value-type="float" table:style-name="TL Data" office:value-type="float" office:value="14495">
            <text:p>1449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7">
          <table:table-cell ns41:value-type="string" table:style-name="TL RowHeader" office:value-type="string">
            <text:p>Totaal</text:p>
          </table:table-cell>
          <table:table-cell table:style-name="ce6"/>
          <table:table-cell table:formula="of:=SUM([.C9:.C11])" ns41:value-type="float" table:style-name="TL Data" office:value-type="float" office:value="3294">
            <text:p>3294</text:p>
          </table:table-cell>
          <table:table-cell table:formula="of:=SUM([.D9:.D11])" ns41:value-type="float" table:style-name="TL Data" office:value-type="float" office:value="2941">
            <text:p>2941</text:p>
          </table:table-cell>
          <table:table-cell table:formula="of:=SUM([.E9:.E11])" ns41:value-type="float" table:style-name="TL Data" office:value-type="float" office:value="98">
            <text:p>98</text:p>
          </table:table-cell>
          <table:table-cell table:formula="of:=SUM([.F9:.F11])" ns41:value-type="float" table:style-name="TL Data" office:value-type="float" office:value="73">
            <text:p>73</text:p>
          </table:table-cell>
          <table:table-cell table:formula="of:=SUM([.G9:.G11])" ns41:value-type="float" table:style-name="TL Data" office:value-type="float" office:value="16">
            <text:p>16</text:p>
          </table:table-cell>
          <table:table-cell table:formula="of:=SUM([.H9:.H11])" ns41:value-type="float" table:style-name="TL Data" office:value-type="float" office:value="7">
            <text:p>7</text:p>
          </table:table-cell>
          <table:table-cell table:formula="of:=SUM([.I9:.I11])" ns41:value-type="float" table:style-name="TL Data" office:value-type="float" office:value="76">
            <text:p>76</text:p>
          </table:table-cell>
          <table:table-cell table:formula="of:=SUM([.J9:.J11])" ns41:value-type="float" table:style-name="TL Data" office:value-type="float" office:value="81">
            <text:p>81</text:p>
          </table:table-cell>
          <table:table-cell table:formula="of:=SUM([.K9:.K11])" ns41:value-type="float" table:style-name="TL Data" office:value-type="float" office:value="36">
            <text:p>36</text:p>
          </table:table-cell>
          <table:table-cell table:formula="of:=SUM([.L9:.L11])" ns41:value-type="float" table:style-name="TL Data" office:value-type="float" office:value="20">
            <text:p>20</text:p>
          </table:table-cell>
          <table:table-cell table:formula="of:=SUM([.M9:.M11])" ns41:value-type="float" table:style-name="TL Data" office:value-type="float" office:value="178">
            <text:p>178</text:p>
          </table:table-cell>
          <table:table-cell table:formula="of:=SUM([.N9:.N11])" ns41:value-type="float" table:style-name="TL Data" office:value-type="float" office:value="169">
            <text:p>169</text:p>
          </table:table-cell>
          <table:table-cell table:formula="of:=SUM([.O9:.O11])" ns41:value-type="float" table:style-name="TL Data" office:value-type="float" office:value="1">
            <text:p>1</text:p>
          </table:table-cell>
          <table:table-cell table:formula="of:=SUM([.P9:.P11])" ns41:value-type="float" table:style-name="TL Data" office:value-type="float" office:value="1">
            <text:p>1</text:p>
          </table:table-cell>
          <table:table-cell table:formula="of:=SUM([.Q9:.Q11])" ns41:value-type="float" table:style-name="TL Data" office:value-type="float" office:value="29596">
            <text:p>29596</text:p>
          </table:table-cell>
          <table:table-cell table:formula="of:=SUM([.R9:.R11])" ns41:value-type="float" table:style-name="TL Data" office:value-type="float" office:value="32798">
            <text:p>32798</text:p>
          </table:table-cell>
          <table:table-cell table:formula="of:=SUM([.S9:.S11])" ns41:value-type="float" table:style-name="TL Data" office:value-type="float" office:value="4">
            <text:p>4</text:p>
          </table:table-cell>
          <table:table-cell table:formula="of:=SUM([.T9:.T11])" ns41:value-type="float" table:style-name="TL Data" office:value-type="float" office:value="5">
            <text:p>5</text:p>
          </table:table-cell>
          <table:table-cell table:formula="of:=SUM([.U9:.U11])" ns41:value-type="float" table:style-name="TL Data" office:value-type="float" office:value="352">
            <text:p>352</text:p>
          </table:table-cell>
          <table:table-cell table:formula="of:=SUM([.V9:.V11])" ns41:value-type="float" table:style-name="TL Data" office:value-type="float" office:value="350">
            <text:p>350</text:p>
          </table:table-cell>
          <table:table-cell table:formula="of:=SUM([.W9:.W11])" ns41:value-type="float" table:style-name="TL Data" office:value-type="float" office:value="0">
            <text:p>0</text:p>
          </table:table-cell>
          <table:table-cell table:formula="of:=SUM([.X9:.X11])" ns41:value-type="float" table:style-name="TL Data" office:value-type="float" office:value="0">
            <text:p>0</text:p>
          </table:table-cell>
          <table:table-cell table:formula="of:=SUM([.Y9:.Y11])" ns41:value-type="float" table:style-name="TL Data" office:value-type="float" office:value="56">
            <text:p>56</text:p>
          </table:table-cell>
          <table:table-cell table:formula="of:=SUM([.Z9:.Z11])" ns41:value-type="float" table:style-name="TL Data" office:value-type="float" office:value="25">
            <text:p>25</text:p>
          </table:table-cell>
          <table:table-cell table:formula="of:=SUM([.C12]+[.E12]+[.G12]+[.I12]+[.K12]+[.M12]+[.O12]+[.Q12]+[.S12]+[.U12]+[.W12]+[.Y12])" ns41:value-type="float" table:style-name="TL Data" office:value-type="float" office:value="33707">
            <text:p>33707</text:p>
          </table:table-cell>
          <table:table-cell table:formula="of:=SUM([.D12]+[.F12]+[.H12]+[.J12]+[.L12]+[.N12]+[.P12]+[.R12]+[.T12]+[.V12]+[.X12]+[.Z12])" ns41:value-type="float" table:style-name="TL Data" office:value-type="float" office:value="36470">
            <text:p>3647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style-name="ce29" table:number-columns-repeated="990"/>
        </table:table-row>
        <table:table-row table:style-name="ro6">
          <table:table-cell ns41:value-type="string" table:style-name="TL RowHeader" office:value-type="string">
            <text:p>Overige gemeente</text:p>
          </table:table-cell>
          <table:table-cell table:style-name="ce6"/>
          <table:table-cell table:style-name="TL Data"/>
          <table:table-cell table:style-name="TL Data" table:number-columns-repeated="23"/>
          <table:table-cell table:formula="of:=SUM([.C13]+[.E13]+[.G13]+[.I13]+[.K13]+[.M13]+[.O13]+[.Q13]+[.S13]+[.U13]+[.W13]+[.Y13])" ns41:value-type="float" table:style-name="TL Data" office:value-type="float" office:value="0">
            <text:p>0</text:p>
          </table:table-cell>
          <table:table-cell table:formula="of:=SUM([.D13]+[.F13]+[.H13]+[.J13]+[.L13]+[.N13]+[.P13]+[.R13]+[.T13]+[.V13]+[.X13]+[.Z13])" ns41:value-type="float" table:style-name="TL Data" office:value-type="float" office:value="0">
            <text:p>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Aalst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93" office:value-type="float">
            <text:p>293</text:p>
          </table:table-cell>
          <table:table-cell table:style-name="TL Data" table:number-columns-repeated="8"/>
          <table:table-cell table:formula="of:=SUM([.C14]+[.E14]+[.G14]+[.I14]+[.K14]+[.M14]+[.O14]+[.Q14]+[.S14]+[.U14]+[.W14]+[.Y14])" ns41:value-type="float" table:style-name="TL Data" office:value-type="float" office:value="324">
            <text:p>324</text:p>
          </table:table-cell>
          <table:table-cell table:formula="of:=SUM([.D14]+[.F14]+[.H14]+[.J14]+[.L14]+[.N14]+[.P14]+[.R14]+[.T14]+[.V14]+[.X14]+[.Z14])" ns41:value-type="float" table:style-name="TL Data" office:value-type="float" office:value="294">
            <text:p>29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Aarle-Rixtel</text:p>
          </table:table-cell>
          <table:table-cell table:style-name="ce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12"/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763" office:value-type="float">
            <text:p>76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15]+[.E15]+[.G15]+[.I15]+[.K15]+[.M15]+[.O15]+[.Q15]+[.S15]+[.U15]+[.W15]+[.Y15])" ns41:value-type="float" table:style-name="TL Data" office:value-type="float" office:value="745">
            <text:p>745</text:p>
          </table:table-cell>
          <table:table-cell table:formula="of:=SUM([.D15]+[.F15]+[.H15]+[.J15]+[.L15]+[.N15]+[.P15]+[.R15]+[.T15]+[.V15]+[.X15]+[.Z15])" ns41:value-type="float" table:style-name="TL Data" office:value-type="float" office:value="783">
            <text:p>78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Alem</text:p>
          </table:table-cell>
          <table:table-cell table:style-name="ce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12"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59" office:value-type="float">
            <text:p>55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SUM([.C16]+[.E16]+[.G16]+[.I16]+[.K16]+[.M16]+[.O16]+[.Q16]+[.S16]+[.U16]+[.W16]+[.Y16])" ns41:value-type="float" table:style-name="TL Data" office:value-type="float" office:value="648">
            <text:p>648</text:p>
          </table:table-cell>
          <table:table-cell table:formula="of:=SUM([.D16]+[.F16]+[.H16]+[.J16]+[.L16]+[.N16]+[.P16]+[.R16]+[.T16]+[.V16]+[.X16]+[.Z16])" ns41:value-type="float" table:style-name="TL Data" office:value-type="float" office:value="582">
            <text:p>58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Almkerk</text:p>
          </table:table-cell>
          <table:table-cell table:style-name="ce6"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22" office:value-type="float">
            <text:p>722</text:p>
          </table:table-cell>
          <table:table-cell table:style-name="TL Data" table:number-columns-repeated="4"/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631" office:value-type="float">
            <text:p>63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formula="of:=SUM([.C17]+[.E17]+[.G17]+[.I17]+[.K17]+[.M17]+[.O17]+[.Q17]+[.S17]+[.U17]+[.W17]+[.Y17])" ns41:value-type="float" table:style-name="TL Data" office:value-type="float" office:value="1494">
            <text:p>1494</text:p>
          </table:table-cell>
          <table:table-cell table:formula="of:=SUM([.D17]+[.F17]+[.H17]+[.J17]+[.L17]+[.N17]+[.P17]+[.R17]+[.T17]+[.V17]+[.X17]+[.Z17])" ns41:value-type="float" table:style-name="TL Data" office:value-type="float" office:value="1371">
            <text:p>137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Alphen c.a.</text:p>
          </table:table-cell>
          <table:table-cell table:style-name="ce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825" office:value-type="float">
            <text:p>825</text:p>
          </table:table-cell>
          <table:table-cell table:style-name="TL Data" table:number-columns-repeated="8"/>
          <table:table-cell table:formula="of:=SUM([.C18]+[.E18]+[.G18]+[.I18]+[.K18]+[.M18]+[.O18]+[.Q18]+[.S18]+[.U18]+[.W18]+[.Y18])" ns41:value-type="float" table:style-name="TL Data" office:value-type="float" office:value="922">
            <text:p>922</text:p>
          </table:table-cell>
          <table:table-cell table:formula="of:=SUM([.D18]+[.F18]+[.H18]+[.J18]+[.L18]+[.N18]+[.P18]+[.R18]+[.T18]+[.V18]+[.X18]+[.Z18])" ns41:value-type="float" table:style-name="TL Data" office:value-type="float" office:value="828">
            <text:p>82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Andel</text:p>
          </table:table-cell>
          <table:table-cell table:style-name="ce6"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61" office:value-type="float">
            <text:p>361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16"/>
          <table:table-cell table:formula="of:=SUM([.C19]+[.E19]+[.G19]+[.I19]+[.K19]+[.M19]+[.O19]+[.Q19]+[.S19]+[.U19]+[.W19]+[.Y19])" ns41:value-type="float" table:style-name="TL Data" office:value-type="float" office:value="411">
            <text:p>411</text:p>
          </table:table-cell>
          <table:table-cell table:formula="of:=SUM([.D19]+[.F19]+[.H19]+[.J19]+[.L19]+[.N19]+[.P19]+[.R19]+[.T19]+[.V19]+[.X19]+[.Z19])" ns41:value-type="float" table:style-name="TL Data" office:value-type="float" office:value="411">
            <text:p>41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Asten</text:p>
          </table:table-cell>
          <table:table-cell table:style-name="ce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1588" office:value-type="float">
            <text:p>1588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C20]+[.E20]+[.G20]+[.I20]+[.K20]+[.M20]+[.O20]+[.Q20]+[.S20]+[.U20]+[.W20]+[.Y20])" ns41:value-type="float" table:style-name="TL Data" office:value-type="float" office:value="1703">
            <text:p>1703</text:p>
          </table:table-cell>
          <table:table-cell table:formula="of:=SUM([.D20]+[.F20]+[.H20]+[.J20]+[.L20]+[.N20]+[.P20]+[.R20]+[.T20]+[.V20]+[.X20]+[.Z20])" ns41:value-type="float" table:style-name="TL Data" office:value-type="float" office:value="1604">
            <text:p>160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aardwijk</text:p>
          </table:table-cell>
          <table:table-cell table:style-name="ce6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713" office:value-type="float">
            <text:p>713</text:p>
          </table:table-cell>
          <table:table-cell table:style-name="TL Data" table:number-columns-repeated="8"/>
          <table:table-cell table:formula="of:=SUM([.C21]+[.E21]+[.G21]+[.I21]+[.K21]+[.M21]+[.O21]+[.Q21]+[.S21]+[.U21]+[.W21]+[.Y21])" ns41:value-type="float" table:style-name="TL Data" office:value-type="float" office:value="834">
            <text:p>834</text:p>
          </table:table-cell>
          <table:table-cell table:formula="of:=SUM([.D21]+[.F21]+[.H21]+[.J21]+[.L21]+[.N21]+[.P21]+[.R21]+[.T21]+[.V21]+[.X21]+[.Z21])" ns41:value-type="float" table:style-name="TL Data" office:value-type="float" office:value="769">
            <text:p>76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aarle-Nassau</text:p>
          </table:table-cell>
          <table:table-cell table:style-name="ce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1040" office:value-type="float">
            <text:p>1040</text:p>
          </table:table-cell>
          <table:table-cell table:style-name="TL Data" table:number-columns-repeated="8"/>
          <table:table-cell table:formula="of:=SUM([.C22]+[.E22]+[.G22]+[.I22]+[.K22]+[.M22]+[.O22]+[.Q22]+[.S22]+[.U22]+[.W22]+[.Y22])" ns41:value-type="float" table:style-name="TL Data" office:value-type="float" office:value="1183">
            <text:p>1183</text:p>
          </table:table-cell>
          <table:table-cell table:formula="of:=SUM([.D22]+[.F22]+[.H22]+[.J22]+[.L22]+[.N22]+[.P22]+[.R22]+[.T22]+[.V22]+[.X22]+[.Z22])" ns41:value-type="float" table:style-name="TL Data" office:value-type="float" office:value="1043">
            <text:p>104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akel en Milheeze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879" office:value-type="float">
            <text:p>879</text:p>
          </table:table-cell>
          <table:table-cell table:style-name="TL Data" table:number-columns-repeated="8"/>
          <table:table-cell table:formula="of:=SUM([.C23]+[.E23]+[.G23]+[.I23]+[.K23]+[.M23]+[.O23]+[.Q23]+[.S23]+[.U23]+[.W23]+[.Y23])" ns41:value-type="float" table:style-name="TL Data" office:value-type="float" office:value="944">
            <text:p>944</text:p>
          </table:table-cell>
          <table:table-cell table:formula="of:=SUM([.D23]+[.F23]+[.H23]+[.J23]+[.L23]+[.N23]+[.P23]+[.R23]+[.T23]+[.V23]+[.X23]+[.Z23])" ns41:value-type="float" table:style-name="TL Data" office:value-type="float" office:value="881">
            <text:p>88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eek en Donk</text:p>
          </table:table-cell>
          <table:table-cell table:style-name="ce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2"/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724" office:value-type="float">
            <text:p>724</text:p>
          </table:table-cell>
          <table:table-cell table:style-name="TL Data" table:number-columns-repeated="8"/>
          <table:table-cell table:formula="of:=SUM([.C24]+[.E24]+[.G24]+[.I24]+[.K24]+[.M24]+[.O24]+[.Q24]+[.S24]+[.U24]+[.W24]+[.Y24])" ns41:value-type="float" table:style-name="TL Data" office:value-type="float" office:value="748">
            <text:p>748</text:p>
          </table:table-cell>
          <table:table-cell table:formula="of:=SUM([.D24]+[.F24]+[.H24]+[.J24]+[.L24]+[.N24]+[.P24]+[.R24]+[.T24]+[.V24]+[.X24]+[.Z24])" ns41:value-type="float" table:style-name="TL Data" office:value-type="float" office:value="733">
            <text:p>73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eers</text:p>
          </table:table-cell>
          <table:table-cell table:style-name="ce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55" office:value-type="float">
            <text:p>355</text:p>
          </table:table-cell>
          <table:table-cell table:style-name="TL Data" table:number-columns-repeated="8"/>
          <table:table-cell table:formula="of:=SUM([.C25]+[.E25]+[.G25]+[.I25]+[.K25]+[.M25]+[.O25]+[.Q25]+[.S25]+[.U25]+[.W25]+[.Y25])" ns41:value-type="float" table:style-name="TL Data" office:value-type="float" office:value="383">
            <text:p>383</text:p>
          </table:table-cell>
          <table:table-cell table:formula="of:=SUM([.D25]+[.F25]+[.H25]+[.J25]+[.L25]+[.N25]+[.P25]+[.R25]+[.T25]+[.V25]+[.X25]+[.Z25])" ns41:value-type="float" table:style-name="TL Data" office:value-type="float" office:value="363">
            <text:p>36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erchem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930" office:value-type="float">
            <text:p>93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SUM([.C26]+[.E26]+[.G26]+[.I26]+[.K26]+[.M26]+[.O26]+[.Q26]+[.S26]+[.U26]+[.W26]+[.Y26])" ns41:value-type="float" table:style-name="TL Data" office:value-type="float" office:value="1001">
            <text:p>1001</text:p>
          </table:table-cell>
          <table:table-cell table:formula="of:=SUM([.D26]+[.F26]+[.H26]+[.J26]+[.L26]+[.N26]+[.P26]+[.R26]+[.T26]+[.V26]+[.X26]+[.Z26])" ns41:value-type="float" table:style-name="TL Data" office:value-type="float" office:value="934">
            <text:p>93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ergen op Zoom</text:p>
          </table:table-cell>
          <table:table-cell table:style-name="ce6"/>
          <table:table-cell ns41:value-type="float" table:style-name="TL Data" office:value="1021" office:value-type="float">
            <text:p>1021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2" office:value-type="float">
            <text:p>5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966" office:value-type="float">
            <text:p>3966</text:p>
          </table:table-cell>
          <table:table-cell ns41:value-type="float" table:style-name="TL Data" office:value="4213" office:value-type="float">
            <text:p>4213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table:formula="of:=SUM([.C27]+[.E27]+[.G27]+[.I27]+[.K27]+[.M27]+[.O27]+[.Q27]+[.S27]+[.U27]+[.W27]+[.Y27])" ns41:value-type="float" table:style-name="TL Data" office:value-type="float" office:value="5133">
            <text:p>5133</text:p>
          </table:table-cell>
          <table:table-cell table:formula="of:=SUM([.D27]+[.F27]+[.H27]+[.J27]+[.L27]+[.N27]+[.P27]+[.R27]+[.T27]+[.V27]+[.X27]+[.Z27])" ns41:value-type="float" table:style-name="TL Data" office:value-type="float" office:value="5286">
            <text:p>528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ergeijk</text:p>
          </table:table-cell>
          <table:table-cell table:style-name="ce6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829" office:value-type="float">
            <text:p>829</text:p>
          </table:table-cell>
          <table:table-cell table:style-name="TL Data" table:number-columns-repeated="8"/>
          <table:table-cell table:formula="of:=SUM([.C28]+[.E28]+[.G28]+[.I28]+[.K28]+[.M28]+[.O28]+[.Q28]+[.S28]+[.U28]+[.W28]+[.Y28])" ns41:value-type="float" table:style-name="TL Data" office:value-type="float" office:value="893">
            <text:p>893</text:p>
          </table:table-cell>
          <table:table-cell table:formula="of:=SUM([.D28]+[.F28]+[.H28]+[.J28]+[.L28]+[.N28]+[.P28]+[.R28]+[.T28]+[.V28]+[.X28]+[.Z28])" ns41:value-type="float" table:style-name="TL Data" office:value-type="float" office:value="857">
            <text:p>85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erkel c.a.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72" office:value-type="float">
            <text:p>572</text:p>
          </table:table-cell>
          <table:table-cell table:style-name="TL Data" table:number-columns-repeated="8"/>
          <table:table-cell table:formula="of:=SUM([.C29]+[.E29]+[.G29]+[.I29]+[.K29]+[.M29]+[.O29]+[.Q29]+[.S29]+[.U29]+[.W29]+[.Y29])" ns41:value-type="float" table:style-name="TL Data" office:value-type="float" office:value="603">
            <text:p>603</text:p>
          </table:table-cell>
          <table:table-cell table:formula="of:=SUM([.D29]+[.F29]+[.H29]+[.J29]+[.L29]+[.N29]+[.P29]+[.R29]+[.T29]+[.V29]+[.X29]+[.Z29])" ns41:value-type="float" table:style-name="TL Data" office:value-type="float" office:value="572">
            <text:p>57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erlicum</text:p>
          </table:table-cell>
          <table:table-cell table:style-name="ce6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209" office:value-type="float">
            <text:p>1209</text:p>
          </table:table-cell>
          <table:table-cell ns41:value-type="float" table:style-name="TL Data" office:value="1236" office:value-type="float">
            <text:p>1236</text:p>
          </table:table-cell>
          <table:table-cell table:style-name="TL Data" table:number-columns-repeated="8"/>
          <table:table-cell table:formula="of:=SUM([.C30]+[.E30]+[.G30]+[.I30]+[.K30]+[.M30]+[.O30]+[.Q30]+[.S30]+[.U30]+[.W30]+[.Y30])" ns41:value-type="float" table:style-name="TL Data" office:value-type="float" office:value="1249">
            <text:p>1249</text:p>
          </table:table-cell>
          <table:table-cell table:formula="of:=SUM([.D30]+[.F30]+[.H30]+[.J30]+[.L30]+[.N30]+[.P30]+[.R30]+[.T30]+[.V30]+[.X30]+[.Z30])" ns41:value-type="float" table:style-name="TL Data" office:value-type="float" office:value="1269">
            <text:p>126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esoijen</text:p>
          </table:table-cell>
          <table:table-cell table:style-name="ce6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 table:number-columns-repeated="12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88" office:value-type="float">
            <text:p>48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table:formula="of:=SUM([.C31]+[.E31]+[.G31]+[.I31]+[.K31]+[.M31]+[.O31]+[.Q31]+[.S31]+[.U31]+[.W31]+[.Y31])" ns41:value-type="float" table:style-name="TL Data" office:value-type="float" office:value="754">
            <text:p>754</text:p>
          </table:table-cell>
          <table:table-cell table:formula="of:=SUM([.D31]+[.F31]+[.H31]+[.J31]+[.L31]+[.N31]+[.P31]+[.R31]+[.T31]+[.V31]+[.X31]+[.Z31])" ns41:value-type="float" table:style-name="TL Data" office:value-type="float" office:value="753">
            <text:p>75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est</text:p>
          </table:table-cell>
          <table:table-cell table:style-name="ce6"/>
          <table:table-cell ns41:value-type="float" table:style-name="TL Data" office:value="4" office:value-type="float">
            <text:p>4</text:p>
          </table:table-cell>
          <table:table-cell table:style-name="TL Data" table:number-columns-repeated="13"/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938" office:value-type="float">
            <text:p>938</text:p>
          </table:table-cell>
          <table:table-cell table:style-name="TL Data" table:number-columns-repeated="8"/>
          <table:table-cell table:formula="of:=SUM([.C32]+[.E32]+[.G32]+[.I32]+[.K32]+[.M32]+[.O32]+[.Q32]+[.S32]+[.U32]+[.W32]+[.Y32])" ns41:value-type="float" table:style-name="TL Data" office:value-type="float" office:value="1086">
            <text:p>1086</text:p>
          </table:table-cell>
          <table:table-cell table:formula="of:=SUM([.D32]+[.F32]+[.H32]+[.J32]+[.L32]+[.N32]+[.P32]+[.R32]+[.T32]+[.V32]+[.X32]+[.Z32])" ns41:value-type="float" table:style-name="TL Data" office:value-type="float" office:value="938">
            <text:p>9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eugen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68" office:value-type="float">
            <text:p>768</text:p>
          </table:table-cell>
          <table:table-cell table:style-name="TL Data" table:number-columns-repeated="8"/>
          <table:table-cell table:formula="of:=SUM([.C33]+[.E33]+[.G33]+[.I33]+[.K33]+[.M33]+[.O33]+[.Q33]+[.S33]+[.U33]+[.W33]+[.Y33])" ns41:value-type="float" table:style-name="TL Data" office:value-type="float" office:value="757">
            <text:p>757</text:p>
          </table:table-cell>
          <table:table-cell table:formula="of:=SUM([.D33]+[.F33]+[.H33]+[.J33]+[.L33]+[.N33]+[.P33]+[.R33]+[.T33]+[.V33]+[.X33]+[.Z33])" ns41:value-type="float" table:style-name="TL Data" office:value-type="float" office:value="768">
            <text:p>76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ladel c.a.</text:p>
          </table:table-cell>
          <table:table-cell table:style-name="ce6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566" office:value-type="float">
            <text:p>56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C34]+[.E34]+[.G34]+[.I34]+[.K34]+[.M34]+[.O34]+[.Q34]+[.S34]+[.U34]+[.W34]+[.Y34])" ns41:value-type="float" table:style-name="TL Data" office:value-type="float" office:value="684">
            <text:p>684</text:p>
          </table:table-cell>
          <table:table-cell table:formula="of:=SUM([.D34]+[.F34]+[.H34]+[.J34]+[.L34]+[.N34]+[.P34]+[.R34]+[.T34]+[.V34]+[.X34]+[.Z34])" ns41:value-type="float" table:style-name="TL Data" office:value-type="float" office:value="609">
            <text:p>60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oekel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005" office:value-type="float">
            <text:p>1005</text:p>
          </table:table-cell>
          <table:table-cell table:style-name="TL Data" table:number-columns-repeated="8"/>
          <table:table-cell table:formula="of:=SUM([.C35]+[.E35]+[.G35]+[.I35]+[.K35]+[.M35]+[.O35]+[.Q35]+[.S35]+[.U35]+[.W35]+[.Y35])" ns41:value-type="float" table:style-name="TL Data" office:value-type="float" office:value="1204">
            <text:p>1204</text:p>
          </table:table-cell>
          <table:table-cell table:formula="of:=SUM([.D35]+[.F35]+[.H35]+[.J35]+[.L35]+[.N35]+[.P35]+[.R35]+[.T35]+[.V35]+[.X35]+[.Z35])" ns41:value-type="float" table:style-name="TL Data" office:value-type="float" office:value="1005">
            <text:p>100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okhoven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8"/>
          <table:table-cell table:formula="of:=SUM([.C36]+[.E36]+[.G36]+[.I36]+[.K36]+[.M36]+[.O36]+[.Q36]+[.S36]+[.U36]+[.W36]+[.Y36])" ns41:value-type="float" table:style-name="TL Data" office:value-type="float" office:value="132">
            <text:p>132</text:p>
          </table:table-cell>
          <table:table-cell table:formula="of:=SUM([.D36]+[.F36]+[.H36]+[.J36]+[.L36]+[.N36]+[.P36]+[.R36]+[.T36]+[.V36]+[.X36]+[.Z36])" ns41:value-type="float" table:style-name="TL Data" office:value-type="float" office:value="117">
            <text:p>11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orkel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70" office:value-type="float">
            <text:p>270</text:p>
          </table:table-cell>
          <table:table-cell table:style-name="TL Data" table:number-columns-repeated="8"/>
          <table:table-cell table:formula="of:=SUM([.C37]+[.E37]+[.G37]+[.I37]+[.K37]+[.M37]+[.O37]+[.Q37]+[.S37]+[.U37]+[.W37]+[.Y37])" ns41:value-type="float" table:style-name="TL Data" office:value-type="float" office:value="276">
            <text:p>276</text:p>
          </table:table-cell>
          <table:table-cell table:formula="of:=SUM([.D37]+[.F37]+[.H37]+[.J37]+[.L37]+[.N37]+[.P37]+[.R37]+[.T37]+[.V37]+[.X37]+[.Z37])" ns41:value-type="float" table:style-name="TL Data" office:value-type="float" office:value="270">
            <text:p>27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oxmeer</text:p>
          </table:table-cell>
          <table:table-cell table:style-name="ce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1059" office:value-type="float">
            <text:p>1059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formula="of:=SUM([.C38]+[.E38]+[.G38]+[.I38]+[.K38]+[.M38]+[.O38]+[.Q38]+[.S38]+[.U38]+[.W38]+[.Y38])" ns41:value-type="float" table:style-name="TL Data" office:value-type="float" office:value="978">
            <text:p>978</text:p>
          </table:table-cell>
          <table:table-cell table:formula="of:=SUM([.D38]+[.F38]+[.H38]+[.J38]+[.L38]+[.N38]+[.P38]+[.R38]+[.T38]+[.V38]+[.X38]+[.Z38])" ns41:value-type="float" table:style-name="TL Data" office:value-type="float" office:value="1104">
            <text:p>110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oxtel</text:p>
          </table:table-cell>
          <table:table-cell table:style-name="ce6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635" office:value-type="float">
            <text:p>2635</text:p>
          </table:table-cell>
          <table:table-cell ns41:value-type="float" table:style-name="TL Data" office:value="2570" office:value-type="float">
            <text:p>257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39]+[.E39]+[.G39]+[.I39]+[.K39]+[.M39]+[.O39]+[.Q39]+[.S39]+[.U39]+[.W39]+[.Y39])" ns41:value-type="float" table:style-name="TL Data" office:value-type="float" office:value="2771">
            <text:p>2771</text:p>
          </table:table-cell>
          <table:table-cell table:formula="of:=SUM([.D39]+[.F39]+[.H39]+[.J39]+[.L39]+[.N39]+[.P39]+[.R39]+[.T39]+[.V39]+[.X39]+[.Z39])" ns41:value-type="float" table:style-name="TL Data" office:value-type="float" office:value="2688">
            <text:p>268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Budel</text:p>
          </table:table-cell>
          <table:table-cell table:style-name="ce6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988" office:value-type="float">
            <text:p>988</text:p>
          </table:table-cell>
          <table:table-cell table:style-name="TL Data" table:number-columns-repeated="8"/>
          <table:table-cell table:formula="of:=SUM([.C40]+[.E40]+[.G40]+[.I40]+[.K40]+[.M40]+[.O40]+[.Q40]+[.S40]+[.U40]+[.W40]+[.Y40])" ns41:value-type="float" table:style-name="TL Data" office:value-type="float" office:value="1057">
            <text:p>1057</text:p>
          </table:table-cell>
          <table:table-cell table:formula="of:=SUM([.D40]+[.F40]+[.H40]+[.J40]+[.L40]+[.N40]+[.P40]+[.R40]+[.T40]+[.V40]+[.X40]+[.Z40])" ns41:value-type="float" table:style-name="TL Data" office:value-type="float" office:value="1021">
            <text:p>102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Capelle</text:p>
          </table:table-cell>
          <table:table-cell table:style-name="ce6"/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970" office:value-type="float">
            <text:p>97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6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formula="of:=SUM([.C41]+[.E41]+[.G41]+[.I41]+[.K41]+[.M41]+[.O41]+[.Q41]+[.S41]+[.U41]+[.W41]+[.Y41])" ns41:value-type="float" table:style-name="TL Data" office:value-type="float" office:value="1145">
            <text:p>1145</text:p>
          </table:table-cell>
          <table:table-cell table:formula="of:=SUM([.D41]+[.F41]+[.H41]+[.J41]+[.L41]+[.N41]+[.P41]+[.R41]+[.T41]+[.V41]+[.X41]+[.Z41])" ns41:value-type="float" table:style-name="TL Data" office:value-type="float" office:value="1088">
            <text:p>108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Chaam</text:p>
          </table:table-cell>
          <table:table-cell table:style-name="ce6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622" office:value-type="float">
            <text:p>622</text:p>
          </table:table-cell>
          <table:table-cell table:style-name="TL Data" table:number-columns-repeated="8"/>
          <table:table-cell table:formula="of:=SUM([.C42]+[.E42]+[.G42]+[.I42]+[.K42]+[.M42]+[.O42]+[.Q42]+[.S42]+[.U42]+[.W42]+[.Y42])" ns41:value-type="float" table:style-name="TL Data" office:value-type="float" office:value="699">
            <text:p>699</text:p>
          </table:table-cell>
          <table:table-cell table:formula="of:=SUM([.D42]+[.F42]+[.H42]+[.J42]+[.L42]+[.N42]+[.P42]+[.R42]+[.T42]+[.V42]+[.X42]+[.Z42])" ns41:value-type="float" table:style-name="TL Data" office:value-type="float" office:value="665">
            <text:p>66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Cromvoirt</text:p>
          </table:table-cell>
          <table:table-cell table:style-name="ce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19" office:value-type="float">
            <text:p>219</text:p>
          </table:table-cell>
          <table:table-cell table:style-name="TL Data" table:number-columns-repeated="8"/>
          <table:table-cell table:formula="of:=SUM([.C43]+[.E43]+[.G43]+[.I43]+[.K43]+[.M43]+[.O43]+[.Q43]+[.S43]+[.U43]+[.W43]+[.Y43])" ns41:value-type="float" table:style-name="TL Data" office:value-type="float" office:value="233">
            <text:p>233</text:p>
          </table:table-cell>
          <table:table-cell table:formula="of:=SUM([.D43]+[.F43]+[.H43]+[.J43]+[.L43]+[.N43]+[.P43]+[.R43]+[.T43]+[.V43]+[.X43]+[.Z43])" ns41:value-type="float" table:style-name="TL Data" office:value-type="float" office:value="224">
            <text:p>22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271" office:value-type="float">
            <text:p>27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7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Cuijk</text:p>
          </table:table-cell>
          <table:table-cell table:style-name="ce6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table:formula="of:=SUM([.C44]+[.E44]+[.G44]+[.I44]+[.K44]+[.M44]+[.O44]+[.Q44]+[.S44]+[.U44]+[.W44]+[.Y44])" ns41:value-type="float" table:style-name="TL Data" office:value-type="float" office:value="1129">
            <text:p>1129</text:p>
          </table:table-cell>
          <table:table-cell table:formula="of:=SUM([.D44]+[.F44]+[.H44]+[.J44]+[.L44]+[.N44]+[.P44]+[.R44]+[.T44]+[.V44]+[.X44]+[.Z44])" ns41:value-type="float" table:style-name="TL Data" office:value-type="float" office:value="1232">
            <text:p>123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Deurne</text:p>
          </table:table-cell>
          <table:table-cell table:style-name="ce6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493" office:value-type="float">
            <text:p>2493</text:p>
          </table:table-cell>
          <table:table-cell ns41:value-type="float" table:style-name="TL Data" office:value="2334" office:value-type="float">
            <text:p>2334</text:p>
          </table:table-cell>
          <table:table-cell table:style-name="TL Data" table:number-columns-repeated="8"/>
          <table:table-cell table:formula="of:=SUM([.C45]+[.E45]+[.G45]+[.I45]+[.K45]+[.M45]+[.O45]+[.Q45]+[.S45]+[.U45]+[.W45]+[.Y45])" ns41:value-type="float" table:style-name="TL Data" office:value-type="float" office:value="2575">
            <text:p>2575</text:p>
          </table:table-cell>
          <table:table-cell table:formula="of:=SUM([.D45]+[.F45]+[.H45]+[.J45]+[.L45]+[.N45]+[.P45]+[.R45]+[.T45]+[.V45]+[.X45]+[.Z45])" ns41:value-type="float" table:style-name="TL Data" office:value-type="float" office:value="2415">
            <text:p>241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Deursen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39" office:value-type="float">
            <text:p>239</text:p>
          </table:table-cell>
          <table:table-cell table:style-name="TL Data" table:number-columns-repeated="8"/>
          <table:table-cell table:formula="of:=SUM([.C46]+[.E46]+[.G46]+[.I46]+[.K46]+[.M46]+[.O46]+[.Q46]+[.S46]+[.U46]+[.W46]+[.Y46])" ns41:value-type="float" table:style-name="TL Data" office:value-type="float" office:value="213">
            <text:p>213</text:p>
          </table:table-cell>
          <table:table-cell table:formula="of:=SUM([.D46]+[.F46]+[.H46]+[.J46]+[.L46]+[.N46]+[.P46]+[.R46]+[.T46]+[.V46]+[.X46]+[.Z46])" ns41:value-type="float" table:style-name="TL Data" office:value-type="float" office:value="239">
            <text:p>23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Dieden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 table:number-columns-repeated="8"/>
          <table:table-cell table:formula="of:=SUM([.C47]+[.E47]+[.G47]+[.I47]+[.K47]+[.M47]+[.O47]+[.Q47]+[.S47]+[.U47]+[.W47]+[.Y47])" ns41:value-type="float" table:style-name="TL Data" office:value-type="float" office:value="291">
            <text:p>291</text:p>
          </table:table-cell>
          <table:table-cell table:formula="of:=SUM([.D47]+[.F47]+[.H47]+[.J47]+[.L47]+[.N47]+[.P47]+[.R47]+[.T47]+[.V47]+[.X47]+[.Z47])" ns41:value-type="float" table:style-name="TL Data" office:value-type="float" office:value="248">
            <text:p>24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Diessen</text:p>
          </table:table-cell>
          <table:table-cell table:style-name="ce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35" office:value-type="float">
            <text:p>435</text:p>
          </table:table-cell>
          <table:table-cell table:style-name="TL Data" table:number-columns-repeated="8"/>
          <table:table-cell table:formula="of:=SUM([.C48]+[.E48]+[.G48]+[.I48]+[.K48]+[.M48]+[.O48]+[.Q48]+[.S48]+[.U48]+[.W48]+[.Y48])" ns41:value-type="float" table:style-name="TL Data" office:value-type="float" office:value="454">
            <text:p>454</text:p>
          </table:table-cell>
          <table:table-cell table:formula="of:=SUM([.D48]+[.F48]+[.H48]+[.J48]+[.L48]+[.N48]+[.P48]+[.R48]+[.T48]+[.V48]+[.X48]+[.Z48])" ns41:value-type="float" table:style-name="TL Data" office:value-type="float" office:value="436">
            <text:p>43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Dinteloord</text:p>
          </table:table-cell>
          <table:table-cell table:style-name="ce6"/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701" office:value-type="float">
            <text:p>701</text:p>
          </table:table-cell>
          <table:table-cell table:style-name="TL Data" table:number-columns-repeated="4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84" office:value-type="float">
            <text:p>18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544" office:value-type="float">
            <text:p>544</text:p>
          </table:table-cell>
          <table:table-cell table:style-name="TL Data" table:number-columns-repeated="8"/>
          <table:table-cell table:formula="of:=SUM([.C49]+[.E49]+[.G49]+[.I49]+[.K49]+[.M49]+[.O49]+[.Q49]+[.S49]+[.U49]+[.W49]+[.Y49])" ns41:value-type="float" table:style-name="TL Data" office:value-type="float" office:value="1365">
            <text:p>1365</text:p>
          </table:table-cell>
          <table:table-cell table:formula="of:=SUM([.D49]+[.F49]+[.H49]+[.J49]+[.L49]+[.N49]+[.P49]+[.R49]+[.T49]+[.V49]+[.X49]+[.Z49])" ns41:value-type="float" table:style-name="TL Data" office:value-type="float" office:value="1429">
            <text:p>142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Dinther</text:p>
          </table:table-cell>
          <table:table-cell table:style-name="ce6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774" office:value-type="float">
            <text:p>774</text:p>
          </table:table-cell>
          <table:table-cell table:style-name="TL Data" table:number-columns-repeated="8"/>
          <table:table-cell table:formula="of:=SUM([.C50]+[.E50]+[.G50]+[.I50]+[.K50]+[.M50]+[.O50]+[.Q50]+[.S50]+[.U50]+[.W50]+[.Y50])" ns41:value-type="float" table:style-name="TL Data" office:value-type="float" office:value="838">
            <text:p>838</text:p>
          </table:table-cell>
          <table:table-cell table:formula="of:=SUM([.D50]+[.F50]+[.H50]+[.J50]+[.L50]+[.N50]+[.P50]+[.R50]+[.T50]+[.V50]+[.X50]+[.Z50])" ns41:value-type="float" table:style-name="TL Data" office:value-type="float" office:value="806">
            <text:p>80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Dommelen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8"/>
          <table:table-cell table:formula="of:=SUM([.C51]+[.E51]+[.G51]+[.I51]+[.K51]+[.M51]+[.O51]+[.Q51]+[.S51]+[.U51]+[.W51]+[.Y51])" ns41:value-type="float" table:style-name="TL Data" office:value-type="float" office:value="176">
            <text:p>176</text:p>
          </table:table-cell>
          <table:table-cell table:formula="of:=SUM([.D51]+[.F51]+[.H51]+[.J51]+[.L51]+[.N51]+[.P51]+[.R51]+[.T51]+[.V51]+[.X51]+[.Z51])" ns41:value-type="float" table:style-name="TL Data" office:value-type="float" office:value="171">
            <text:p>17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style-name="ce29" table:number-columns-repeated="990"/>
        </table:table-row>
        <table:table-row table:style-name="ro6">
          <table:table-cell ns41:value-type="string" table:style-name="TL RowHeader" office:value-type="string">
            <text:p>Dongen</text:p>
          </table:table-cell>
          <table:table-cell table:style-name="ce6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12"/>
          <table:table-cell ns41:value-type="float" table:style-name="TL Data" office:value="2004" office:value-type="float">
            <text:p>2004</text:p>
          </table:table-cell>
          <table:table-cell ns41:value-type="float" table:style-name="TL Data" office:value="2016" office:value-type="float">
            <text:p>2016</text:p>
          </table:table-cell>
          <table:table-cell table:style-name="TL Data" table:number-columns-repeated="8"/>
          <table:table-cell table:formula="of:=SUM([.C52]+[.E52]+[.G52]+[.I52]+[.K52]+[.M52]+[.O52]+[.Q52]+[.S52]+[.U52]+[.W52]+[.Y52])" ns41:value-type="float" table:style-name="TL Data" office:value-type="float" office:value="2120">
            <text:p>2120</text:p>
          </table:table-cell>
          <table:table-cell table:formula="of:=SUM([.D52]+[.F52]+[.H52]+[.J52]+[.L52]+[.N52]+[.P52]+[.R52]+[.T52]+[.V52]+[.X52]+[.Z52])" ns41:value-type="float" table:style-name="TL Data" office:value-type="float" office:value="2109">
            <text:p>210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style-name="ce29" table:number-columns-repeated="990"/>
        </table:table-row>
        <table:table-row table:style-name="ro6">
          <table:table-cell ns41:value-type="string" table:style-name="TL RowHeader" office:value-type="string">
            <text:p>Drongelen </text:p>
          </table:table-cell>
          <table:table-cell table:style-name="ce6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8" office:value-type="float">
            <text:p>178</text:p>
          </table:table-cell>
          <table:table-cell table:style-name="TL Data" table:number-columns-repeated="4"/>
          <table:table-cell ns41:value-type="float" office:value="18" table:style-name="TL Data" table:number-columns-repeated="2" office:value-type="float">
            <text:p>18</text:p>
          </table:table-cell>
          <table:table-cell table:style-name="TL Data" table:number-columns-repeated="6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table:formula="of:=SUM([.C53]+[.E53]+[.G53]+[.I53]+[.K53]+[.M53]+[.O53]+[.Q53]+[.S53]+[.U53]+[.W53]+[.Y53])" ns41:value-type="float" table:style-name="TL Data" office:value-type="float" office:value="243">
            <text:p>243</text:p>
          </table:table-cell>
          <table:table-cell table:formula="of:=SUM([.D53]+[.F53]+[.H53]+[.J53]+[.L53]+[.N53]+[.P53]+[.R53]+[.T53]+[.V53]+[.X53]+[.Z53])" ns41:value-type="float" table:style-name="TL Data" office:value-type="float" office:value="219">
            <text:p>21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Drunen</text:p>
          </table:table-cell>
          <table:table-cell table:style-name="ce6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1292" office:value-type="float">
            <text:p>1292</text:p>
          </table:table-cell>
          <table:table-cell table:style-name="TL Data" table:number-columns-repeated="8"/>
          <table:table-cell table:formula="of:=SUM([.C54]+[.E54]+[.G54]+[.I54]+[.K54]+[.M54]+[.O54]+[.Q54]+[.S54]+[.U54]+[.W54]+[.Y54])" ns41:value-type="float" table:style-name="TL Data" office:value-type="float" office:value="1491">
            <text:p>1491</text:p>
          </table:table-cell>
          <table:table-cell table:formula="of:=SUM([.D54]+[.F54]+[.H54]+[.J54]+[.L54]+[.N54]+[.P54]+[.R54]+[.T54]+[.V54]+[.X54]+[.Z54])" ns41:value-type="float" table:style-name="TL Data" office:value-type="float" office:value="1332">
            <text:p>133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Duizel 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69" office:value-type="float">
            <text:p>269</text:p>
          </table:table-cell>
          <table:table-cell table:style-name="TL Data" table:number-columns-repeated="8"/>
          <table:table-cell table:formula="of:=SUM([.C55]+[.E55]+[.G55]+[.I55]+[.K55]+[.M55]+[.O55]+[.Q55]+[.S55]+[.U55]+[.W55]+[.Y55])" ns41:value-type="float" table:style-name="TL Data" office:value-type="float" office:value="320">
            <text:p>320</text:p>
          </table:table-cell>
          <table:table-cell table:formula="of:=SUM([.D55]+[.F55]+[.H55]+[.J55]+[.L55]+[.N55]+[.P55]+[.R55]+[.T55]+[.V55]+[.X55]+[.Z55])" ns41:value-type="float" table:style-name="TL Data" office:value-type="float" office:value="269">
            <text:p>26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den Dungen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650" office:value-type="float">
            <text:p>650</text:p>
          </table:table-cell>
          <table:table-cell table:style-name="TL Data" table:number-columns-repeated="8"/>
          <table:table-cell table:formula="of:=SUM([.C56]+[.E56]+[.G56]+[.I56]+[.K56]+[.M56]+[.O56]+[.Q56]+[.S56]+[.U56]+[.W56]+[.Y56])" ns41:value-type="float" table:style-name="TL Data" office:value-type="float" office:value="682">
            <text:p>682</text:p>
          </table:table-cell>
          <table:table-cell table:formula="of:=SUM([.D56]+[.F56]+[.H56]+[.J56]+[.L56]+[.N56]+[.P56]+[.R56]+[.T56]+[.V56]+[.X56]+[.Z56])" ns41:value-type="float" table:style-name="TL Data" office:value-type="float" office:value="650">
            <text:p>65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Dussen</text:p>
          </table:table-cell>
          <table:table-cell table:style-name="ce6"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95" office:value-type="float">
            <text:p>295</text:p>
          </table:table-cell>
          <table:table-cell table:style-name="TL Data" table:number-columns-repeated="4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6"/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819" office:value-type="float">
            <text:p>81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57]+[.E57]+[.G57]+[.I57]+[.K57]+[.M57]+[.O57]+[.Q57]+[.S57]+[.U57]+[.W57]+[.Y57])" ns41:value-type="float" table:style-name="TL Data" office:value-type="float" office:value="1288">
            <text:p>1288</text:p>
          </table:table-cell>
          <table:table-cell table:formula="of:=SUM([.D57]+[.F57]+[.H57]+[.J57]+[.L57]+[.N57]+[.P57]+[.R57]+[.T57]+[.V57]+[.X57]+[.Z57])" ns41:value-type="float" table:style-name="TL Data" office:value-type="float" office:value="1209">
            <text:p>120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Eersel</text:p>
          </table:table-cell>
          <table:table-cell table:style-name="ce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2"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70" office:value-type="float">
            <text:p>470</text:p>
          </table:table-cell>
          <table:table-cell table:style-name="TL Data" table:number-columns-repeated="8"/>
          <table:table-cell table:formula="of:=SUM([.C58]+[.E58]+[.G58]+[.I58]+[.K58]+[.M58]+[.O58]+[.Q58]+[.S58]+[.U58]+[.W58]+[.Y58])" ns41:value-type="float" table:style-name="TL Data" office:value-type="float" office:value="504">
            <text:p>504</text:p>
          </table:table-cell>
          <table:table-cell table:formula="of:=SUM([.D58]+[.F58]+[.H58]+[.J58]+[.L58]+[.N58]+[.P58]+[.R58]+[.T58]+[.V58]+[.X58]+[.Z58])" ns41:value-type="float" table:style-name="TL Data" office:value-type="float" office:value="479">
            <text:p>47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Eindhoven</text:p>
          </table:table-cell>
          <table:table-cell table:style-name="ce6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580" office:value-type="float">
            <text:p>1580</text:p>
          </table:table-cell>
          <table:table-cell ns41:value-type="float" table:style-name="TL Data" office:value="1911" office:value-type="float">
            <text:p>1911</text:p>
          </table:table-cell>
          <table:table-cell table:style-name="TL Data" table:number-columns-repeated="2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59]+[.E59]+[.G59]+[.I59]+[.K59]+[.M59]+[.O59]+[.Q59]+[.S59]+[.U59]+[.W59]+[.Y59])" ns41:value-type="float" table:style-name="TL Data" office:value-type="float" office:value="1738">
            <text:p>1738</text:p>
          </table:table-cell>
          <table:table-cell table:formula="of:=SUM([.D59]+[.F59]+[.H59]+[.J59]+[.L59]+[.N59]+[.P59]+[.R59]+[.T59]+[.V59]+[.X59]+[.Z59])" ns41:value-type="float" table:style-name="TL Data" office:value-type="float" office:value="2046">
            <text:p>204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Empel </text:p>
          </table:table-cell>
          <table:table-cell table:style-name="ce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8"/>
          <table:table-cell table:formula="of:=SUM([.C60]+[.E60]+[.G60]+[.I60]+[.K60]+[.M60]+[.O60]+[.Q60]+[.S60]+[.U60]+[.W60]+[.Y60])" ns41:value-type="float" table:style-name="TL Data" office:value-type="float" office:value="288">
            <text:p>288</text:p>
          </table:table-cell>
          <table:table-cell table:formula="of:=SUM([.D60]+[.F60]+[.H60]+[.J60]+[.L60]+[.N60]+[.P60]+[.R60]+[.T60]+[.V60]+[.X60]+[.Z60])" ns41:value-type="float" table:style-name="TL Data" office:value-type="float" office:value="249">
            <text:p>24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Engelen</text:p>
          </table:table-cell>
          <table:table-cell table:style-name="ce6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 table:number-columns-repeated="8"/>
          <table:table-cell table:formula="of:=SUM([.C61]+[.E61]+[.G61]+[.I61]+[.K61]+[.M61]+[.O61]+[.Q61]+[.S61]+[.U61]+[.W61]+[.Y61])" ns41:value-type="float" table:style-name="TL Data" office:value-type="float" office:value="183">
            <text:p>183</text:p>
          </table:table-cell>
          <table:table-cell table:formula="of:=SUM([.D61]+[.F61]+[.H61]+[.J61]+[.L61]+[.N61]+[.P61]+[.R61]+[.T61]+[.V61]+[.X61]+[.Z61])" ns41:value-type="float" table:style-name="TL Data" office:value-type="float" office:value="245">
            <text:p>24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Erp</text:p>
          </table:table-cell>
          <table:table-cell table:style-name="ce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1104" office:value-type="float">
            <text:p>1104</text:p>
          </table:table-cell>
          <table:table-cell table:style-name="TL Data" table:number-columns-repeated="8"/>
          <table:table-cell table:formula="of:=SUM([.C62]+[.E62]+[.G62]+[.I62]+[.K62]+[.M62]+[.O62]+[.Q62]+[.S62]+[.U62]+[.W62]+[.Y62])" ns41:value-type="float" table:style-name="TL Data" office:value-type="float" office:value="1156">
            <text:p>1156</text:p>
          </table:table-cell>
          <table:table-cell table:formula="of:=SUM([.D62]+[.F62]+[.H62]+[.J62]+[.L62]+[.N62]+[.P62]+[.R62]+[.T62]+[.V62]+[.X62]+[.Z62])" ns41:value-type="float" table:style-name="TL Data" office:value-type="float" office:value="1112">
            <text:p>111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Esch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44" office:value-type="float">
            <text:p>244</text:p>
          </table:table-cell>
          <table:table-cell table:style-name="TL Data" table:number-columns-repeated="8"/>
          <table:table-cell table:formula="of:=SUM([.C63]+[.E63]+[.G63]+[.I63]+[.K63]+[.M63]+[.O63]+[.Q63]+[.S63]+[.U63]+[.W63]+[.Y63])" ns41:value-type="float" table:style-name="TL Data" office:value-type="float" office:value="232">
            <text:p>232</text:p>
          </table:table-cell>
          <table:table-cell table:formula="of:=SUM([.D63]+[.F63]+[.H63]+[.J63]+[.L63]+[.N63]+[.P63]+[.R63]+[.T63]+[.V63]+[.X63]+[.Z63])" ns41:value-type="float" table:style-name="TL Data" office:value-type="float" office:value="244">
            <text:p>24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Escharen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06" office:value-type="float">
            <text:p>506</text:p>
          </table:table-cell>
          <table:table-cell table:style-name="TL Data" table:number-columns-repeated="8"/>
          <table:table-cell table:formula="of:=SUM([.C64]+[.E64]+[.G64]+[.I64]+[.K64]+[.M64]+[.O64]+[.Q64]+[.S64]+[.U64]+[.W64]+[.Y64])" ns41:value-type="float" table:style-name="TL Data" office:value-type="float" office:value="527">
            <text:p>527</text:p>
          </table:table-cell>
          <table:table-cell table:formula="of:=SUM([.D64]+[.F64]+[.H64]+[.J64]+[.L64]+[.N64]+[.P64]+[.R64]+[.T64]+[.V64]+[.X64]+[.Z64])" ns41:value-type="float" table:style-name="TL Data" office:value-type="float" office:value="506">
            <text:p>50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Etten c.a.</text:p>
          </table:table-cell>
          <table:table-cell table:style-name="ce6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 table:number-columns-repeated="12"/>
          <table:table-cell ns41:value-type="float" table:style-name="TL Data" office:value="2670" office:value-type="float">
            <text:p>2670</text:p>
          </table:table-cell>
          <table:table-cell ns41:value-type="float" table:style-name="TL Data" office:value="2742" office:value-type="float">
            <text:p>274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formula="of:=SUM([.C65]+[.E65]+[.G65]+[.I65]+[.K65]+[.M65]+[.O65]+[.Q65]+[.S65]+[.U65]+[.W65]+[.Y65])" ns41:value-type="float" table:style-name="TL Data" office:value-type="float" office:value="2859">
            <text:p>2859</text:p>
          </table:table-cell>
          <table:table-cell table:formula="of:=SUM([.D65]+[.F65]+[.H65]+[.J65]+[.L65]+[.N65]+[.P65]+[.R65]+[.T65]+[.V65]+[.X65]+[.Z65])" ns41:value-type="float" table:style-name="TL Data" office:value-type="float" office:value="2934">
            <text:p>293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Fijnaart </text:p>
          </table:table-cell>
          <table:table-cell table:style-name="ce6"/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1037" office:value-type="float">
            <text:p>1037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44" office:value-type="float">
            <text:p>54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table:formula="of:=SUM([.C66]+[.E66]+[.G66]+[.I66]+[.K66]+[.M66]+[.O66]+[.Q66]+[.S66]+[.U66]+[.W66]+[.Y66])" ns41:value-type="float" table:style-name="TL Data" office:value-type="float" office:value="1550">
            <text:p>1550</text:p>
          </table:table-cell>
          <table:table-cell table:formula="of:=SUM([.D66]+[.F66]+[.H66]+[.J66]+[.L66]+[.N66]+[.P66]+[.R66]+[.T66]+[.V66]+[.X66]+[.Z66])" ns41:value-type="float" table:style-name="TL Data" office:value-type="float" office:value="1599">
            <text:p>159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Gassel</text:p>
          </table:table-cell>
          <table:table-cell table:style-name="ce6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72" office:value-type="float">
            <text:p>272</text:p>
          </table:table-cell>
          <table:table-cell table:style-name="TL Data" table:number-columns-repeated="22"/>
          <table:table-cell table:formula="of:=SUM([.C67]+[.E67]+[.G67]+[.I67]+[.K67]+[.M67]+[.O67]+[.Q67]+[.S67]+[.U67]+[.W67]+[.Y67])" ns41:value-type="float" table:style-name="TL Data" office:value-type="float" office:value="292">
            <text:p>292</text:p>
          </table:table-cell>
          <table:table-cell table:formula="of:=SUM([.D67]+[.F67]+[.H67]+[.J67]+[.L67]+[.N67]+[.P67]+[.R67]+[.T67]+[.V67]+[.X67]+[.Z67])" ns41:value-type="float" table:style-name="TL Data" office:value-type="float" office:value="272">
            <text:p>27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Geertruidenberg</text:p>
          </table:table-cell>
          <table:table-cell table:style-name="ce6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22" office:value-type="float">
            <text:p>22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715" office:value-type="float">
            <text:p>715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68]+[.E68]+[.G68]+[.I68]+[.K68]+[.M68]+[.O68]+[.Q68]+[.S68]+[.U68]+[.W68]+[.Y68])" ns41:value-type="float" table:style-name="TL Data" office:value-type="float" office:value="923">
            <text:p>923</text:p>
          </table:table-cell>
          <table:table-cell table:formula="of:=SUM([.D68]+[.F68]+[.H68]+[.J68]+[.L68]+[.N68]+[.P68]+[.R68]+[.T68]+[.V68]+[.X68]+[.Z68])" ns41:value-type="float" table:style-name="TL Data" office:value-type="float" office:value="961">
            <text:p>96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Geffen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62" office:value-type="float">
            <text:p>66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69]+[.E69]+[.G69]+[.I69]+[.K69]+[.M69]+[.O69]+[.Q69]+[.S69]+[.U69]+[.W69]+[.Y69])" ns41:value-type="float" table:style-name="TL Data" office:value-type="float" office:value="656">
            <text:p>656</text:p>
          </table:table-cell>
          <table:table-cell table:formula="of:=SUM([.D69]+[.F69]+[.H69]+[.J69]+[.L69]+[.N69]+[.P69]+[.R69]+[.T69]+[.V69]+[.X69]+[.Z69])" ns41:value-type="float" table:style-name="TL Data" office:value-type="float" office:value="663">
            <text:p>66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Geldrop</text:p>
          </table:table-cell>
          <table:table-cell table:style-name="ce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1232" office:value-type="float">
            <text:p>1232</text:p>
          </table:table-cell>
          <table:table-cell table:style-name="TL Data" table:number-columns-repeated="8"/>
          <table:table-cell table:formula="of:=SUM([.C70]+[.E70]+[.G70]+[.I70]+[.K70]+[.M70]+[.O70]+[.Q70]+[.S70]+[.U70]+[.W70]+[.Y70])" ns41:value-type="float" table:style-name="TL Data" office:value-type="float" office:value="1183">
            <text:p>1183</text:p>
          </table:table-cell>
          <table:table-cell table:formula="of:=SUM([.D70]+[.F70]+[.H70]+[.J70]+[.L70]+[.N70]+[.P70]+[.R70]+[.T70]+[.V70]+[.X70]+[.Z70])" ns41:value-type="float" table:style-name="TL Data" office:value-type="float" office:value="1255">
            <text:p>125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Gemert</text:p>
          </table:table-cell>
          <table:table-cell table:style-name="ce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468" office:value-type="float">
            <text:p>2468</text:p>
          </table:table-cell>
          <table:table-cell ns41:value-type="float" table:style-name="TL Data" office:value="2471" office:value-type="float">
            <text:p>2471</text:p>
          </table:table-cell>
          <table:table-cell table:style-name="TL Data" table:number-columns-repeated="8"/>
          <table:table-cell table:formula="of:=SUM([.C71]+[.E71]+[.G71]+[.I71]+[.K71]+[.M71]+[.O71]+[.Q71]+[.S71]+[.U71]+[.W71]+[.Y71])" ns41:value-type="float" table:style-name="TL Data" office:value-type="float" office:value="2472">
            <text:p>2472</text:p>
          </table:table-cell>
          <table:table-cell table:formula="of:=SUM([.D71]+[.F71]+[.H71]+[.J71]+[.L71]+[.N71]+[.P71]+[.R71]+[.T71]+[.V71]+[.X71]+[.Z71])" ns41:value-type="float" table:style-name="TL Data" office:value-type="float" office:value="2472">
            <text:p>247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Gestel en Blaarthem</text:p>
          </table:table-cell>
          <table:table-cell table:style-name="ce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1048" office:value-type="float">
            <text:p>1048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72]+[.E72]+[.G72]+[.I72]+[.K72]+[.M72]+[.O72]+[.Q72]+[.S72]+[.U72]+[.W72]+[.Y72])" ns41:value-type="float" table:style-name="TL Data" office:value-type="float" office:value="1090">
            <text:p>1090</text:p>
          </table:table-cell>
          <table:table-cell table:formula="of:=SUM([.D72]+[.F72]+[.H72]+[.J72]+[.L72]+[.N72]+[.P72]+[.R72]+[.T72]+[.V72]+[.X72]+[.Z72])" ns41:value-type="float" table:style-name="TL Data" office:value-type="float" office:value="1075">
            <text:p>107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Giessen</text:p>
          </table:table-cell>
          <table:table-cell table:style-name="ce6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 table:number-columns-repeated="4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table:formula="of:=SUM([.C73]+[.E73]+[.G73]+[.I73]+[.K73]+[.M73]+[.O73]+[.Q73]+[.S73]+[.U73]+[.W73]+[.Y73])" ns41:value-type="float" table:style-name="TL Data" office:value-type="float" office:value="246">
            <text:p>246</text:p>
          </table:table-cell>
          <table:table-cell table:formula="of:=SUM([.D73]+[.F73]+[.H73]+[.J73]+[.L73]+[.N73]+[.P73]+[.R73]+[.T73]+[.V73]+[.X73]+[.Z73])" ns41:value-type="float" table:style-name="TL Data" office:value-type="float" office:value="218">
            <text:p>21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Gilze c.a.</text:p>
          </table:table-cell>
          <table:table-cell table:style-name="ce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1482" office:value-type="float">
            <text:p>1482</text:p>
          </table:table-cell>
          <table:table-cell ns41:value-type="float" table:style-name="TL Data" office:value="1363" office:value-type="float">
            <text:p>1363</text:p>
          </table:table-cell>
          <table:table-cell table:style-name="TL Data" table:number-columns-repeated="8"/>
          <table:table-cell table:formula="of:=SUM([.C74]+[.E74]+[.G74]+[.I74]+[.K74]+[.M74]+[.O74]+[.Q74]+[.S74]+[.U74]+[.W74]+[.Y74])" ns41:value-type="float" table:style-name="TL Data" office:value-type="float" office:value="1490">
            <text:p>1490</text:p>
          </table:table-cell>
          <table:table-cell table:formula="of:=SUM([.D74]+[.F74]+[.H74]+[.J74]+[.L74]+[.N74]+[.P74]+[.R74]+[.T74]+[.V74]+[.X74]+[.Z74])" ns41:value-type="float" table:style-name="TL Data" office:value-type="float" office:value="1371">
            <text:p>137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Ginneken</text:p>
          </table:table-cell>
          <table:table-cell table:style-name="ce6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074" office:value-type="float">
            <text:p>2074</text:p>
          </table:table-cell>
          <table:table-cell ns41:value-type="float" table:style-name="TL Data" office:value="2002" office:value-type="float">
            <text:p>200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SUM([.C75]+[.E75]+[.G75]+[.I75]+[.K75]+[.M75]+[.O75]+[.Q75]+[.S75]+[.U75]+[.W75]+[.Y75])" ns41:value-type="float" table:style-name="TL Data" office:value-type="float" office:value="2195">
            <text:p>2195</text:p>
          </table:table-cell>
          <table:table-cell table:formula="of:=SUM([.D75]+[.F75]+[.H75]+[.J75]+[.L75]+[.N75]+[.P75]+[.R75]+[.T75]+[.V75]+[.X75]+[.Z75])" ns41:value-type="float" table:style-name="TL Data" office:value-type="float" office:value="2155">
            <text:p>215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Goirle</text:p>
          </table:table-cell>
          <table:table-cell table:style-name="ce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831" office:value-type="float">
            <text:p>831</text:p>
          </table:table-cell>
          <table:table-cell table:style-name="TL Data" table:number-columns-repeated="8"/>
          <table:table-cell table:formula="of:=SUM([.C76]+[.E76]+[.G76]+[.I76]+[.K76]+[.M76]+[.O76]+[.Q76]+[.S76]+[.U76]+[.W76]+[.Y76])" ns41:value-type="float" table:style-name="TL Data" office:value-type="float" office:value="915">
            <text:p>915</text:p>
          </table:table-cell>
          <table:table-cell table:formula="of:=SUM([.D76]+[.F76]+[.H76]+[.J76]+[.L76]+[.N76]+[.P76]+[.R76]+[.T76]+[.V76]+[.X76]+[.Z76])" ns41:value-type="float" table:style-name="TL Data" office:value-type="float" office:value="838">
            <text:p>8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Grave</text:p>
          </table:table-cell>
          <table:table-cell table:style-name="ce6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07" office:value-type="float">
            <text:p>1207</text:p>
          </table:table-cell>
          <table:table-cell ns41:value-type="float" table:style-name="TL Data" office:value="1267" office:value-type="float">
            <text:p>1267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C77]+[.E77]+[.G77]+[.I77]+[.K77]+[.M77]+[.O77]+[.Q77]+[.S77]+[.U77]+[.W77]+[.Y77])" ns41:value-type="float" table:style-name="TL Data" office:value-type="float" office:value="1363">
            <text:p>1363</text:p>
          </table:table-cell>
          <table:table-cell table:formula="of:=SUM([.D77]+[.F77]+[.H77]+[.J77]+[.L77]+[.N77]+[.P77]+[.R77]+[.T77]+[.V77]+[.X77]+[.Z77])" ns41:value-type="float" table:style-name="TL Data" office:value-type="float" office:value="1389">
            <text:p>138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 Gravemoer</text:p>
          </table:table-cell>
          <table:table-cell table:style-name="ce6"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66" office:value-type="float">
            <text:p>366</text:p>
          </table:table-cell>
          <table:table-cell table:style-name="TL Data" table:number-columns-repeated="4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6" office:value-type="float">
            <text:p>156</text:p>
          </table:table-cell>
          <table:table-cell table:style-name="TL Data" table:number-columns-repeated="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SUM([.C78]+[.E78]+[.G78]+[.I78]+[.K78]+[.M78]+[.O78]+[.Q78]+[.S78]+[.U78]+[.W78]+[.Y78])" ns41:value-type="float" table:style-name="TL Data" office:value-type="float" office:value="536">
            <text:p>536</text:p>
          </table:table-cell>
          <table:table-cell table:formula="of:=SUM([.D78]+[.F78]+[.H78]+[.J78]+[.L78]+[.N78]+[.P78]+[.R78]+[.T78]+[.V78]+[.X78]+[.Z78])" ns41:value-type="float" table:style-name="TL Data" office:value-type="float" office:value="539">
            <text:p>53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aaren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687" office:value-type="float">
            <text:p>687</text:p>
          </table:table-cell>
          <table:table-cell table:style-name="TL Data" table:number-columns-repeated="8"/>
          <table:table-cell table:formula="of:=SUM([.C79]+[.E79]+[.G79]+[.I79]+[.K79]+[.M79]+[.O79]+[.Q79]+[.S79]+[.U79]+[.W79]+[.Y79])" ns41:value-type="float" table:style-name="TL Data" office:value-type="float" office:value="850">
            <text:p>850</text:p>
          </table:table-cell>
          <table:table-cell table:formula="of:=SUM([.D79]+[.F79]+[.H79]+[.J79]+[.L79]+[.N79]+[.P79]+[.R79]+[.T79]+[.V79]+[.X79]+[.Z79])" ns41:value-type="float" table:style-name="TL Data" office:value-type="float" office:value="687">
            <text:p>68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alsteren</text:p>
          </table:table-cell>
          <table:table-cell table:style-name="ce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2"/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1372" office:value-type="float">
            <text:p>1372</text:p>
          </table:table-cell>
          <table:table-cell table:style-name="TL Data" table:number-columns-repeated="8"/>
          <table:table-cell table:formula="of:=SUM([.C80]+[.E80]+[.G80]+[.I80]+[.K80]+[.M80]+[.O80]+[.Q80]+[.S80]+[.U80]+[.W80]+[.Y80])" ns41:value-type="float" table:style-name="TL Data" office:value-type="float" office:value="1455">
            <text:p>1455</text:p>
          </table:table-cell>
          <table:table-cell table:formula="of:=SUM([.D80]+[.F80]+[.H80]+[.J80]+[.L80]+[.N80]+[.P80]+[.R80]+[.T80]+[.V80]+[.X80]+[.Z80])" ns41:value-type="float" table:style-name="TL Data" office:value-type="float" office:value="1383">
            <text:p>138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aps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37" office:value-type="float">
            <text:p>437</text:p>
          </table:table-cell>
          <table:table-cell table:style-name="TL Data" table:number-columns-repeated="8"/>
          <table:table-cell table:formula="of:=SUM([.C81]+[.E81]+[.G81]+[.I81]+[.K81]+[.M81]+[.O81]+[.Q81]+[.S81]+[.U81]+[.W81]+[.Y81])" ns41:value-type="float" table:style-name="TL Data" office:value-type="float" office:value="438">
            <text:p>438</text:p>
          </table:table-cell>
          <table:table-cell table:formula="of:=SUM([.D81]+[.F81]+[.H81]+[.J81]+[.L81]+[.N81]+[.P81]+[.R81]+[.T81]+[.V81]+[.X81]+[.Z81])" ns41:value-type="float" table:style-name="TL Data" office:value-type="float" office:value="437">
            <text:p>43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edikhuizen</text:p>
          </table:table-cell>
          <table:table-cell table:style-name="ce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 table:number-columns-repeated="8"/>
          <table:table-cell table:formula="of:=SUM([.C82]+[.E82]+[.G82]+[.I82]+[.K82]+[.M82]+[.O82]+[.Q82]+[.S82]+[.U82]+[.W82]+[.Y82])" ns41:value-type="float" table:style-name="TL Data" office:value-type="float" office:value="579">
            <text:p>579</text:p>
          </table:table-cell>
          <table:table-cell table:formula="of:=SUM([.D82]+[.F82]+[.H82]+[.J82]+[.L82]+[.N82]+[.P82]+[.R82]+[.T82]+[.V82]+[.X82]+[.Z82])" ns41:value-type="float" table:style-name="TL Data" office:value-type="float" office:value="521">
            <text:p>52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eesbeen </text:p>
          </table:table-cell>
          <table:table-cell table:style-name="ce6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76" office:value-type="float">
            <text:p>276</text:p>
          </table:table-cell>
          <table:table-cell table:style-name="TL Data" table:number-columns-repeated="4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8"/>
          <table:table-cell table:formula="of:=SUM([.C83]+[.E83]+[.G83]+[.I83]+[.K83]+[.M83]+[.O83]+[.Q83]+[.S83]+[.U83]+[.W83]+[.Y83])" ns41:value-type="float" table:style-name="TL Data" office:value-type="float" office:value="531">
            <text:p>531</text:p>
          </table:table-cell>
          <table:table-cell table:formula="of:=SUM([.D83]+[.F83]+[.H83]+[.J83]+[.L83]+[.N83]+[.P83]+[.R83]+[.T83]+[.V83]+[.X83]+[.Z83])" ns41:value-type="float" table:style-name="TL Data" office:value-type="float" office:value="474">
            <office:annotation draw:style-name="gr1" svg:height="1.957cm" draw:caption-point-y="0.167cm" svg:width="3.583cm" svg:x="51.851cm" draw:caption-point-x="-19.757cm" svg:y="38.736cm" draw:text-style-name="P1">
              <dc:creator>CDM</dc:creator>
              <dc:date>2014-12-12T00:00:00</dc:date>
              <text:p text:style-name="P1"><text:span text:style-name="T1">446</text:span></text:p>
              <text:p text:style-name="P1"><text:span text:style-name="T1"/></text:p>
            </office:annotation>
            <text:p>47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2" office:value-type="float">
            <text:p>272</text:p>
          </table:table-cell>
          <table:table-cell ns41:value-type="float" table:style-name="ce39" office:value="273" office:value-type="float">
            <text:p>273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8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eesch</text:p>
          </table:table-cell>
          <table:table-cell table:style-name="ce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1039" office:value-type="float">
            <text:p>103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SUM([.C84]+[.E84]+[.G84]+[.I84]+[.K84]+[.M84]+[.O84]+[.Q84]+[.S84]+[.U84]+[.W84]+[.Y84])" ns41:value-type="float" table:style-name="TL Data" office:value-type="float" office:value="1132">
            <text:p>1132</text:p>
          </table:table-cell>
          <table:table-cell table:formula="of:=SUM([.D84]+[.F84]+[.H84]+[.J84]+[.L84]+[.N84]+[.P84]+[.R84]+[.T84]+[.V84]+[.X84]+[.Z84])" ns41:value-type="float" table:style-name="TL Data" office:value-type="float" office:value="1044">
            <text:p>104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eeswijk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482" office:value-type="float">
            <text:p>482</text:p>
          </table:table-cell>
          <table:table-cell table:style-name="TL Data" table:number-columns-repeated="8"/>
          <table:table-cell table:formula="of:=SUM([.C85]+[.E85]+[.G85]+[.I85]+[.K85]+[.M85]+[.O85]+[.Q85]+[.S85]+[.U85]+[.W85]+[.Y85])" ns41:value-type="float" table:style-name="TL Data" office:value-type="float" office:value="556">
            <text:p>556</text:p>
          </table:table-cell>
          <table:table-cell table:formula="of:=SUM([.D85]+[.F85]+[.H85]+[.J85]+[.L85]+[.N85]+[.P85]+[.R85]+[.T85]+[.V85]+[.X85]+[.Z85])" ns41:value-type="float" table:style-name="TL Data" office:value-type="float" office:value="484">
            <text:p>48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eeze</text:p>
          </table:table-cell>
          <table:table-cell table:style-name="ce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12"/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826" office:value-type="float">
            <text:p>826</text:p>
          </table:table-cell>
          <table:table-cell table:style-name="TL Data" table:number-columns-repeated="8"/>
          <table:table-cell table:formula="of:=SUM([.C86]+[.E86]+[.G86]+[.I86]+[.K86]+[.M86]+[.O86]+[.Q86]+[.S86]+[.U86]+[.W86]+[.Y86])" ns41:value-type="float" table:style-name="TL Data" office:value-type="float" office:value="933">
            <text:p>933</text:p>
          </table:table-cell>
          <table:table-cell table:formula="of:=SUM([.D86]+[.F86]+[.H86]+[.J86]+[.L86]+[.N86]+[.P86]+[.R86]+[.T86]+[.V86]+[.X86]+[.Z86])" ns41:value-type="float" table:style-name="TL Data" office:value-type="float" office:value="854">
            <text:p>85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elmond</text:p>
          </table:table-cell>
          <table:table-cell table:style-name="ce6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3" table:style-name="TL Data" table:number-columns-repeated="4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452" office:value-type="float">
            <text:p>3452</text:p>
          </table:table-cell>
          <table:table-cell ns41:value-type="float" table:style-name="TL Data" office:value="3553" office:value-type="float">
            <text:p>355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formula="of:=SUM([.C87]+[.E87]+[.G87]+[.I87]+[.K87]+[.M87]+[.O87]+[.Q87]+[.S87]+[.U87]+[.W87]+[.Y87])" ns41:value-type="float" table:style-name="TL Data" office:value-type="float" office:value="3637">
            <text:p>3637</text:p>
          </table:table-cell>
          <table:table-cell table:formula="of:=SUM([.D87]+[.F87]+[.H87]+[.J87]+[.L87]+[.N87]+[.P87]+[.R87]+[.T87]+[.V87]+[.X87]+[.Z87])" ns41:value-type="float" table:style-name="TL Data" office:value-type="float" office:value="3729">
            <text:p>372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elvoirt</text:p>
          </table:table-cell>
          <table:table-cell table:style-name="ce6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12"/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38" office:value-type="float">
            <text:p>638</text:p>
          </table:table-cell>
          <table:table-cell table:style-name="TL Data" table:number-columns-repeated="8"/>
          <table:table-cell table:formula="of:=SUM([.C88]+[.E88]+[.G88]+[.I88]+[.K88]+[.M88]+[.O88]+[.Q88]+[.S88]+[.U88]+[.W88]+[.Y88])" ns41:value-type="float" table:style-name="TL Data" office:value-type="float" office:value="727">
            <text:p>727</text:p>
          </table:table-cell>
          <table:table-cell table:formula="of:=SUM([.D88]+[.F88]+[.H88]+[.J88]+[.L88]+[.N88]+[.P88]+[.R88]+[.T88]+[.V88]+[.X88]+[.Z88])" ns41:value-type="float" table:style-name="TL Data" office:value-type="float" office:value="696">
            <text:p>69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erpen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793" office:value-type="float">
            <text:p>793</text:p>
          </table:table-cell>
          <table:table-cell table:style-name="TL Data" table:number-columns-repeated="8"/>
          <table:table-cell table:formula="of:=SUM([.C89]+[.E89]+[.G89]+[.I89]+[.K89]+[.M89]+[.O89]+[.Q89]+[.S89]+[.U89]+[.W89]+[.Y89])" ns41:value-type="float" table:style-name="TL Data" office:value-type="float" office:value="845">
            <text:p>845</text:p>
          </table:table-cell>
          <table:table-cell table:formula="of:=SUM([.D89]+[.F89]+[.H89]+[.J89]+[.L89]+[.N89]+[.P89]+[.R89]+[.T89]+[.V89]+[.X89]+[.Z89])" ns41:value-type="float" table:style-name="TL Data" office:value-type="float" office:value="793">
            <text:p>79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erpt c.a.</text:p>
          </table:table-cell>
          <table:table-cell table:style-name="ce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2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02" office:value-type="float">
            <text:p>202</text:p>
          </table:table-cell>
          <table:table-cell table:style-name="TL Data" table:number-columns-repeated="8"/>
          <table:table-cell table:formula="of:=SUM([.C90]+[.E90]+[.G90]+[.I90]+[.K90]+[.M90]+[.O90]+[.Q90]+[.S90]+[.U90]+[.W90]+[.Y90])" ns41:value-type="float" table:style-name="TL Data" office:value-type="float" office:value="263">
            <text:p>263</text:p>
          </table:table-cell>
          <table:table-cell table:formula="of:=SUM([.D90]+[.F90]+[.H90]+[.J90]+[.L90]+[.N90]+[.P90]+[.R90]+[.T90]+[.V90]+[.X90]+[.Z90])" ns41:value-type="float" table:style-name="TL Data" office:value-type="float" office:value="213">
            <text:p>21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eusden</text:p>
          </table:table-cell>
          <table:table-cell table:style-name="ce6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623" office:value-type="float">
            <text:p>623</text:p>
          </table:table-cell>
          <table:table-cell table:style-name="TL Data" table:number-columns-repeated="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C91]+[.E91]+[.G91]+[.I91]+[.K91]+[.M91]+[.O91]+[.Q91]+[.S91]+[.U91]+[.W91]+[.Y91])" ns41:value-type="float" table:style-name="TL Data" office:value-type="float" office:value="890">
            <text:p>890</text:p>
          </table:table-cell>
          <table:table-cell table:formula="of:=SUM([.D91]+[.F91]+[.H91]+[.J91]+[.L91]+[.N91]+[.P91]+[.R91]+[.T91]+[.V91]+[.X91]+[.Z91])" ns41:value-type="float" table:style-name="TL Data" office:value-type="float" office:value="1080">
            <text:p>108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ilvarenbeek</text:p>
          </table:table-cell>
          <table:table-cell table:style-name="ce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2"/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1045" office:value-type="float">
            <text:p>104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92]+[.E92]+[.G92]+[.I92]+[.K92]+[.M92]+[.O92]+[.Q92]+[.S92]+[.U92]+[.W92]+[.Y92])" ns41:value-type="float" table:style-name="TL Data" office:value-type="float" office:value="1204">
            <text:p>1204</text:p>
          </table:table-cell>
          <table:table-cell table:formula="of:=SUM([.D92]+[.F92]+[.H92]+[.J92]+[.L92]+[.N92]+[.P92]+[.R92]+[.T92]+[.V92]+[.X92]+[.Z92])" ns41:value-type="float" table:style-name="TL Data" office:value-type="float" office:value="1067">
            <text:p>106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oeven c.a.</text:p>
          </table:table-cell>
          <table:table-cell table:style-name="ce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1338" office:value-type="float">
            <text:p>1338</text:p>
          </table:table-cell>
          <table:table-cell ns41:value-type="float" table:style-name="TL Data" office:value="1165" office:value-type="float">
            <text:p>1165</text:p>
          </table:table-cell>
          <table:table-cell table:style-name="TL Data" table:number-columns-repeated="8"/>
          <table:table-cell table:formula="of:=SUM([.C93]+[.E93]+[.G93]+[.I93]+[.K93]+[.M93]+[.O93]+[.Q93]+[.S93]+[.U93]+[.W93]+[.Y93])" ns41:value-type="float" table:style-name="TL Data" office:value-type="float" office:value="1346">
            <text:p>1346</text:p>
          </table:table-cell>
          <table:table-cell table:formula="of:=SUM([.D93]+[.F93]+[.H93]+[.J93]+[.L93]+[.N93]+[.P93]+[.R93]+[.T93]+[.V93]+[.X93]+[.Z93])" ns41:value-type="float" table:style-name="TL Data" office:value-type="float" office:value="1170">
            <text:p>117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oogeloon</text:p>
          </table:table-cell>
          <table:table-cell table:style-name="ce6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615" office:value-type="float">
            <text:p>615</text:p>
          </table:table-cell>
          <table:table-cell table:style-name="TL Data" table:number-columns-repeated="8"/>
          <table:table-cell table:formula="of:=SUM([.C94]+[.E94]+[.G94]+[.I94]+[.K94]+[.M94]+[.O94]+[.Q94]+[.S94]+[.U94]+[.W94]+[.Y94])" ns41:value-type="float" table:style-name="TL Data" office:value-type="float" office:value="704">
            <text:p>704</text:p>
          </table:table-cell>
          <table:table-cell table:formula="of:=SUM([.D94]+[.F94]+[.H94]+[.J94]+[.L94]+[.N94]+[.P94]+[.R94]+[.T94]+[.V94]+[.X94]+[.Z94])" ns41:value-type="float" table:style-name="TL Data" office:value-type="float" office:value="651">
            <text:p>65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oogemierde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603" office:value-type="float">
            <text:p>603</text:p>
          </table:table-cell>
          <table:table-cell table:style-name="TL Data" table:number-columns-repeated="8"/>
          <table:table-cell table:formula="of:=SUM([.C95]+[.E95]+[.G95]+[.I95]+[.K95]+[.M95]+[.O95]+[.Q95]+[.S95]+[.U95]+[.W95]+[.Y95])" ns41:value-type="float" table:style-name="TL Data" office:value-type="float" office:value="650">
            <text:p>650</text:p>
          </table:table-cell>
          <table:table-cell table:formula="of:=SUM([.D95]+[.F95]+[.H95]+[.J95]+[.L95]+[.N95]+[.P95]+[.R95]+[.T95]+[.V95]+[.X95]+[.Z95])" ns41:value-type="float" table:style-name="TL Data" office:value-type="float" office:value="603">
            <text:p>60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uibergen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244" office:value-type="float">
            <text:p>244</text:p>
          </table:table-cell>
          <table:table-cell table:style-name="TL Data" table:number-columns-repeated="8"/>
          <table:table-cell table:formula="of:=SUM([.C96]+[.E96]+[.G96]+[.I96]+[.K96]+[.M96]+[.O96]+[.Q96]+[.S96]+[.U96]+[.W96]+[.Y96])" ns41:value-type="float" table:style-name="TL Data" office:value-type="float" office:value="469">
            <text:p>469</text:p>
          </table:table-cell>
          <table:table-cell table:formula="of:=SUM([.D96]+[.F96]+[.H96]+[.J96]+[.L96]+[.N96]+[.P96]+[.R96]+[.T96]+[.V96]+[.X96]+[.Z96])" ns41:value-type="float" table:style-name="TL Data" office:value-type="float" office:value="244">
            <text:p>24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Huiseling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13" office:value-type="float">
            <text:p>313</text:p>
          </table:table-cell>
          <table:table-cell table:style-name="TL Data" table:number-columns-repeated="8"/>
          <table:table-cell table:formula="of:=SUM([.C97]+[.E97]+[.G97]+[.I97]+[.K97]+[.M97]+[.O97]+[.Q97]+[.S97]+[.U97]+[.W97]+[.Y97])" ns41:value-type="float" table:style-name="TL Data" office:value-type="float" office:value="309">
            <text:p>309</text:p>
          </table:table-cell>
          <table:table-cell table:formula="of:=SUM([.D97]+[.F97]+[.H97]+[.J97]+[.L97]+[.N97]+[.P97]+[.R97]+[.T97]+[.V97]+[.X97]+[.Z97])" ns41:value-type="float" table:style-name="TL Data" office:value-type="float" office:value="313">
            <text:p>31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Klundert</text:p>
          </table:table-cell>
          <table:table-cell table:style-name="ce6"/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926" office:value-type="float">
            <text:p>926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609" office:value-type="float">
            <text:p>60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C98]+[.E98]+[.G98]+[.I98]+[.K98]+[.M98]+[.O98]+[.Q98]+[.S98]+[.U98]+[.W98]+[.Y98])" ns41:value-type="float" table:style-name="TL Data" office:value-type="float" office:value="1562">
            <text:p>1562</text:p>
          </table:table-cell>
          <table:table-cell table:formula="of:=SUM([.D98]+[.F98]+[.H98]+[.J98]+[.L98]+[.N98]+[.P98]+[.R98]+[.T98]+[.V98]+[.X98]+[.Z98])" ns41:value-type="float" table:style-name="TL Data" office:value-type="float" office:value="1589">
            <text:p>158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eende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659" office:value-type="float">
            <text:p>659</text:p>
          </table:table-cell>
          <table:table-cell table:style-name="TL Data" table:number-columns-repeated="8"/>
          <table:table-cell table:formula="of:=SUM([.C99]+[.E99]+[.G99]+[.I99]+[.K99]+[.M99]+[.O99]+[.Q99]+[.S99]+[.U99]+[.W99]+[.Y99])" ns41:value-type="float" table:style-name="TL Data" office:value-type="float" office:value="710">
            <text:p>710</text:p>
          </table:table-cell>
          <table:table-cell table:formula="of:=SUM([.D99]+[.F99]+[.H99]+[.J99]+[.L99]+[.N99]+[.P99]+[.R99]+[.T99]+[.V99]+[.X99]+[.Z99])" ns41:value-type="float" table:style-name="TL Data" office:value-type="float" office:value="659">
            <text:p>65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iempde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698" office:value-type="float">
            <text:p>698</text:p>
          </table:table-cell>
          <table:table-cell table:style-name="TL Data" table:number-columns-repeated="8"/>
          <table:table-cell table:formula="of:=SUM([.C100]+[.E100]+[.G100]+[.I100]+[.K100]+[.M100]+[.O100]+[.Q100]+[.S100]+[.U100]+[.W100]+[.Y100])" ns41:value-type="float" table:style-name="TL Data" office:value-type="float" office:value="724">
            <text:p>724</text:p>
          </table:table-cell>
          <table:table-cell table:formula="of:=SUM([.D100]+[.F100]+[.H100]+[.J100]+[.L100]+[.N100]+[.P100]+[.R100]+[.T100]+[.V100]+[.X100]+[.Z100])" ns41:value-type="float" table:style-name="TL Data" office:value-type="float" office:value="701">
            <text:p>70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ierop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23" office:value-type="float">
            <text:p>423</text:p>
          </table:table-cell>
          <table:table-cell table:style-name="TL Data" table:number-columns-repeated="8"/>
          <table:table-cell table:formula="of:=SUM([.C101]+[.E101]+[.G101]+[.I101]+[.K101]+[.M101]+[.O101]+[.Q101]+[.S101]+[.U101]+[.W101]+[.Y101])" ns41:value-type="float" table:style-name="TL Data" office:value-type="float" office:value="470">
            <text:p>470</text:p>
          </table:table-cell>
          <table:table-cell table:formula="of:=SUM([.D101]+[.F101]+[.H101]+[.J101]+[.L101]+[.N101]+[.P101]+[.R101]+[.T101]+[.V101]+[.X101]+[.Z101])" ns41:value-type="float" table:style-name="TL Data" office:value-type="float" office:value="423">
            <text:p>42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ieshout</text:p>
          </table:table-cell>
          <table:table-cell table:style-name="ce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591" office:value-type="float">
            <text:p>591</text:p>
          </table:table-cell>
          <table:table-cell table:style-name="TL Data" table:number-columns-repeated="8"/>
          <table:table-cell table:formula="of:=SUM([.C102]+[.E102]+[.G102]+[.I102]+[.K102]+[.M102]+[.O102]+[.Q102]+[.S102]+[.U102]+[.W102]+[.Y102])" ns41:value-type="float" table:style-name="TL Data" office:value-type="float" office:value="649">
            <text:p>649</text:p>
          </table:table-cell>
          <table:table-cell table:formula="of:=SUM([.D102]+[.F102]+[.H102]+[.J102]+[.L102]+[.N102]+[.P102]+[.R102]+[.T102]+[.V102]+[.X102]+[.Z102])" ns41:value-type="float" table:style-name="TL Data" office:value-type="float" office:value="594">
            <text:p>59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inden</text:p>
          </table:table-cell>
          <table:table-cell table:style-name="ce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12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43" office:value-type="float">
            <text:p>243</text:p>
          </table:table-cell>
          <table:table-cell table:style-name="TL Data" table:number-columns-repeated="8"/>
          <table:table-cell table:formula="of:=SUM([.C103]+[.E103]+[.G103]+[.I103]+[.K103]+[.M103]+[.O103]+[.Q103]+[.S103]+[.U103]+[.W103]+[.Y103])" ns41:value-type="float" table:style-name="TL Data" office:value-type="float" office:value="269">
            <text:p>269</text:p>
          </table:table-cell>
          <table:table-cell table:formula="of:=SUM([.D103]+[.F103]+[.H103]+[.J103]+[.L103]+[.N103]+[.P103]+[.R103]+[.T103]+[.V103]+[.X103]+[.Z103])" ns41:value-type="float" table:style-name="TL Data" office:value-type="float" office:value="261">
            <text:p>26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ith</text:p>
          </table:table-cell>
          <table:table-cell table:style-name="ce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12"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77" office:value-type="float">
            <text:p>577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table:formula="of:=SUM([.C104]+[.E104]+[.G104]+[.I104]+[.K104]+[.M104]+[.O104]+[.Q104]+[.S104]+[.U104]+[.W104]+[.Y104])" ns41:value-type="float" table:style-name="TL Data" office:value-type="float" office:value="621">
            <text:p>621</text:p>
          </table:table-cell>
          <table:table-cell table:formula="of:=SUM([.D104]+[.F104]+[.H104]+[.J104]+[.L104]+[.N104]+[.P104]+[.R104]+[.T104]+[.V104]+[.X104]+[.Z104])" ns41:value-type="float" table:style-name="TL Data" office:value-type="float" office:value="629">
            <text:p>62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ithoijen</text:p>
          </table:table-cell>
          <table:table-cell table:style-name="ce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21" office:value-type="float">
            <text:p>321</text:p>
          </table:table-cell>
          <table:table-cell table:style-name="TL Data" table:number-columns-repeated="8"/>
          <table:table-cell table:formula="of:=SUM([.C105]+[.E105]+[.G105]+[.I105]+[.K105]+[.M105]+[.O105]+[.Q105]+[.S105]+[.U105]+[.W105]+[.Y105])" ns41:value-type="float" table:style-name="TL Data" office:value-type="float" office:value="347">
            <text:p>347</text:p>
          </table:table-cell>
          <table:table-cell table:formula="of:=SUM([.D105]+[.F105]+[.H105]+[.J105]+[.L105]+[.N105]+[.P105]+[.R105]+[.T105]+[.V105]+[.X105]+[.Z105])" ns41:value-type="float" table:style-name="TL Data" office:value-type="float" office:value="325">
            <text:p>32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oonopzand</text:p>
          </table:table-cell>
          <table:table-cell table:style-name="ce6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95" office:value-type="float">
            <text:p>29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265" office:value-type="float">
            <text:p>3265</text:p>
          </table:table-cell>
          <table:table-cell ns41:value-type="float" table:style-name="TL Data" office:value="2914" office:value-type="float">
            <text:p>2914</text:p>
          </table:table-cell>
          <table:table-cell table:style-name="TL Data" table:number-columns-repeated="8"/>
          <table:table-cell table:formula="of:=SUM([.C106]+[.E106]+[.G106]+[.I106]+[.K106]+[.M106]+[.O106]+[.Q106]+[.S106]+[.U106]+[.W106]+[.Y106])" ns41:value-type="float" table:style-name="TL Data" office:value-type="float" office:value="3557">
            <text:p>3557</text:p>
          </table:table-cell>
          <table:table-cell table:formula="of:=SUM([.D106]+[.F106]+[.H106]+[.J106]+[.L106]+[.N106]+[.P106]+[.R106]+[.T106]+[.V106]+[.X106]+[.Z106])" ns41:value-type="float" table:style-name="TL Data" office:value-type="float" office:value="3213">
            <text:p>321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Luijksgestel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06" office:value-type="float">
            <text:p>406</text:p>
          </table:table-cell>
          <table:table-cell table:style-name="TL Data" table:number-columns-repeated="8"/>
          <table:table-cell table:formula="of:=SUM([.C107]+[.E107]+[.G107]+[.I107]+[.K107]+[.M107]+[.O107]+[.Q107]+[.S107]+[.U107]+[.W107]+[.Y107])" ns41:value-type="float" table:style-name="TL Data" office:value-type="float" office:value="424">
            <text:p>424</text:p>
          </table:table-cell>
          <table:table-cell table:formula="of:=SUM([.D107]+[.F107]+[.H107]+[.J107]+[.L107]+[.N107]+[.P107]+[.R107]+[.T107]+[.V107]+[.X107]+[.Z107])" ns41:value-type="float" table:style-name="TL Data" office:value-type="float" office:value="406">
            <text:p>40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aarheeze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02" office:value-type="float">
            <text:p>302</text:p>
          </table:table-cell>
          <table:table-cell table:style-name="TL Data" table:number-columns-repeated="8"/>
          <table:table-cell table:formula="of:=SUM([.C108]+[.E108]+[.G108]+[.I108]+[.K108]+[.M108]+[.O108]+[.Q108]+[.S108]+[.U108]+[.W108]+[.Y108])" ns41:value-type="float" table:style-name="TL Data" office:value-type="float" office:value="328">
            <text:p>328</text:p>
          </table:table-cell>
          <table:table-cell table:formula="of:=SUM([.D108]+[.F108]+[.H108]+[.J108]+[.L108]+[.N108]+[.P108]+[.R108]+[.T108]+[.V108]+[.X108]+[.Z108])" ns41:value-type="float" table:style-name="TL Data" office:value-type="float" office:value="302">
            <text:p>30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aashees 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596" office:value-type="float">
            <text:p>596</text:p>
          </table:table-cell>
          <table:table-cell table:style-name="TL Data" table:number-columns-repeated="8"/>
          <table:table-cell table:formula="of:=SUM([.C109]+[.E109]+[.G109]+[.I109]+[.K109]+[.M109]+[.O109]+[.Q109]+[.S109]+[.U109]+[.W109]+[.Y109])" ns41:value-type="float" table:style-name="TL Data" office:value-type="float" office:value="652">
            <text:p>652</text:p>
          </table:table-cell>
          <table:table-cell table:formula="of:=SUM([.D109]+[.F109]+[.H109]+[.J109]+[.L109]+[.N109]+[.P109]+[.R109]+[.T109]+[.V109]+[.X109]+[.Z109])" ns41:value-type="float" table:style-name="TL Data" office:value-type="float" office:value="596">
            <text:p>59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ade c.a.</text:p>
          </table:table-cell>
          <table:table-cell table:style-name="ce6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90" office:value-type="float">
            <text:p>290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1294" office:value-type="float">
            <text:p>1294</text:p>
          </table:table-cell>
          <table:table-cell table:style-name="TL Data" table:number-columns-repeated="8"/>
          <table:table-cell table:formula="of:=SUM([.C110]+[.E110]+[.G110]+[.I110]+[.K110]+[.M110]+[.O110]+[.Q110]+[.S110]+[.U110]+[.W110]+[.Y110])" ns41:value-type="float" table:style-name="TL Data" office:value-type="float" office:value="1589">
            <text:p>1589</text:p>
          </table:table-cell>
          <table:table-cell table:formula="of:=SUM([.D110]+[.F110]+[.H110]+[.J110]+[.L110]+[.N110]+[.P110]+[.R110]+[.T110]+[.V110]+[.X110]+[.Z110])" ns41:value-type="float" table:style-name="TL Data" office:value-type="float" office:value="1586">
            <text:p>158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eeuwen c.a.</text:p>
          </table:table-cell>
          <table:table-cell table:style-name="ce6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84" office:value-type="float">
            <text:p>284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8"/>
          <table:table-cell table:formula="of:=SUM([.C111]+[.E111]+[.G111]+[.I111]+[.K111]+[.M111]+[.O111]+[.Q111]+[.S111]+[.U111]+[.W111]+[.Y111])" ns41:value-type="float" table:style-name="TL Data" office:value-type="float" office:value="391">
            <text:p>391</text:p>
          </table:table-cell>
          <table:table-cell table:formula="of:=SUM([.D111]+[.F111]+[.H111]+[.J111]+[.L111]+[.N111]+[.P111]+[.R111]+[.T111]+[.V111]+[.X111]+[.Z111])" ns41:value-type="float" table:style-name="TL Data" office:value-type="float" office:value="352">
            <text:p>35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egen 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838" office:value-type="float">
            <text:p>838</text:p>
          </table:table-cell>
          <table:table-cell table:style-name="TL Data" table:number-columns-repeated="8"/>
          <table:table-cell table:formula="of:=SUM([.C112]+[.E112]+[.G112]+[.I112]+[.K112]+[.M112]+[.O112]+[.Q112]+[.S112]+[.U112]+[.W112]+[.Y112])" ns41:value-type="float" table:style-name="TL Data" office:value-type="float" office:value="894">
            <text:p>894</text:p>
          </table:table-cell>
          <table:table-cell table:formula="of:=SUM([.D112]+[.F112]+[.H112]+[.J112]+[.L112]+[.N112]+[.P112]+[.R112]+[.T112]+[.V112]+[.X112]+[.Z112])" ns41:value-type="float" table:style-name="TL Data" office:value-type="float" office:value="839">
            <text:p>83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t. Michielsgestel</text:p>
          </table:table-cell>
          <table:table-cell table:style-name="ce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25" office:value-type="float">
            <text:p>1925</text:p>
          </table:table-cell>
          <table:table-cell ns41:value-type="float" table:style-name="TL Data" office:value="1500" office:value-type="float">
            <text:p>1500</text:p>
          </table:table-cell>
          <table:table-cell table:style-name="TL Data" table:number-columns-repeated="8"/>
          <table:table-cell table:formula="of:=SUM([.C113]+[.E113]+[.G113]+[.I113]+[.K113]+[.M113]+[.O113]+[.Q113]+[.S113]+[.U113]+[.W113]+[.Y113])" ns41:value-type="float" table:style-name="TL Data" office:value-type="float" office:value="1957">
            <text:p>1957</text:p>
          </table:table-cell>
          <table:table-cell table:formula="of:=SUM([.D113]+[.F113]+[.H113]+[.J113]+[.L113]+[.N113]+[.P113]+[.R113]+[.T113]+[.V113]+[.X113]+[.Z113])" ns41:value-type="float" table:style-name="TL Data" office:value-type="float" office:value="1527">
            <text:p>152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ierlo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1267" office:value-type="float">
            <text:p>1267</text:p>
          </table:table-cell>
          <table:table-cell ns41:value-type="float" table:style-name="TL Data" office:value="1222" office:value-type="float">
            <text:p>1222</text:p>
          </table:table-cell>
          <table:table-cell table:style-name="TL Data" table:number-columns-repeated="8"/>
          <table:table-cell table:formula="of:=SUM([.C114]+[.E114]+[.G114]+[.I114]+[.K114]+[.M114]+[.O114]+[.Q114]+[.S114]+[.U114]+[.W114]+[.Y114])" ns41:value-type="float" table:style-name="TL Data" office:value-type="float" office:value="1267">
            <text:p>1267</text:p>
          </table:table-cell>
          <table:table-cell table:formula="of:=SUM([.D114]+[.F114]+[.H114]+[.J114]+[.L114]+[.N114]+[.P114]+[.R114]+[.T114]+[.V114]+[.X114]+[.Z114])" ns41:value-type="float" table:style-name="TL Data" office:value-type="float" office:value="1222">
            <text:p>122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ill</text:p>
          </table:table-cell>
          <table:table-cell table:style-name="ce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12"/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1229" office:value-type="float">
            <text:p>1229</text:p>
          </table:table-cell>
          <table:table-cell table:style-name="TL Data" table:number-columns-repeated="8"/>
          <table:table-cell table:formula="of:=SUM([.C115]+[.E115]+[.G115]+[.I115]+[.K115]+[.M115]+[.O115]+[.Q115]+[.S115]+[.U115]+[.W115]+[.Y115])" ns41:value-type="float" table:style-name="TL Data" office:value-type="float" office:value="1208">
            <text:p>1208</text:p>
          </table:table-cell>
          <table:table-cell table:formula="of:=SUM([.D115]+[.F115]+[.H115]+[.J115]+[.L115]+[.N115]+[.P115]+[.R115]+[.T115]+[.V115]+[.X115]+[.Z115])" ns41:value-type="float" table:style-name="TL Data" office:value-type="float" office:value="1246">
            <text:p>124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Moergestel</text:p>
          </table:table-cell>
          <table:table-cell table:style-name="ce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office:value="621" table:style-name="TL Data" table:number-columns-repeated="2" office:value-type="float">
            <text:p>621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table:formula="of:=SUM([.C116]+[.E116]+[.G116]+[.I116]+[.K116]+[.M116]+[.O116]+[.Q116]+[.S116]+[.U116]+[.W116]+[.Y116])" ns41:value-type="float" table:style-name="TL Data" office:value-type="float" office:value="629">
            <text:p>629</text:p>
          </table:table-cell>
          <table:table-cell table:formula="of:=SUM([.D116]+[.F116]+[.H116]+[.J116]+[.L116]+[.N116]+[.P116]+[.R116]+[.T116]+[.V116]+[.X116]+[.Z116])" ns41:value-type="float" table:style-name="TL Data" office:value-type="float" office:value="627">
            <text:p>62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Nieuwkuik c.a.</text:p>
          </table:table-cell>
          <table:table-cell table:style-name="ce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649" office:value-type="float">
            <text:p>64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17]+[.E117]+[.G117]+[.I117]+[.K117]+[.M117]+[.O117]+[.Q117]+[.S117]+[.U117]+[.W117]+[.Y117])" ns41:value-type="float" table:style-name="TL Data" office:value-type="float" office:value="678">
            <text:p>678</text:p>
          </table:table-cell>
          <table:table-cell table:formula="of:=SUM([.D117]+[.F117]+[.H117]+[.J117]+[.L117]+[.N117]+[.P117]+[.R117]+[.T117]+[.V117]+[.X117]+[.Z117])" ns41:value-type="float" table:style-name="TL Data" office:value-type="float" office:value="657">
            <text:p>65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Nieuwvosmeer</text:p>
          </table:table-cell>
          <table:table-cell table:style-name="ce6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12"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19" office:value-type="float">
            <text:p>519</text:p>
          </table:table-cell>
          <table:table-cell table:style-name="TL Data" table:number-columns-repeated="8"/>
          <table:table-cell table:formula="of:=SUM([.C118]+[.E118]+[.G118]+[.I118]+[.K118]+[.M118]+[.O118]+[.Q118]+[.S118]+[.U118]+[.W118]+[.Y118])" ns41:value-type="float" table:style-name="TL Data" office:value-type="float" office:value="555">
            <text:p>555</text:p>
          </table:table-cell>
          <table:table-cell table:formula="of:=SUM([.D118]+[.F118]+[.H118]+[.J118]+[.L118]+[.N118]+[.P118]+[.R118]+[.T118]+[.V118]+[.X118]+[.Z118])" ns41:value-type="float" table:style-name="TL Data" office:value-type="float" office:value="564">
            <text:p>56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Nistelrode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1186" office:value-type="float">
            <text:p>1186</text:p>
          </table:table-cell>
          <table:table-cell ns41:value-type="float" table:style-name="TL Data" office:value="1094" office:value-type="float">
            <text:p>1094</text:p>
          </table:table-cell>
          <table:table-cell table:style-name="TL Data" table:number-columns-repeated="8"/>
          <table:table-cell table:formula="of:=SUM([.C119]+[.E119]+[.G119]+[.I119]+[.K119]+[.M119]+[.O119]+[.Q119]+[.S119]+[.U119]+[.W119]+[.Y119])" ns41:value-type="float" table:style-name="TL Data" office:value-type="float" office:value="1186">
            <text:p>1186</text:p>
          </table:table-cell>
          <table:table-cell table:formula="of:=SUM([.D119]+[.F119]+[.H119]+[.J119]+[.L119]+[.N119]+[.P119]+[.R119]+[.T119]+[.V119]+[.X119]+[.Z119])" ns41:value-type="float" table:style-name="TL Data" office:value-type="float" office:value="1094">
            <text:p>109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Nuenen c.a.</text:p>
          </table:table-cell>
          <table:table-cell table:style-name="ce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95" office:value-type="float">
            <text:p>495</text:p>
          </table:table-cell>
          <table:table-cell table:style-name="TL Data" table:number-columns-repeated="8"/>
          <table:table-cell table:formula="of:=SUM([.C120]+[.E120]+[.G120]+[.I120]+[.K120]+[.M120]+[.O120]+[.Q120]+[.S120]+[.U120]+[.W120]+[.Y120])" ns41:value-type="float" table:style-name="TL Data" office:value-type="float" office:value="537">
            <text:p>537</text:p>
          </table:table-cell>
          <table:table-cell table:formula="of:=SUM([.D120]+[.F120]+[.H120]+[.J120]+[.L120]+[.N120]+[.P120]+[.R120]+[.T120]+[.V120]+[.X120]+[.Z120])" ns41:value-type="float" table:style-name="TL Data" office:value-type="float" office:value="497">
            <text:p>49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Nuland</text:p>
          </table:table-cell>
          <table:table-cell table:style-name="ce6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253" office:value-type="float">
            <text:p>1253</text:p>
          </table:table-cell>
          <table:table-cell ns41:value-type="float" table:style-name="TL Data" office:value="1153" office:value-type="float">
            <text:p>1153</text:p>
          </table:table-cell>
          <table:table-cell table:style-name="TL Data" table:number-columns-repeated="8"/>
          <table:table-cell table:formula="of:=SUM([.C121]+[.E121]+[.G121]+[.I121]+[.K121]+[.M121]+[.O121]+[.Q121]+[.S121]+[.U121]+[.W121]+[.Y121])" ns41:value-type="float" table:style-name="TL Data" office:value-type="float" office:value="1315">
            <text:p>1315</text:p>
          </table:table-cell>
          <table:table-cell table:formula="of:=SUM([.D121]+[.F121]+[.H121]+[.J121]+[.L121]+[.N121]+[.P121]+[.R121]+[.T121]+[.V121]+[.X121]+[.Z121])" ns41:value-type="float" table:style-name="TL Data" office:value-type="float" office:value="1219">
            <text:p>121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t. Oedenrode</text:p>
          </table:table-cell>
          <table:table-cell table:style-name="ce6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2174" office:value-type="float">
            <text:p>2174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SUM([.C122]+[.E122]+[.G122]+[.I122]+[.K122]+[.M122]+[.O122]+[.Q122]+[.S122]+[.U122]+[.W122]+[.Y122])" ns41:value-type="float" table:style-name="TL Data" office:value-type="float" office:value="2280">
            <text:p>2280</text:p>
          </table:table-cell>
          <table:table-cell table:formula="of:=SUM([.D122]+[.F122]+[.H122]+[.J122]+[.L122]+[.N122]+[.P122]+[.R122]+[.T122]+[.V122]+[.X122]+[.Z122])" ns41:value-type="float" table:style-name="TL Data" office:value-type="float" office:value="2258">
            <text:p>225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effelt</text:p>
          </table:table-cell>
          <table:table-cell table:style-name="ce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 table:number-columns-repeated="8"/>
          <table:table-cell table:formula="of:=SUM([.C123]+[.E123]+[.G123]+[.I123]+[.K123]+[.M123]+[.O123]+[.Q123]+[.S123]+[.U123]+[.W123]+[.Y123])" ns41:value-type="float" table:style-name="TL Data" office:value-type="float" office:value="501">
            <text:p>501</text:p>
          </table:table-cell>
          <table:table-cell table:formula="of:=SUM([.D123]+[.F123]+[.H123]+[.J123]+[.L123]+[.N123]+[.P123]+[.R123]+[.T123]+[.V123]+[.X123]+[.Z123])" ns41:value-type="float" table:style-name="TL Data" office:value-type="float" office:value="507">
            <text:p>50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275" office:value-type="float">
            <text:p>275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89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erle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47" office:value-type="float">
            <text:p>347</text:p>
          </table:table-cell>
          <table:table-cell table:style-name="TL Data" table:number-columns-repeated="8"/>
          <table:table-cell table:formula="of:=SUM([.C124]+[.E124]+[.G124]+[.I124]+[.K124]+[.M124]+[.O124]+[.Q124]+[.S124]+[.U124]+[.W124]+[.Y124])" ns41:value-type="float" table:style-name="TL Data" office:value-type="float" office:value="303">
            <text:p>303</text:p>
          </table:table-cell>
          <table:table-cell table:formula="of:=SUM([.D124]+[.F124]+[.H124]+[.J124]+[.L124]+[.N124]+[.P124]+[.R124]+[.T124]+[.V124]+[.X124]+[.Z124])" ns41:value-type="float" table:style-name="TL Data" office:value-type="float" office:value="347">
            <text:p>34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ijen c.a.</text:p>
          </table:table-cell>
          <table:table-cell table:style-name="ce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12"/>
          <table:table-cell ns41:value-type="float" office:value="372" table:style-name="TL Data" table:number-columns-repeated="2" office:value-type="float">
            <text:p>372</text:p>
          </table:table-cell>
          <table:table-cell table:style-name="TL Data" table:number-columns-repeated="8"/>
          <table:table-cell table:formula="of:=SUM([.C125]+[.E125]+[.G125]+[.I125]+[.K125]+[.M125]+[.O125]+[.Q125]+[.S125]+[.U125]+[.W125]+[.Y125])" ns41:value-type="float" table:style-name="TL Data" office:value-type="float" office:value="395">
            <text:p>395</text:p>
          </table:table-cell>
          <table:table-cell table:formula="of:=SUM([.D125]+[.F125]+[.H125]+[.J125]+[.L125]+[.N125]+[.P125]+[.R125]+[.T125]+[.V125]+[.X125]+[.Z125])" ns41:value-type="float" table:style-name="TL Data" office:value-type="float" office:value="396">
            <text:p>39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irschot</text:p>
          </table:table-cell>
          <table:table-cell table:style-name="ce6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1953" office:value-type="float">
            <text:p>1953</text:p>
          </table:table-cell>
          <table:table-cell ns41:value-type="float" table:style-name="TL Data" office:value="1917" office:value-type="float">
            <text:p>1917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26]+[.E126]+[.G126]+[.I126]+[.K126]+[.M126]+[.O126]+[.Q126]+[.S126]+[.U126]+[.W126]+[.Y126])" ns41:value-type="float" table:style-name="TL Data" office:value-type="float" office:value="2014">
            <text:p>2014</text:p>
          </table:table-cell>
          <table:table-cell table:formula="of:=SUM([.D126]+[.F126]+[.H126]+[.J126]+[.L126]+[.N126]+[.P126]+[.R126]+[.T126]+[.V126]+[.X126]+[.Z126])" ns41:value-type="float" table:style-name="TL Data" office:value-type="float" office:value="1958">
            <text:p>195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isterwijk</text:p>
          </table:table-cell>
          <table:table-cell table:style-name="ce6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1309" office:value-type="float">
            <text:p>1309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C127]+[.E127]+[.G127]+[.I127]+[.K127]+[.M127]+[.O127]+[.Q127]+[.S127]+[.U127]+[.W127]+[.Y127])" ns41:value-type="float" table:style-name="TL Data" office:value-type="float" office:value="1379">
            <text:p>1379</text:p>
          </table:table-cell>
          <table:table-cell table:formula="of:=SUM([.D127]+[.F127]+[.H127]+[.J127]+[.L127]+[.N127]+[.P127]+[.R127]+[.T127]+[.V127]+[.X127]+[.Z127])" ns41:value-type="float" table:style-name="TL Data" office:value-type="float" office:value="1410">
            <text:p>141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ostelbeers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51" office:value-type="float">
            <text:p>451</text:p>
          </table:table-cell>
          <table:table-cell table:style-name="TL Data" table:number-columns-repeated="8"/>
          <table:table-cell table:formula="of:=SUM([.C128]+[.E128]+[.G128]+[.I128]+[.K128]+[.M128]+[.O128]+[.Q128]+[.S128]+[.U128]+[.W128]+[.Y128])" ns41:value-type="float" table:style-name="TL Data" office:value-type="float" office:value="516">
            <text:p>516</text:p>
          </table:table-cell>
          <table:table-cell table:formula="of:=SUM([.D128]+[.F128]+[.H128]+[.J128]+[.L128]+[.N128]+[.P128]+[.R128]+[.T128]+[.V128]+[.X128]+[.Z128])" ns41:value-type="float" table:style-name="TL Data" office:value-type="float" office:value="451">
            <text:p>45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osterhout</text:p>
          </table:table-cell>
          <table:table-cell table:style-name="ce6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760" office:value-type="float">
            <text:p>4760</text:p>
          </table:table-cell>
          <table:table-cell ns41:value-type="float" table:style-name="TL Data" office:value="4757" office:value-type="float">
            <text:p>4757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C129]+[.E129]+[.G129]+[.I129]+[.K129]+[.M129]+[.O129]+[.Q129]+[.S129]+[.U129]+[.W129]+[.Y129])" ns41:value-type="float" table:style-name="TL Data" office:value-type="float" office:value="4911">
            <text:p>4911</text:p>
          </table:table-cell>
          <table:table-cell table:formula="of:=SUM([.D129]+[.F129]+[.H129]+[.J129]+[.L129]+[.N129]+[.P129]+[.R129]+[.T129]+[.V129]+[.X129]+[.Z129])" ns41:value-type="float" table:style-name="TL Data" office:value-type="float" office:value="4942">
            <text:p>494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ploo c.a.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866" office:value-type="float">
            <text:p>866</text:p>
          </table:table-cell>
          <table:table-cell table:style-name="TL Data" table:number-columns-repeated="8"/>
          <table:table-cell table:formula="of:=SUM([.C130]+[.E130]+[.G130]+[.I130]+[.K130]+[.M130]+[.O130]+[.Q130]+[.S130]+[.U130]+[.W130]+[.Y130])" ns41:value-type="float" table:style-name="TL Data" office:value-type="float" office:value="846">
            <text:p>846</text:p>
          </table:table-cell>
          <table:table-cell table:formula="of:=SUM([.D130]+[.F130]+[.H130]+[.J130]+[.L130]+[.N130]+[.P130]+[.R130]+[.T130]+[.V130]+[.X130]+[.Z130])" ns41:value-type="float" table:style-name="TL Data" office:value-type="float" office:value="866">
            <text:p>86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ss</text:p>
          </table:table-cell>
          <table:table-cell table:style-name="ce6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367" office:value-type="float">
            <text:p>2367</text:p>
          </table:table-cell>
          <table:table-cell ns41:value-type="float" table:style-name="TL Data" office:value="2380" office:value-type="float">
            <text:p>2380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formula="of:=SUM([.C131]+[.E131]+[.G131]+[.I131]+[.K131]+[.M131]+[.O131]+[.Q131]+[.S131]+[.U131]+[.W131]+[.Y131])" ns41:value-type="float" table:style-name="TL Data" office:value-type="float" office:value="2478">
            <text:p>2478</text:p>
          </table:table-cell>
          <table:table-cell table:formula="of:=SUM([.D131]+[.F131]+[.H131]+[.J131]+[.L131]+[.N131]+[.P131]+[.R131]+[.T131]+[.V131]+[.X131]+[.Z131])" ns41:value-type="float" table:style-name="TL Data" office:value-type="float" office:value="2492">
            <text:p>249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ssendrecht</text:p>
          </table:table-cell>
          <table:table-cell table:style-name="ce6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12"/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1051" office:value-type="float">
            <text:p>1051</text:p>
          </table:table-cell>
          <table:table-cell table:style-name="TL Data" table:number-columns-repeated="8"/>
          <table:table-cell table:formula="of:=SUM([.C132]+[.E132]+[.G132]+[.I132]+[.K132]+[.M132]+[.O132]+[.Q132]+[.S132]+[.U132]+[.W132]+[.Y132])" ns41:value-type="float" table:style-name="TL Data" office:value-type="float" office:value="1076">
            <text:p>1076</text:p>
          </table:table-cell>
          <table:table-cell table:formula="of:=SUM([.D132]+[.F132]+[.H132]+[.J132]+[.L132]+[.N132]+[.P132]+[.R132]+[.T132]+[.V132]+[.X132]+[.Z132])" ns41:value-type="float" table:style-name="TL Data" office:value-type="float" office:value="1075">
            <text:p>107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ud- en Nieuw-Gastel</text:p>
          </table:table-cell>
          <table:table-cell table:style-name="ce6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8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865" office:value-type="float">
            <text:p>1865</text:p>
          </table:table-cell>
          <table:table-cell ns41:value-type="float" table:style-name="TL Data" office:value="1894" office:value-type="float">
            <text:p>1894</text:p>
          </table:table-cell>
          <table:table-cell table:style-name="TL Data" table:number-columns-repeated="8"/>
          <table:table-cell table:formula="of:=SUM([.C133]+[.E133]+[.G133]+[.I133]+[.K133]+[.M133]+[.O133]+[.Q133]+[.S133]+[.U133]+[.W133]+[.Y133])" ns41:value-type="float" table:style-name="TL Data" office:value-type="float" office:value="1901">
            <text:p>1901</text:p>
          </table:table-cell>
          <table:table-cell table:formula="of:=SUM([.D133]+[.F133]+[.H133]+[.J133]+[.L133]+[.N133]+[.P133]+[.R133]+[.T133]+[.V133]+[.X133]+[.Z133])" ns41:value-type="float" table:style-name="TL Data" office:value-type="float" office:value="1931">
            <text:p>193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udenbosch</text:p>
          </table:table-cell>
          <table:table-cell table:style-name="ce6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154" office:value-type="float">
            <text:p>2154</text:p>
          </table:table-cell>
          <table:table-cell ns41:value-type="float" table:style-name="TL Data" office:value="1818" office:value-type="float">
            <text:p>1818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134]+[.E134]+[.G134]+[.I134]+[.K134]+[.M134]+[.O134]+[.Q134]+[.S134]+[.U134]+[.W134]+[.Y134])" ns41:value-type="float" table:style-name="TL Data" office:value-type="float" office:value="2224">
            <text:p>2224</text:p>
          </table:table-cell>
          <table:table-cell table:formula="of:=SUM([.D134]+[.F134]+[.H134]+[.J134]+[.L134]+[.N134]+[.P134]+[.R134]+[.T134]+[.V134]+[.X134]+[.Z134])" ns41:value-type="float" table:style-name="TL Data" office:value-type="float" office:value="1890">
            <text:p>189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Oudheusden c.a.</text:p>
          </table:table-cell>
          <table:table-cell table:style-name="ce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12"/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15" office:value-type="float">
            <text:p>415</text:p>
          </table:table-cell>
          <table:table-cell table:style-name="TL Data" table:number-columns-repeated="8"/>
          <table:table-cell table:formula="of:=SUM([.C135]+[.E135]+[.G135]+[.I135]+[.K135]+[.M135]+[.O135]+[.Q135]+[.S135]+[.U135]+[.W135]+[.Y135])" ns41:value-type="float" table:style-name="TL Data" office:value-type="float" office:value="466">
            <text:p>466</text:p>
          </table:table-cell>
          <table:table-cell table:formula="of:=SUM([.D135]+[.F135]+[.H135]+[.J135]+[.L135]+[.N135]+[.P135]+[.R135]+[.T135]+[.V135]+[.X135]+[.Z135])" ns41:value-type="float" table:style-name="TL Data" office:value-type="float" office:value="434">
            <text:p>43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Princenhage</text:p>
          </table:table-cell>
          <table:table-cell table:style-name="ce6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table:style-name="TL Data" office:value="3170" office:value-type="float">
            <text:p>3170</text:p>
          </table:table-cell>
          <table:table-cell ns41:value-type="float" table:style-name="TL Data" office:value="3020" office:value-type="float">
            <text:p>30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table:formula="of:=SUM([.C136]+[.E136]+[.G136]+[.I136]+[.K136]+[.M136]+[.O136]+[.Q136]+[.S136]+[.U136]+[.W136]+[.Y136])" ns41:value-type="float" table:style-name="TL Data" office:value-type="float" office:value="3274">
            <text:p>3274</text:p>
          </table:table-cell>
          <table:table-cell table:formula="of:=SUM([.D136]+[.F136]+[.H136]+[.J136]+[.L136]+[.N136]+[.P136]+[.R136]+[.T136]+[.V136]+[.X136]+[.Z136])" ns41:value-type="float" table:style-name="TL Data" office:value-type="float" office:value="3155">
            <text:p>315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Putte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30" office:value-type="float">
            <text:p>53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37]+[.E137]+[.G137]+[.I137]+[.K137]+[.M137]+[.O137]+[.Q137]+[.S137]+[.U137]+[.W137]+[.Y137])" ns41:value-type="float" table:style-name="TL Data" office:value-type="float" office:value="569">
            <text:p>569</text:p>
          </table:table-cell>
          <table:table-cell table:formula="of:=SUM([.D137]+[.F137]+[.H137]+[.J137]+[.L137]+[.N137]+[.P137]+[.R137]+[.T137]+[.V137]+[.X137]+[.Z137])" ns41:value-type="float" table:style-name="TL Data" office:value-type="float" office:value="530">
            <text:p>53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Raamsdonk</text:p>
          </table:table-cell>
          <table:table-cell table:style-name="ce6"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68" office:value-type="float">
            <text:p>56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715" office:value-type="float">
            <text:p>1715</text:p>
          </table:table-cell>
          <table:table-cell ns41:value-type="float" table:style-name="TL Data" office:value="1581" office:value-type="float">
            <text:p>158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C138]+[.E138]+[.G138]+[.I138]+[.K138]+[.M138]+[.O138]+[.Q138]+[.S138]+[.U138]+[.W138]+[.Y138])" ns41:value-type="float" table:style-name="TL Data" office:value-type="float" office:value="2207">
            <text:p>2207</text:p>
          </table:table-cell>
          <table:table-cell table:formula="of:=SUM([.D138]+[.F138]+[.H138]+[.J138]+[.L138]+[.N138]+[.P138]+[.R138]+[.T138]+[.V138]+[.X138]+[.Z138])" ns41:value-type="float" table:style-name="TL Data" office:value-type="float" office:value="2157">
            <text:p>215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Ravenstein</text:p>
          </table:table-cell>
          <table:table-cell table:style-name="ce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43" office:value-type="float">
            <text:p>443</text:p>
          </table:table-cell>
          <table:table-cell table:style-name="TL Data" table:number-columns-repeated="8"/>
          <table:table-cell table:formula="of:=SUM([.C139]+[.E139]+[.G139]+[.I139]+[.K139]+[.M139]+[.O139]+[.Q139]+[.S139]+[.U139]+[.W139]+[.Y139])" ns41:value-type="float" table:style-name="TL Data" office:value-type="float" office:value="422">
            <text:p>422</text:p>
          </table:table-cell>
          <table:table-cell table:formula="of:=SUM([.D139]+[.F139]+[.H139]+[.J139]+[.L139]+[.N139]+[.P139]+[.R139]+[.T139]+[.V139]+[.X139]+[.Z139])" ns41:value-type="float" table:style-name="TL Data" office:value-type="float" office:value="483">
            <text:p>48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Reek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22" office:value-type="float">
            <text:p>422</text:p>
          </table:table-cell>
          <table:table-cell table:style-name="TL Data" table:number-columns-repeated="8"/>
          <table:table-cell table:formula="of:=SUM([.C140]+[.E140]+[.G140]+[.I140]+[.K140]+[.M140]+[.O140]+[.Q140]+[.S140]+[.U140]+[.W140]+[.Y140])" ns41:value-type="float" table:style-name="TL Data" office:value-type="float" office:value="463">
            <text:p>463</text:p>
          </table:table-cell>
          <table:table-cell table:formula="of:=SUM([.D140]+[.F140]+[.H140]+[.J140]+[.L140]+[.N140]+[.P140]+[.R140]+[.T140]+[.V140]+[.X140]+[.Z140])" ns41:value-type="float" table:style-name="TL Data" office:value-type="float" office:value="422">
            <text:p>42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Reusel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74" office:value-type="float">
            <text:p>474</text:p>
          </table:table-cell>
          <table:table-cell table:style-name="TL Data" table:number-columns-repeated="8"/>
          <table:table-cell table:formula="of:=SUM([.C141]+[.E141]+[.G141]+[.I141]+[.K141]+[.M141]+[.O141]+[.Q141]+[.S141]+[.U141]+[.W141]+[.Y141])" ns41:value-type="float" table:style-name="TL Data" office:value-type="float" office:value="524">
            <text:p>524</text:p>
          </table:table-cell>
          <table:table-cell table:formula="of:=SUM([.D141]+[.F141]+[.H141]+[.J141]+[.L141]+[.N141]+[.P141]+[.R141]+[.T141]+[.V141]+[.X141]+[.Z141])" ns41:value-type="float" table:style-name="TL Data" office:value-type="float" office:value="478">
            <text:p>47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Riethoven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00" office:value-type="float">
            <text:p>300</text:p>
          </table:table-cell>
          <table:table-cell table:style-name="TL Data" table:number-columns-repeated="8"/>
          <table:table-cell table:formula="of:=SUM([.C142]+[.E142]+[.G142]+[.I142]+[.K142]+[.M142]+[.O142]+[.Q142]+[.S142]+[.U142]+[.W142]+[.Y142])" ns41:value-type="float" table:style-name="TL Data" office:value-type="float" office:value="323">
            <text:p>323</text:p>
          </table:table-cell>
          <table:table-cell table:formula="of:=SUM([.D142]+[.F142]+[.H142]+[.J142]+[.L142]+[.N142]+[.P142]+[.R142]+[.T142]+[.V142]+[.X142]+[.Z142])" ns41:value-type="float" table:style-name="TL Data" office:value-type="float" office:value="300">
            <text:p>30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Rosendaal</text:p>
          </table:table-cell>
          <table:table-cell table:style-name="ce6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109" office:value-type="float">
            <text:p>4109</text:p>
          </table:table-cell>
          <table:table-cell ns41:value-type="float" table:style-name="TL Data" office:value="4384" office:value-type="float">
            <text:p>438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SUM([.C143]+[.E143]+[.G143]+[.I143]+[.K143]+[.M143]+[.O143]+[.Q143]+[.S143]+[.U143]+[.W143]+[.Y143])" ns41:value-type="float" table:style-name="TL Data" office:value-type="float" office:value="4276">
            <text:p>4276</text:p>
          </table:table-cell>
          <table:table-cell table:formula="of:=SUM([.D143]+[.F143]+[.H143]+[.J143]+[.L143]+[.N143]+[.P143]+[.R143]+[.T143]+[.V143]+[.X143]+[.Z143])" ns41:value-type="float" table:style-name="TL Data" office:value-type="float" office:value="4540">
            <text:p>454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Rosmalen</text:p>
          </table:table-cell>
          <table:table-cell table:style-name="ce6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460" office:value-type="float">
            <text:p>1460</text:p>
          </table:table-cell>
          <table:table-cell ns41:value-type="float" table:style-name="TL Data" office:value="1432" office:value-type="float">
            <text:p>143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SUM([.C144]+[.E144]+[.G144]+[.I144]+[.K144]+[.M144]+[.O144]+[.Q144]+[.S144]+[.U144]+[.W144]+[.Y144])" ns41:value-type="float" table:style-name="TL Data" office:value-type="float" office:value="1516">
            <text:p>1516</text:p>
          </table:table-cell>
          <table:table-cell table:formula="of:=SUM([.D144]+[.F144]+[.H144]+[.J144]+[.L144]+[.N144]+[.P144]+[.R144]+[.T144]+[.V144]+[.X144]+[.Z144])" ns41:value-type="float" table:style-name="TL Data" office:value-type="float" office:value="1483">
            <text:p>148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Ruephen c.a.</text:p>
          </table:table-cell>
          <table:table-cell table:style-name="ce6"/>
          <table:table-cell ns41:value-type="float" table:style-name="TL Data" office:value="6" office:value-type="float">
            <text:p>6</text:p>
          </table:table-cell>
          <table:table-cell table:style-name="TL Data" table:number-columns-repeated="13"/>
          <table:table-cell ns41:value-type="float" table:style-name="TL Data" office:value="2124" office:value-type="float">
            <text:p>2124</text:p>
          </table:table-cell>
          <table:table-cell ns41:value-type="float" table:style-name="TL Data" office:value="2019" office:value-type="float">
            <text:p>2019</text:p>
          </table:table-cell>
          <table:table-cell table:style-name="TL Data" table:number-columns-repeated="8"/>
          <table:table-cell table:formula="of:=SUM([.C145]+[.E145]+[.G145]+[.I145]+[.K145]+[.M145]+[.O145]+[.Q145]+[.S145]+[.U145]+[.W145]+[.Y145])" ns41:value-type="float" table:style-name="TL Data" office:value-type="float" office:value="2130">
            <text:p>2130</text:p>
          </table:table-cell>
          <table:table-cell table:formula="of:=SUM([.D145]+[.F145]+[.H145]+[.J145]+[.L145]+[.N145]+[.P145]+[.R145]+[.T145]+[.V145]+[.X145]+[.Z145])" ns41:value-type="float" table:style-name="TL Data" office:value-type="float" office:value="2019">
            <text:p>201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Rijsbergen</text:p>
          </table:table-cell>
          <table:table-cell table:style-name="ce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745" office:value-type="float">
            <text:p>745</text:p>
          </table:table-cell>
          <table:table-cell table:style-name="TL Data" table:number-columns-repeated="8"/>
          <table:table-cell table:formula="of:=SUM([.C146]+[.E146]+[.G146]+[.I146]+[.K146]+[.M146]+[.O146]+[.Q146]+[.S146]+[.U146]+[.W146]+[.Y146])" ns41:value-type="float" table:style-name="TL Data" office:value-type="float" office:value="744">
            <text:p>744</text:p>
          </table:table-cell>
          <table:table-cell table:formula="of:=SUM([.D146]+[.F146]+[.H146]+[.J146]+[.L146]+[.N146]+[.P146]+[.R146]+[.T146]+[.V146]+[.X146]+[.Z146])" ns41:value-type="float" table:style-name="TL Data" office:value-type="float" office:value="748">
            <text:p>74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Rijswijk</text:p>
          </table:table-cell>
          <table:table-cell table:style-name="ce6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4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table:formula="of:=SUM([.C147]+[.E147]+[.G147]+[.I147]+[.K147]+[.M147]+[.O147]+[.Q147]+[.S147]+[.U147]+[.W147]+[.Y147])" ns41:value-type="float" table:style-name="TL Data" office:value-type="float" office:value="257">
            <text:p>257</text:p>
          </table:table-cell>
          <table:table-cell table:formula="of:=SUM([.D147]+[.F147]+[.H147]+[.J147]+[.L147]+[.N147]+[.P147]+[.R147]+[.T147]+[.V147]+[.X147]+[.Z147])" ns41:value-type="float" table:style-name="TL Data" office:value-type="float" office:value="214">
            <text:p>21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ambeek</text:p>
          </table:table-cell>
          <table:table-cell table:style-name="ce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751" office:value-type="float">
            <text:p>75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C148]+[.E148]+[.G148]+[.I148]+[.K148]+[.M148]+[.O148]+[.Q148]+[.S148]+[.U148]+[.W148]+[.Y148])" ns41:value-type="float" table:style-name="TL Data" office:value-type="float" office:value="712">
            <text:p>712</text:p>
          </table:table-cell>
          <table:table-cell table:formula="of:=SUM([.D148]+[.F148]+[.H148]+[.J148]+[.L148]+[.N148]+[.P148]+[.R148]+[.T148]+[.V148]+[.X148]+[.Z148])" ns41:value-type="float" table:style-name="TL Data" office:value-type="float" office:value="761">
            <text:p>76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chaijk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733" office:value-type="float">
            <text:p>733</text:p>
          </table:table-cell>
          <table:table-cell table:style-name="TL Data" table:number-columns-repeated="8"/>
          <table:table-cell table:formula="of:=SUM([.C149]+[.E149]+[.G149]+[.I149]+[.K149]+[.M149]+[.O149]+[.Q149]+[.S149]+[.U149]+[.W149]+[.Y149])" ns41:value-type="float" table:style-name="TL Data" office:value-type="float" office:value="777">
            <text:p>777</text:p>
          </table:table-cell>
          <table:table-cell table:formula="of:=SUM([.D149]+[.F149]+[.H149]+[.J149]+[.L149]+[.N149]+[.P149]+[.R149]+[.T149]+[.V149]+[.X149]+[.Z149])" ns41:value-type="float" table:style-name="TL Data" office:value-type="float" office:value="733">
            <text:p>73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chijndel</text:p>
          </table:table-cell>
          <table:table-cell table:style-name="ce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12"/>
          <table:table-cell ns41:value-type="float" table:style-name="TL Data" office:value="2579" office:value-type="float">
            <text:p>2579</text:p>
          </table:table-cell>
          <table:table-cell ns41:value-type="float" table:style-name="TL Data" office:value="2548" office:value-type="float">
            <text:p>2548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table:formula="of:=SUM([.C150]+[.E150]+[.G150]+[.I150]+[.K150]+[.M150]+[.O150]+[.Q150]+[.S150]+[.U150]+[.W150]+[.Y150])" ns41:value-type="float" table:style-name="TL Data" office:value-type="float" office:value="2605">
            <text:p>2605</text:p>
          </table:table-cell>
          <table:table-cell table:formula="of:=SUM([.D150]+[.F150]+[.H150]+[.J150]+[.L150]+[.N150]+[.P150]+[.R150]+[.T150]+[.V150]+[.X150]+[.Z150])" ns41:value-type="float" table:style-name="TL Data" office:value-type="float" office:value="2588">
            <text:p>258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oerendonk</text:p>
          </table:table-cell>
          <table:table-cell table:style-name="ce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33" office:value-type="float">
            <text:p>433</text:p>
          </table:table-cell>
          <table:table-cell table:style-name="TL Data" table:number-columns-repeated="8"/>
          <table:table-cell table:formula="of:=SUM([.C151]+[.E151]+[.G151]+[.I151]+[.K151]+[.M151]+[.O151]+[.Q151]+[.S151]+[.U151]+[.W151]+[.Y151])" ns41:value-type="float" table:style-name="TL Data" office:value-type="float" office:value="488">
            <text:p>488</text:p>
          </table:table-cell>
          <table:table-cell table:formula="of:=SUM([.D151]+[.F151]+[.H151]+[.J151]+[.L151]+[.N151]+[.P151]+[.R151]+[.T151]+[.V151]+[.X151]+[.Z151])" ns41:value-type="float" table:style-name="TL Data" office:value-type="float" office:value="435">
            <text:p>43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omeren</text:p>
          </table:table-cell>
          <table:table-cell table:style-name="ce6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12"/>
          <table:table-cell ns41:value-type="float" table:style-name="TL Data" office:value="1514" office:value-type="float">
            <text:p>1514</text:p>
          </table:table-cell>
          <table:table-cell ns41:value-type="float" table:style-name="TL Data" office:value="1439" office:value-type="float">
            <text:p>1439</text:p>
          </table:table-cell>
          <table:table-cell table:style-name="TL Data" table:number-columns-repeated="8"/>
          <table:table-cell table:formula="of:=SUM([.C152]+[.E152]+[.G152]+[.I152]+[.K152]+[.M152]+[.O152]+[.Q152]+[.S152]+[.U152]+[.W152]+[.Y152])" ns41:value-type="float" table:style-name="TL Data" office:value-type="float" office:value="1549">
            <text:p>1549</text:p>
          </table:table-cell>
          <table:table-cell table:formula="of:=SUM([.D152]+[.F152]+[.H152]+[.J152]+[.L152]+[.N152]+[.P152]+[.R152]+[.T152]+[.V152]+[.X152]+[.Z152])" ns41:value-type="float" table:style-name="TL Data" office:value-type="float" office:value="1478">
            <text:p>147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on c.a.</text:p>
          </table:table-cell>
          <table:table-cell table:style-name="ce6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776" office:value-type="float">
            <text:p>776</text:p>
          </table:table-cell>
          <table:table-cell table:style-name="TL Data" table:number-columns-repeated="8"/>
          <table:table-cell table:formula="of:=SUM([.C153]+[.E153]+[.G153]+[.I153]+[.K153]+[.M153]+[.O153]+[.Q153]+[.S153]+[.U153]+[.W153]+[.Y153])" ns41:value-type="float" table:style-name="TL Data" office:value-type="float" office:value="848">
            <text:p>848</text:p>
          </table:table-cell>
          <table:table-cell table:formula="of:=SUM([.D153]+[.F153]+[.H153]+[.J153]+[.L153]+[.N153]+[.P153]+[.R153]+[.T153]+[.V153]+[.X153]+[.Z153])" ns41:value-type="float" table:style-name="TL Data" office:value-type="float" office:value="779">
            <text:p>77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prang</text:p>
          </table:table-cell>
          <table:table-cell table:style-name="ce6"/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692" office:value-type="float">
            <text:p>692</text:p>
          </table:table-cell>
          <table:table-cell table:style-name="TL Data" table:number-columns-repeated="4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6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formula="of:=SUM([.C154]+[.E154]+[.G154]+[.I154]+[.K154]+[.M154]+[.O154]+[.Q154]+[.S154]+[.U154]+[.W154]+[.Y154])" ns41:value-type="float" table:style-name="TL Data" office:value-type="float" office:value="921">
            <text:p>921</text:p>
          </table:table-cell>
          <table:table-cell table:formula="of:=SUM([.D154]+[.F154]+[.H154]+[.J154]+[.L154]+[.N154]+[.P154]+[.R154]+[.T154]+[.V154]+[.X154]+[.Z154])" ns41:value-type="float" table:style-name="TL Data" office:value-type="float" office:value="856">
            <text:p>85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tanddaarbuiten</text:p>
          </table:table-cell>
          <table:table-cell table:style-name="ce6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12"/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35" office:value-type="float">
            <text:p>635</text:p>
          </table:table-cell>
          <table:table-cell table:style-name="TL Data" table:number-columns-repeated="8"/>
          <table:table-cell table:formula="of:=SUM([.C155]+[.E155]+[.G155]+[.I155]+[.K155]+[.M155]+[.O155]+[.Q155]+[.S155]+[.U155]+[.W155]+[.Y155])" ns41:value-type="float" table:style-name="TL Data" office:value-type="float" office:value="676">
            <text:p>676</text:p>
          </table:table-cell>
          <table:table-cell table:formula="of:=SUM([.D155]+[.F155]+[.H155]+[.J155]+[.L155]+[.N155]+[.P155]+[.R155]+[.T155]+[.V155]+[.X155]+[.Z155])" ns41:value-type="float" table:style-name="TL Data" office:value-type="float" office:value="663">
            <text:p>66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teenbergen </text:p>
          </table:table-cell>
          <table:table-cell table:style-name="ce6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76" office:value-type="float">
            <text:p>276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020" office:value-type="float">
            <text:p>3020</text:p>
          </table:table-cell>
          <table:table-cell ns41:value-type="float" table:style-name="TL Data" office:value="3130" office:value-type="float">
            <text:p>313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C156]+[.E156]+[.G156]+[.I156]+[.K156]+[.M156]+[.O156]+[.Q156]+[.S156]+[.U156]+[.W156]+[.Y156])" ns41:value-type="float" table:style-name="TL Data" office:value-type="float" office:value="3287">
            <text:p>3287</text:p>
          </table:table-cell>
          <table:table-cell table:formula="of:=SUM([.D156]+[.F156]+[.H156]+[.J156]+[.L156]+[.N156]+[.P156]+[.R156]+[.T156]+[.V156]+[.X156]+[.Z156])" ns41:value-type="float" table:style-name="TL Data" office:value-type="float" office:value="3419">
            <office:annotation draw:style-name="gr1" svg:height="1.958cm" draw:caption-point-y="-1.763cm" svg:width="3.583cm" svg:x="51.851cm" draw:caption-point-x="-19.757cm" svg:y="73.501cm" draw:text-style-name="P1">
              <dc:creator>CDM</dc:creator>
              <dc:date>2014-12-12T00:00:00</dc:date>
              <text:p text:style-name="P1"><text:span text:style-name="T1">3418 + 1</text:span></text:p>
              <text:p text:style-name="P1"><text:span text:style-name="T2"/></text:p>
              <text:p text:style-name="P1"><text:span text:style-name="T2"/></text:p>
            </office:annotation>
            <text:p>341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tiphout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25" office:value-type="float">
            <text:p>325</text:p>
          </table:table-cell>
          <table:table-cell table:style-name="TL Data" table:number-columns-repeated="8"/>
          <table:table-cell table:formula="of:=SUM([.C157]+[.E157]+[.G157]+[.I157]+[.K157]+[.M157]+[.O157]+[.Q157]+[.S157]+[.U157]+[.W157]+[.Y157])" ns41:value-type="float" table:style-name="TL Data" office:value-type="float" office:value="336">
            <text:p>336</text:p>
          </table:table-cell>
          <table:table-cell table:formula="of:=SUM([.D157]+[.F157]+[.H157]+[.J157]+[.L157]+[.N157]+[.P157]+[.R157]+[.T157]+[.V157]+[.X157]+[.Z157])" ns41:value-type="float" table:style-name="TL Data" office:value-type="float" office:value="325">
            <text:p>32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tratum</text:p>
          </table:table-cell>
          <table:table-cell table:style-name="ce6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08" office:value-type="float">
            <text:p>1308</text:p>
          </table:table-cell>
          <table:table-cell ns41:value-type="float" table:style-name="TL Data" office:value="1333" office:value-type="float">
            <text:p>133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table:formula="of:=SUM([.C158]+[.E158]+[.G158]+[.I158]+[.K158]+[.M158]+[.O158]+[.Q158]+[.S158]+[.U158]+[.W158]+[.Y158])" ns41:value-type="float" table:style-name="TL Data" office:value-type="float" office:value="1370">
            <text:p>1370</text:p>
          </table:table-cell>
          <table:table-cell table:formula="of:=SUM([.D158]+[.F158]+[.H158]+[.J158]+[.L158]+[.N158]+[.P158]+[.R158]+[.T158]+[.V158]+[.X158]+[.Z158])" ns41:value-type="float" table:style-name="TL Data" office:value-type="float" office:value="1396">
            <text:p>139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Strijp</text:p>
          </table:table-cell>
          <table:table-cell table:style-name="ce6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12"/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780" office:value-type="float">
            <text:p>780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table:formula="of:=SUM([.C159]+[.E159]+[.G159]+[.I159]+[.K159]+[.M159]+[.O159]+[.Q159]+[.S159]+[.U159]+[.W159]+[.Y159])" ns41:value-type="float" table:style-name="TL Data" office:value-type="float" office:value="834">
            <text:p>834</text:p>
          </table:table-cell>
          <table:table-cell table:formula="of:=SUM([.D159]+[.F159]+[.H159]+[.J159]+[.L159]+[.N159]+[.P159]+[.R159]+[.T159]+[.V159]+[.X159]+[.Z159])" ns41:value-type="float" table:style-name="TL Data" office:value-type="float" office:value="837">
            <text:p>83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Terheijden</text:p>
          </table:table-cell>
          <table:table-cell table:style-name="ce6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12"/>
          <table:table-cell ns41:value-type="float" table:style-name="TL Data" office:value="1443" office:value-type="float">
            <text:p>1443</text:p>
          </table:table-cell>
          <table:table-cell ns41:value-type="float" table:style-name="TL Data" office:value="1460" office:value-type="float">
            <text:p>146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C160]+[.E160]+[.G160]+[.I160]+[.K160]+[.M160]+[.O160]+[.Q160]+[.S160]+[.U160]+[.W160]+[.Y160])" ns41:value-type="float" table:style-name="TL Data" office:value-type="float" office:value="1508">
            <text:p>1508</text:p>
          </table:table-cell>
          <table:table-cell table:formula="of:=SUM([.D160]+[.F160]+[.H160]+[.J160]+[.L160]+[.N160]+[.P160]+[.R160]+[.T160]+[.V160]+[.X160]+[.Z160])" ns41:value-type="float" table:style-name="TL Data" office:value-type="float" office:value="1538">
            <text:p>15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Teteringen</text:p>
          </table:table-cell>
          <table:table-cell table:style-name="ce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787" office:value-type="float">
            <text:p>787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formula="of:=SUM([.C161]+[.E161]+[.G161]+[.I161]+[.K161]+[.M161]+[.O161]+[.Q161]+[.S161]+[.U161]+[.W161]+[.Y161])" ns41:value-type="float" table:style-name="TL Data" office:value-type="float" office:value="813">
            <text:p>813</text:p>
          </table:table-cell>
          <table:table-cell table:formula="of:=SUM([.D161]+[.F161]+[.H161]+[.J161]+[.L161]+[.N161]+[.P161]+[.R161]+[.T161]+[.V161]+[.X161]+[.Z161])" ns41:value-type="float" table:style-name="TL Data" office:value-type="float" office:value="820">
            <text:p>82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Tongelre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 table:number-columns-repeated="8"/>
          <table:table-cell table:formula="of:=SUM([.C162]+[.E162]+[.G162]+[.I162]+[.K162]+[.M162]+[.O162]+[.Q162]+[.S162]+[.U162]+[.W162]+[.Y162])" ns41:value-type="float" table:style-name="TL Data" office:value-type="float" office:value="532">
            <text:p>532</text:p>
          </table:table-cell>
          <table:table-cell table:formula="of:=SUM([.D162]+[.F162]+[.H162]+[.J162]+[.L162]+[.N162]+[.P162]+[.R162]+[.T162]+[.V162]+[.X162]+[.Z162])" ns41:value-type="float" table:style-name="TL Data" office:value-type="float" office:value="509">
            <text:p>50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Uden</text:p>
          </table:table-cell>
          <table:table-cell table:style-name="ce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2621" office:value-type="float">
            <text:p>2621</text:p>
          </table:table-cell>
          <table:table-cell ns41:value-type="float" table:style-name="TL Data" office:value="2853" office:value-type="float">
            <text:p>2853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table:formula="of:=SUM([.C163]+[.E163]+[.G163]+[.I163]+[.K163]+[.M163]+[.O163]+[.Q163]+[.S163]+[.U163]+[.W163]+[.Y163])" ns41:value-type="float" table:style-name="TL Data" office:value-type="float" office:value="2651">
            <text:p>2651</text:p>
          </table:table-cell>
          <table:table-cell table:formula="of:=SUM([.D163]+[.F163]+[.H163]+[.J163]+[.L163]+[.N163]+[.P163]+[.R163]+[.T163]+[.V163]+[.X163]+[.Z163])" ns41:value-type="float" table:style-name="TL Data" office:value-type="float" office:value="2876">
            <text:p>287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7" office:value-type="float">
            <text:p>277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0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Udenhout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1075" office:value-type="float">
            <text:p>1075</text:p>
          </table:table-cell>
          <table:table-cell table:style-name="TL Data" table:number-columns-repeated="8"/>
          <table:table-cell table:formula="of:=SUM([.C164]+[.E164]+[.G164]+[.I164]+[.K164]+[.M164]+[.O164]+[.Q164]+[.S164]+[.U164]+[.W164]+[.Y164])" ns41:value-type="float" table:style-name="TL Data" office:value-type="float" office:value="1116">
            <text:p>1116</text:p>
          </table:table-cell>
          <table:table-cell table:formula="of:=SUM([.D164]+[.F164]+[.H164]+[.J164]+[.L164]+[.N164]+[.P164]+[.R164]+[.T164]+[.V164]+[.X164]+[.Z164])" ns41:value-type="float" table:style-name="TL Data" office:value-type="float" office:value="1075">
            <text:p>107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alkenswaard</text:p>
          </table:table-cell>
          <table:table-cell table:style-name="ce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36" office:value-type="float">
            <text:p>63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SUM([.C165]+[.E165]+[.G165]+[.I165]+[.K165]+[.M165]+[.O165]+[.Q165]+[.S165]+[.U165]+[.W165]+[.Y165])" ns41:value-type="float" table:style-name="TL Data" office:value-type="float" office:value="701">
            <text:p>701</text:p>
          </table:table-cell>
          <table:table-cell table:formula="of:=SUM([.D165]+[.F165]+[.H165]+[.J165]+[.L165]+[.N165]+[.P165]+[.R165]+[.T165]+[.V165]+[.X165]+[.Z165])" ns41:value-type="float" table:style-name="TL Data" office:value-type="float" office:value="658">
            <text:p>65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een</text:p>
          </table:table-cell>
          <table:table-cell table:style-name="ce6"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97" office:value-type="float">
            <text:p>397</text:p>
          </table:table-cell>
          <table:table-cell table:style-name="TL Data" table:number-columns-repeated="4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formula="of:=SUM([.C166]+[.E166]+[.G166]+[.I166]+[.K166]+[.M166]+[.O166]+[.Q166]+[.S166]+[.U166]+[.W166]+[.Y166])" ns41:value-type="float" table:style-name="TL Data" office:value-type="float" office:value="488">
            <text:p>488</text:p>
          </table:table-cell>
          <table:table-cell table:formula="of:=SUM([.D166]+[.F166]+[.H166]+[.J166]+[.L166]+[.N166]+[.P166]+[.R166]+[.T166]+[.V166]+[.X166]+[.Z166])" ns41:value-type="float" table:style-name="TL Data" office:value-type="float" office:value="456">
            <text:p>45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eghel</text:p>
          </table:table-cell>
          <table:table-cell table:style-name="ce6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606" office:value-type="float">
            <text:p>2606</text:p>
          </table:table-cell>
          <table:table-cell ns41:value-type="float" table:style-name="TL Data" office:value="2542" office:value-type="float">
            <text:p>2542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4"/>
          <table:table-cell table:formula="of:=SUM([.C167]+[.E167]+[.G167]+[.I167]+[.K167]+[.M167]+[.O167]+[.Q167]+[.S167]+[.U167]+[.W167]+[.Y167])" ns41:value-type="float" table:style-name="TL Data" office:value-type="float" office:value="2688">
            <text:p>2688</text:p>
          </table:table-cell>
          <table:table-cell table:formula="of:=SUM([.D167]+[.F167]+[.H167]+[.J167]+[.L167]+[.N167]+[.P167]+[.R167]+[.T167]+[.V167]+[.X167]+[.Z167])" ns41:value-type="float" table:style-name="TL Data" office:value-type="float" office:value="2620">
            <text:p>262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eldhoven</text:p>
          </table:table-cell>
          <table:table-cell table:style-name="ce6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2"/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628" office:value-type="float">
            <text:p>628</text:p>
          </table:table-cell>
          <table:table-cell table:style-name="TL Data" table:number-columns-repeated="8"/>
          <table:table-cell table:formula="of:=SUM([.C168]+[.E168]+[.G168]+[.I168]+[.K168]+[.M168]+[.O168]+[.Q168]+[.S168]+[.U168]+[.W168]+[.Y168])" ns41:value-type="float" table:style-name="TL Data" office:value-type="float" office:value="696">
            <text:p>696</text:p>
          </table:table-cell>
          <table:table-cell table:formula="of:=SUM([.D168]+[.F168]+[.H168]+[.J168]+[.L168]+[.N168]+[.P168]+[.R168]+[.T168]+[.V168]+[.X168]+[.Z168])" ns41:value-type="float" table:style-name="TL Data" office:value-type="float" office:value="649">
            <text:p>64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elp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06" office:value-type="float">
            <text:p>306</text:p>
          </table:table-cell>
          <table:table-cell table:style-name="TL Data" table:number-columns-repeated="8"/>
          <table:table-cell table:formula="of:=SUM([.C169]+[.E169]+[.G169]+[.I169]+[.K169]+[.M169]+[.O169]+[.Q169]+[.S169]+[.U169]+[.W169]+[.Y169])" ns41:value-type="float" table:style-name="TL Data" office:value-type="float" office:value="365">
            <text:p>365</text:p>
          </table:table-cell>
          <table:table-cell table:formula="of:=SUM([.D169]+[.F169]+[.H169]+[.J169]+[.L169]+[.N169]+[.P169]+[.R169]+[.T169]+[.V169]+[.X169]+[.Z169])" ns41:value-type="float" table:style-name="TL Data" office:value-type="float" office:value="307">
            <text:p>30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essem c.a.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03" office:value-type="float">
            <text:p>503</text:p>
          </table:table-cell>
          <table:table-cell table:style-name="TL Data" table:number-columns-repeated="8"/>
          <table:table-cell table:formula="of:=SUM([.C170]+[.E170]+[.G170]+[.I170]+[.K170]+[.M170]+[.O170]+[.Q170]+[.S170]+[.U170]+[.W170]+[.Y170])" ns41:value-type="float" table:style-name="TL Data" office:value-type="float" office:value="608">
            <text:p>608</text:p>
          </table:table-cell>
          <table:table-cell table:formula="of:=SUM([.D170]+[.F170]+[.H170]+[.J170]+[.L170]+[.N170]+[.P170]+[.R170]+[.T170]+[.V170]+[.X170]+[.Z170])" ns41:value-type="float" table:style-name="TL Data" office:value-type="float" office:value="503">
            <text:p>50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ierlingsbeek</text:p>
          </table:table-cell>
          <table:table-cell table:style-name="ce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51" office:value-type="float">
            <text:p>65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table:formula="of:=SUM([.C171]+[.E171]+[.G171]+[.I171]+[.K171]+[.M171]+[.O171]+[.Q171]+[.S171]+[.U171]+[.W171]+[.Y171])" ns41:value-type="float" table:style-name="TL Data" office:value-type="float" office:value="684">
            <text:p>684</text:p>
          </table:table-cell>
          <table:table-cell table:formula="of:=SUM([.D171]+[.F171]+[.H171]+[.J171]+[.L171]+[.N171]+[.P171]+[.R171]+[.T171]+[.V171]+[.X171]+[.Z171])" ns41:value-type="float" table:style-name="TL Data" office:value-type="float" office:value="685">
            <text:p>68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lierden</text:p>
          </table:table-cell>
          <table:table-cell table:style-name="ce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73" office:value-type="float">
            <text:p>273</text:p>
          </table:table-cell>
          <table:table-cell table:style-name="TL Data" table:number-columns-repeated="8"/>
          <table:table-cell table:formula="of:=SUM([.C172]+[.E172]+[.G172]+[.I172]+[.K172]+[.M172]+[.O172]+[.Q172]+[.S172]+[.U172]+[.W172]+[.Y172])" ns41:value-type="float" table:style-name="TL Data" office:value-type="float" office:value="298">
            <text:p>298</text:p>
          </table:table-cell>
          <table:table-cell table:formula="of:=SUM([.D172]+[.F172]+[.H172]+[.J172]+[.L172]+[.N172]+[.P172]+[.R172]+[.T172]+[.V172]+[.X172]+[.Z172])" ns41:value-type="float" table:style-name="TL Data" office:value-type="float" office:value="278">
            <text:p>27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lijmen</text:p>
          </table:table-cell>
          <table:table-cell table:style-name="ce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12"/>
          <table:table-cell ns41:value-type="float" table:style-name="TL Data" office:value="1658" office:value-type="float">
            <text:p>1658</text:p>
          </table:table-cell>
          <table:table-cell ns41:value-type="float" table:style-name="TL Data" office:value="1663" office:value-type="float">
            <text:p>166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SUM([.C173]+[.E173]+[.G173]+[.I173]+[.K173]+[.M173]+[.O173]+[.Q173]+[.S173]+[.U173]+[.W173]+[.Y173])" ns41:value-type="float" table:style-name="TL Data" office:value-type="float" office:value="1691">
            <text:p>1691</text:p>
          </table:table-cell>
          <table:table-cell table:formula="of:=SUM([.D173]+[.F173]+[.H173]+[.J173]+[.L173]+[.N173]+[.P173]+[.R173]+[.T173]+[.V173]+[.X173]+[.Z173])" ns41:value-type="float" table:style-name="TL Data" office:value-type="float" office:value="1698">
            <text:p>169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rijhoeve-Capelle</text:p>
          </table:table-cell>
          <table:table-cell table:style-name="ce6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20" office:value-type="float">
            <text:p>22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table:formula="of:=SUM([.C174]+[.E174]+[.G174]+[.I174]+[.K174]+[.M174]+[.O174]+[.Q174]+[.S174]+[.U174]+[.W174]+[.Y174])" ns41:value-type="float" table:style-name="TL Data" office:value-type="float" office:value="226">
            <text:p>226</text:p>
          </table:table-cell>
          <table:table-cell table:formula="of:=SUM([.D174]+[.F174]+[.H174]+[.J174]+[.L174]+[.N174]+[.P174]+[.R174]+[.T174]+[.V174]+[.X174]+[.Z174])" ns41:value-type="float" table:style-name="TL Data" office:value-type="float" office:value="249">
            <text:p>24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Vught</text:p>
          </table:table-cell>
          <table:table-cell table:style-name="ce6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527" office:value-type="float">
            <text:p>152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75]+[.E175]+[.G175]+[.I175]+[.K175]+[.M175]+[.O175]+[.Q175]+[.S175]+[.U175]+[.W175]+[.Y175])" ns41:value-type="float" table:style-name="TL Data" office:value-type="float" office:value="1601">
            <text:p>1601</text:p>
          </table:table-cell>
          <table:table-cell table:formula="of:=SUM([.D175]+[.F175]+[.H175]+[.J175]+[.L175]+[.N175]+[.P175]+[.R175]+[.T175]+[.V175]+[.X175]+[.Z175])" ns41:value-type="float" table:style-name="TL Data" office:value-type="float" office:value="1654">
            <office:annotation draw:style-name="gr1" svg:height="1.957cm" draw:caption-point-y="-2.266cm" svg:width="3.583cm" svg:x="51.851cm" draw:caption-point-x="-19.757cm" svg:y="82.55cm" draw:text-style-name="P1">
              <dc:creator>CDM</dc:creator>
              <dc:date>2014-12-12T00:00:00</dc:date>
              <text:p text:style-name="P1"><text:span text:style-name="T1">1655 - 1</text:span></text:p>
            </office:annotation>
            <text:p>165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aalre</text:p>
          </table:table-cell>
          <table:table-cell table:style-name="ce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09" office:value-type="float">
            <text:p>409</text:p>
          </table:table-cell>
          <table:table-cell table:style-name="TL Data" table:number-columns-repeated="8"/>
          <table:table-cell table:formula="of:=SUM([.C176]+[.E176]+[.G176]+[.I176]+[.K176]+[.M176]+[.O176]+[.Q176]+[.S176]+[.U176]+[.W176]+[.Y176])" ns41:value-type="float" table:style-name="TL Data" office:value-type="float" office:value="455">
            <text:p>455</text:p>
          </table:table-cell>
          <table:table-cell table:formula="of:=SUM([.D176]+[.F176]+[.H176]+[.J176]+[.L176]+[.N176]+[.P176]+[.R176]+[.T176]+[.V176]+[.X176]+[.Z176])" ns41:value-type="float" table:style-name="TL Data" office:value-type="float" office:value="411">
            <text:p>41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aalwijk</text:p>
          </table:table-cell>
          <table:table-cell table:style-name="ce6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74" office:value-type="float">
            <text:p>1774</text:p>
          </table:table-cell>
          <table:table-cell ns41:value-type="float" table:style-name="TL Data" office:value="1870" office:value-type="float">
            <text:p>1870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77]+[.E177]+[.G177]+[.I177]+[.K177]+[.M177]+[.O177]+[.Q177]+[.S177]+[.U177]+[.W177]+[.Y177])" ns41:value-type="float" table:style-name="TL Data" office:value-type="float" office:value="1947">
            <text:p>1947</text:p>
          </table:table-cell>
          <table:table-cell table:formula="of:=SUM([.D177]+[.F177]+[.H177]+[.J177]+[.L177]+[.N177]+[.P177]+[.R177]+[.T177]+[.V177]+[.X177]+[.Z177])" ns41:value-type="float" table:style-name="TL Data" office:value-type="float" office:value="2051">
            <text:p>205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anrooij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506" office:value-type="float">
            <text:p>506</text:p>
          </table:table-cell>
          <table:table-cell table:style-name="TL Data" table:number-columns-repeated="8"/>
          <table:table-cell table:formula="of:=SUM([.C178]+[.E178]+[.G178]+[.I178]+[.K178]+[.M178]+[.O178]+[.Q178]+[.S178]+[.U178]+[.W178]+[.Y178])" ns41:value-type="float" table:style-name="TL Data" office:value-type="float" office:value="532">
            <text:p>532</text:p>
          </table:table-cell>
          <table:table-cell table:formula="of:=SUM([.D178]+[.F178]+[.H178]+[.J178]+[.L178]+[.N178]+[.P178]+[.R178]+[.T178]+[.V178]+[.X178]+[.Z178])" ns41:value-type="float" table:style-name="TL Data" office:value-type="float" office:value="506">
            <text:p>50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aspik</text:p>
          </table:table-cell>
          <table:table-cell table:style-name="ce6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24" office:value-type="float">
            <text:p>224</text:p>
          </table:table-cell>
          <table:table-cell table:style-name="TL Data" table:number-columns-repeated="12"/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1244" office:value-type="float">
            <text:p>124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formula="of:=SUM([.C179]+[.E179]+[.G179]+[.I179]+[.K179]+[.M179]+[.O179]+[.Q179]+[.S179]+[.U179]+[.W179]+[.Y179])" ns41:value-type="float" table:style-name="TL Data" office:value-type="float" office:value="1456">
            <text:p>1456</text:p>
          </table:table-cell>
          <table:table-cell table:formula="of:=SUM([.D179]+[.F179]+[.H179]+[.J179]+[.L179]+[.N179]+[.P179]+[.R179]+[.T179]+[.V179]+[.X179]+[.Z179])" ns41:value-type="float" table:style-name="TL Data" office:value-type="float" office:value="1469">
            <text:p>146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erken</text:p>
          </table:table-cell>
          <table:table-cell table:style-name="ce6"/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68" office:value-type="float">
            <text:p>468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180]+[.E180]+[.G180]+[.I180]+[.K180]+[.M180]+[.O180]+[.Q180]+[.S180]+[.U180]+[.W180]+[.Y180])" ns41:value-type="float" table:style-name="TL Data" office:value-type="float" office:value="1235">
            <text:p>1235</text:p>
          </table:table-cell>
          <table:table-cell table:formula="of:=SUM([.D180]+[.F180]+[.H180]+[.J180]+[.L180]+[.N180]+[.P180]+[.R180]+[.T180]+[.V180]+[.X180]+[.Z180])" ns41:value-type="float" table:style-name="TL Data" office:value-type="float" office:value="1175">
            <text:p>117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erkendam</text:p>
          </table:table-cell>
          <table:table-cell table:style-name="ce6"/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947" office:value-type="float">
            <text:p>94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table:formula="of:=SUM([.C181]+[.E181]+[.G181]+[.I181]+[.K181]+[.M181]+[.O181]+[.Q181]+[.S181]+[.U181]+[.W181]+[.Y181])" ns41:value-type="float" table:style-name="TL Data" office:value-type="float" office:value="1133">
            <text:p>1133</text:p>
          </table:table-cell>
          <table:table-cell table:formula="of:=SUM([.D181]+[.F181]+[.H181]+[.J181]+[.L181]+[.N181]+[.P181]+[.R181]+[.T181]+[.V181]+[.X181]+[.Z181])" ns41:value-type="float" table:style-name="TL Data" office:value-type="float" office:value="1168">
            <text:p>116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esterhoven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93" office:value-type="float">
            <text:p>293</text:p>
          </table:table-cell>
          <table:table-cell table:style-name="TL Data" table:number-columns-repeated="8"/>
          <table:table-cell table:formula="of:=SUM([.C182]+[.E182]+[.G182]+[.I182]+[.K182]+[.M182]+[.O182]+[.Q182]+[.S182]+[.U182]+[.W182]+[.Y182])" ns41:value-type="float" table:style-name="TL Data" office:value-type="float" office:value="298">
            <text:p>298</text:p>
          </table:table-cell>
          <table:table-cell table:formula="of:=SUM([.D182]+[.F182]+[.H182]+[.J182]+[.L182]+[.N182]+[.P182]+[.R182]+[.T182]+[.V182]+[.X182]+[.Z182])" ns41:value-type="float" table:style-name="TL Data" office:value-type="float" office:value="294">
            <text:p>29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illemstad</text:p>
          </table:table-cell>
          <table:table-cell table:style-name="ce6"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83]+[.E183]+[.G183]+[.I183]+[.K183]+[.M183]+[.O183]+[.Q183]+[.S183]+[.U183]+[.W183]+[.Y183])" ns41:value-type="float" table:style-name="TL Data" office:value-type="float" office:value="918">
            <text:p>918</text:p>
          </table:table-cell>
          <table:table-cell table:formula="of:=SUM([.D183]+[.F183]+[.H183]+[.J183]+[.L183]+[.N183]+[.P183]+[.R183]+[.T183]+[.V183]+[.X183]+[.Z183])" ns41:value-type="float" table:style-name="TL Data" office:value-type="float" office:value="987">
            <text:p>98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oensdrecht</text:p>
          </table:table-cell>
          <table:table-cell table:style-name="ce6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12"/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1245" office:value-type="float">
            <text:p>1245</text:p>
          </table:table-cell>
          <table:table-cell table:style-name="TL Data" table:number-columns-repeated="8"/>
          <table:table-cell table:formula="of:=SUM([.C184]+[.E184]+[.G184]+[.I184]+[.K184]+[.M184]+[.O184]+[.Q184]+[.S184]+[.U184]+[.W184]+[.Y184])" ns41:value-type="float" table:style-name="TL Data" office:value-type="float" office:value="1364">
            <text:p>1364</text:p>
          </table:table-cell>
          <table:table-cell table:formula="of:=SUM([.D184]+[.F184]+[.H184]+[.J184]+[.L184]+[.N184]+[.P184]+[.R184]+[.T184]+[.V184]+[.X184]+[.Z184])" ns41:value-type="float" table:style-name="TL Data" office:value-type="float" office:value="1270">
            <text:p>127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oensel</text:p>
          </table:table-cell>
          <table:table-cell table:style-name="ce6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18" office:value-type="float">
            <text:p>2218</text:p>
          </table:table-cell>
          <table:table-cell ns41:value-type="float" table:style-name="TL Data" office:value="2259" office:value-type="float">
            <text:p>2259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table:formula="of:=SUM([.C185]+[.E185]+[.G185]+[.I185]+[.K185]+[.M185]+[.O185]+[.Q185]+[.S185]+[.U185]+[.W185]+[.Y185])" ns41:value-type="float" table:style-name="TL Data" office:value-type="float" office:value="2274">
            <text:p>2274</text:p>
          </table:table-cell>
          <table:table-cell table:formula="of:=SUM([.D185]+[.F185]+[.H185]+[.J185]+[.L185]+[.N185]+[.P185]+[.R185]+[.T185]+[.V185]+[.X185]+[.Z185])" ns41:value-type="float" table:style-name="TL Data" office:value-type="float" office:value="2316">
            <text:p>231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oudrichem</text:p>
          </table:table-cell>
          <table:table-cell table:style-name="ce6"/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797" office:value-type="float">
            <text:p>797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186]+[.E186]+[.G186]+[.I186]+[.K186]+[.M186]+[.O186]+[.Q186]+[.S186]+[.U186]+[.W186]+[.Y186])" ns41:value-type="float" table:style-name="TL Data" office:value-type="float" office:value="915">
            <text:p>915</text:p>
          </table:table-cell>
          <table:table-cell table:formula="of:=SUM([.D186]+[.F186]+[.H186]+[.J186]+[.L186]+[.N186]+[.P186]+[.R186]+[.T186]+[.V186]+[.X186]+[.Z186])" ns41:value-type="float" table:style-name="TL Data" office:value-type="float" office:value="862">
            <text:p>86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ouw</text:p>
          </table:table-cell>
          <table:table-cell table:style-name="ce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1733" office:value-type="float">
            <text:p>1733</text:p>
          </table:table-cell>
          <table:table-cell ns41:value-type="float" table:style-name="TL Data" office:value="1801" office:value-type="float">
            <text:p>180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SUM([.C187]+[.E187]+[.G187]+[.I187]+[.K187]+[.M187]+[.O187]+[.Q187]+[.S187]+[.U187]+[.W187]+[.Y187])" ns41:value-type="float" table:style-name="TL Data" office:value-type="float" office:value="1749">
            <text:p>1749</text:p>
          </table:table-cell>
          <table:table-cell table:formula="of:=SUM([.D187]+[.F187]+[.H187]+[.J187]+[.L187]+[.N187]+[.P187]+[.R187]+[.T187]+[.V187]+[.X187]+[.Z187])" ns41:value-type="float" table:style-name="TL Data" office:value-type="float" office:value="1810">
            <text:p>181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Wijk en Aalburg</text:p>
          </table:table-cell>
          <table:table-cell table:style-name="ce6"/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964" office:value-type="float">
            <text:p>964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SUM([.C188]+[.E188]+[.G188]+[.I188]+[.K188]+[.M188]+[.O188]+[.Q188]+[.S188]+[.U188]+[.W188]+[.Y188])" ns41:value-type="float" table:style-name="TL Data" office:value-type="float" office:value="965">
            <text:p>965</text:p>
          </table:table-cell>
          <table:table-cell table:formula="of:=SUM([.D188]+[.F188]+[.H188]+[.J188]+[.L188]+[.N188]+[.P188]+[.R188]+[.T188]+[.V188]+[.X188]+[.Z188])" ns41:value-type="float" table:style-name="TL Data" office:value-type="float" office:value="967">
            <text:p>96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Zeeland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900" office:value-type="float">
            <text:p>900</text:p>
          </table:table-cell>
          <table:table-cell table:style-name="TL Data" table:number-columns-repeated="8"/>
          <table:table-cell table:formula="of:=SUM([.C189]+[.E189]+[.G189]+[.I189]+[.K189]+[.M189]+[.O189]+[.Q189]+[.S189]+[.U189]+[.W189]+[.Y189])" ns41:value-type="float" table:style-name="TL Data" office:value-type="float" office:value="946">
            <text:p>946</text:p>
          </table:table-cell>
          <table:table-cell table:formula="of:=SUM([.D189]+[.F189]+[.H189]+[.J189]+[.L189]+[.N189]+[.P189]+[.R189]+[.T189]+[.V189]+[.X189]+[.Z189])" ns41:value-type="float" table:style-name="TL Data" office:value-type="float" office:value="900">
            <text:p>90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Zeelst</text:p>
          </table:table-cell>
          <table:table-cell table:style-name="ce6"/>
          <table:table-cell table:style-name="TL Data"/>
          <table:table-cell table:style-name="TL Data" table:number-columns-repeated="13"/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85" office:value-type="float">
            <text:p>685</text:p>
          </table:table-cell>
          <table:table-cell table:style-name="TL Data" table:number-columns-repeated="8"/>
          <table:table-cell table:formula="of:=SUM([.C190]+[.E190]+[.G190]+[.I190]+[.K190]+[.M190]+[.O190]+[.Q190]+[.S190]+[.U190]+[.W190]+[.Y190])" ns41:value-type="float" table:style-name="TL Data" office:value-type="float" office:value="689">
            <text:p>689</text:p>
          </table:table-cell>
          <table:table-cell table:formula="of:=SUM([.D190]+[.F190]+[.H190]+[.J190]+[.L190]+[.N190]+[.P190]+[.R190]+[.T190]+[.V190]+[.X190]+[.Z190])" ns41:value-type="float" table:style-name="TL Data" office:value-type="float" office:value="685">
            <text:p>68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Zesgehuchten</text:p>
          </table:table-cell>
          <table:table-cell table:style-name="ce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24" office:value-type="float">
            <text:p>524</text:p>
          </table:table-cell>
          <table:table-cell table:style-name="TL Data" table:number-columns-repeated="8"/>
          <table:table-cell table:formula="of:=SUM([.C191]+[.E191]+[.G191]+[.I191]+[.K191]+[.M191]+[.O191]+[.Q191]+[.S191]+[.U191]+[.W191]+[.Y191])" ns41:value-type="float" table:style-name="TL Data" office:value-type="float" office:value="525">
            <text:p>525</text:p>
          </table:table-cell>
          <table:table-cell table:formula="of:=SUM([.D191]+[.F191]+[.H191]+[.J191]+[.L191]+[.N191]+[.P191]+[.R191]+[.T191]+[.V191]+[.X191]+[.Z191])" ns41:value-type="float" table:style-name="TL Data" office:value-type="float" office:value="527">
            <text:p>52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Zevenbergen</text:p>
          </table:table-cell>
          <table:table-cell table:style-name="ce6"/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2483" office:value-type="float">
            <text:p>2483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table:formula="of:=SUM([.C192]+[.E192]+[.G192]+[.I192]+[.K192]+[.M192]+[.O192]+[.Q192]+[.S192]+[.U192]+[.W192]+[.Y192])" ns41:value-type="float" table:style-name="TL Data" office:value-type="float" office:value="3140">
            <text:p>3140</text:p>
          </table:table-cell>
          <table:table-cell table:formula="of:=SUM([.D192]+[.F192]+[.H192]+[.J192]+[.L192]+[.N192]+[.P192]+[.R192]+[.T192]+[.V192]+[.X192]+[.Z192])" ns41:value-type="float" table:style-name="TL Data" office:value-type="float" office:value="3322">
            <text:p>332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Zundert</text:p>
          </table:table-cell>
          <table:table-cell table:style-name="ce6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058" office:value-type="float">
            <text:p>2058</text:p>
          </table:table-cell>
          <table:table-cell ns41:value-type="float" table:style-name="TL Data" office:value="2004" office:value-type="float">
            <text:p>2004</text:p>
          </table:table-cell>
          <table:table-cell table:style-name="TL Data" table:number-columns-repeated="8"/>
          <table:table-cell table:formula="of:=SUM([.C193]+[.E193]+[.G193]+[.I193]+[.K193]+[.M193]+[.O193]+[.Q193]+[.S193]+[.U193]+[.W193]+[.Y193])" ns41:value-type="float" table:style-name="TL Data" office:value-type="float" office:value="2088">
            <text:p>2088</text:p>
          </table:table-cell>
          <table:table-cell table:formula="of:=SUM([.D193]+[.F193]+[.H193]+[.J193]+[.L193]+[.N193]+[.P193]+[.R193]+[.T193]+[.V193]+[.X193]+[.Z193])" ns41:value-type="float" table:style-name="TL Data" office:value-type="float" office:value="2025">
            <text:p>202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Zwaluwe</text:p>
          </table:table-cell>
          <table:table-cell table:style-name="ce6"/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881" office:value-type="float">
            <text:p>88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1162" office:value-type="float">
            <text:p>1162</text:p>
          </table:table-cell>
          <table:table-cell table:style-name="TL Data" table:number-columns-repeated="8"/>
          <table:table-cell table:formula="of:=SUM([.C194]+[.E194]+[.G194]+[.I194]+[.K194]+[.M194]+[.O194]+[.Q194]+[.S194]+[.U194]+[.W194]+[.Y194])" ns41:value-type="float" table:style-name="TL Data" office:value-type="float" office:value="2131">
            <text:p>2131</text:p>
          </table:table-cell>
          <table:table-cell table:formula="of:=SUM([.D194]+[.F194]+[.H194]+[.J194]+[.L194]+[.N194]+[.P194]+[.R194]+[.T194]+[.V194]+[.X194]+[.Z194])" ns41:value-type="float" table:style-name="TL Data" office:value-type="float" office:value="2047">
            <text:p>204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6">
          <table:table-cell ns41:value-type="string" table:style-name="TL RowHeader" office:value-type="string">
            <text:p>Totaal der overige Gemeenten</text:p>
          </table:table-cell>
          <table:table-cell table:style-name="ce6"/>
          <table:table-cell table:formula="of:=SUM([.C14:.C194])" ns41:value-type="float" table:style-name="TL Data" office:value-type="float" office:value="21072">
            <text:p>21072</text:p>
          </table:table-cell>
          <table:table-cell table:formula="of:=SUM([.D14:.D194])" ns41:value-type="float" table:style-name="TL Data" office:value-type="float" office:value="20981">
            <office:annotation draw:style-name="gr1" svg:height="1.959cm" draw:caption-point-y="2.1cm" svg:width="3.579cm" svg:x="8.895cm" draw:caption-point-x="-0.598cm" svg:y="87.18cm" draw:text-style-name="P1">
              <dc:creator>CDM</dc:creator>
              <dc:date>2014-12-12T00:00:00</dc:date>
              <text:p text:style-name="P1"><text:span text:style-name="T2"/></text:p>
              <text:p text:style-name="P1"><text:span text:style-name="T2"/></text:p>
              <text:p text:style-name="P1"><text:span text:style-name="T2">20953</text:span></text:p>
              <text:p text:style-name="P1"><text:span text:style-name="T2"/></text:p>
            </office:annotation>
            <text:p>20981</text:p>
          </table:table-cell>
          <table:table-cell table:formula="of:=SUM([.E14:.E194])" ns41:value-type="float" table:style-name="TL Data" office:value-type="float" office:value="33">
            <text:p>33</text:p>
          </table:table-cell>
          <table:table-cell table:formula="of:=SUM([.F14:.F194])" ns41:value-type="float" table:style-name="TL Data" office:value-type="float" office:value="25">
            <text:p>25</text:p>
          </table:table-cell>
          <table:table-cell table:formula="of:=SUM([.G14:.G194])" ns41:value-type="float" table:style-name="TL Data" office:value-type="float" office:value="19">
            <text:p>19</text:p>
          </table:table-cell>
          <table:table-cell table:formula="of:=SUM([.H14:.H194])" ns41:value-type="float" table:style-name="TL Data" office:value-type="float" office:value="22">
            <text:p>22</text:p>
          </table:table-cell>
          <table:table-cell table:formula="of:=SUM([.I14:.I194])" ns41:value-type="float" table:style-name="TL Data" office:value-type="float" office:value="2570">
            <text:p>2570</text:p>
          </table:table-cell>
          <table:table-cell table:formula="of:=SUM([.J14:.J194])" ns41:value-type="float" table:style-name="TL Data" office:value-type="float" office:value="2456">
            <text:p>2456</text:p>
          </table:table-cell>
          <table:table-cell table:formula="of:=SUM([.K14:.K194])" ns41:value-type="float" table:style-name="TL Data" office:value-type="float" office:value="35">
            <text:p>35</text:p>
          </table:table-cell>
          <table:table-cell table:formula="of:=SUM([.L14:.L194])" ns41:value-type="float" table:style-name="TL Data" office:value-type="float" office:value="24">
            <text:p>24</text:p>
          </table:table-cell>
          <table:table-cell table:formula="of:=SUM([.M14:.M194])" ns41:value-type="float" table:style-name="TL Data" office:value-type="float" office:value="167">
            <text:p>167</text:p>
          </table:table-cell>
          <table:table-cell table:formula="of:=SUM([.N14:.N194])" ns41:value-type="float" table:style-name="TL Data" office:value-type="float" office:value="128">
            <text:p>128</text:p>
          </table:table-cell>
          <table:table-cell table:formula="of:=SUM([.O14:.O194])" ns41:value-type="float" table:style-name="TL Data" office:value-type="float" office:value="5">
            <text:p>5</text:p>
          </table:table-cell>
          <table:table-cell table:formula="of:=SUM([.P14:.P194])" ns41:value-type="float" table:style-name="TL Data" office:value-type="float" office:value="10">
            <text:p>10</text:p>
          </table:table-cell>
          <table:table-cell table:formula="of:=SUM([.Q14:.Q194])" ns41:value-type="float" table:style-name="TL Data" office:value-type="float" office:value="175740">
            <text:p>175740</text:p>
          </table:table-cell>
          <table:table-cell table:formula="of:=SUM([.R14:.R194])" ns41:value-type="float" table:style-name="TL Data" office:value-type="float" office:value="171491">
            <text:p>171491</text:p>
          </table:table-cell>
          <table:table-cell table:formula="of:=SUM([.S14:.S194])" ns41:value-type="float" table:style-name="TL Data" office:value-type="float" office:value="1">
            <text:p>1</text:p>
          </table:table-cell>
          <table:table-cell table:formula="of:=SUM([.T14:.T194])" ns41:value-type="float" table:style-name="TL Data" office:value-type="float" office:value="2">
            <text:p>2</text:p>
          </table:table-cell>
          <table:table-cell table:formula="of:=SUM([.U14:.U194])" ns41:value-type="float" table:style-name="TL Data" office:value-type="float" office:value="720">
            <text:p>720</text:p>
          </table:table-cell>
          <table:table-cell table:formula="of:=SUM([.V14:.V194])" ns41:value-type="float" table:style-name="TL Data" office:value-type="float" office:value="724">
            <text:p>724</text:p>
          </table:table-cell>
          <table:table-cell table:formula="of:=SUM([.W14:.W194])" ns41:value-type="float" table:style-name="TL Data" office:value-type="float" office:value="1">
            <text:p>1</text:p>
          </table:table-cell>
          <table:table-cell table:formula="of:=SUM([.X14:.X194])" ns41:value-type="float" table:style-name="TL Data" office:value-type="float" office:value="5">
            <text:p>5</text:p>
          </table:table-cell>
          <table:table-cell table:formula="of:=SUM([.Y14:.Y194])" ns41:value-type="float" table:style-name="TL Data" office:value-type="float" office:value="75">
            <text:p>75</text:p>
          </table:table-cell>
          <table:table-cell table:formula="of:=SUM([.Z14:.Z194])" ns41:value-type="float" table:style-name="TL Data" office:value-type="float" office:value="42">
            <text:p>42</text:p>
          </table:table-cell>
          <table:table-cell table:formula="of:=SUM([.C195]+[.E195]+[.G195]+[.I195]+[.K195]+[.M195]+[.O195]+[.Q195]+[.S195]+[.U195]+[.W195]+[.Y195])" ns41:value-type="float" table:style-name="TL Data" office:value-type="float" office:value="200438">
            <text:p>200438</text:p>
          </table:table-cell>
          <table:table-cell table:formula="of:=SUM([.D195]+[.F195]+[.H195]+[.J195]+[.L195]+[.N195]+[.P195]+[.R195]+[.T195]+[.V195]+[.X195]+[.Z195])" ns41:value-type="float" table:style-name="TL Data" office:value-type="float" office:value="195910">
            <office:annotation draw:style-name="gr1" svg:height="1.959cm" draw:caption-point-y="2.1cm" svg:width="3.583cm" svg:x="51.851cm" draw:caption-point-x="-19.757cm" svg:y="87.18cm" draw:text-style-name="P1">
              <dc:creator>CDM</dc:creator>
              <dc:date>2014-12-12T00:00:00</dc:date>
              <text:p text:style-name="P1"><text:span text:style-name="T1">195882</text:span></text:p>
            </office:annotation>
            <text:p>19591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10_H5</text:p>
          </table:table-cell>
          <table:table-cell ns41:value-type="float" table:style-name="ce39" office:value="278" office:value-type="float">
            <text:p>278</text:p>
          </table:table-cell>
          <table:table-cell ns41:value-type="float" table:style-name="ce39" office:value="279" office:value-type="float">
            <text:p>279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54" office:value-type="string">
            <text:p>35_0591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6"/>
          <table:table-cell table:formula="of:=SUM([.C12]+[.C195])" ns41:value-type="float" table:style-name="TL Data" office:value-type="float" office:value="24366">
            <text:p>24366</text:p>
          </table:table-cell>
          <table:table-cell table:formula="of:=SUM([.D12]+[.D195])" ns41:value-type="float" table:style-name="TL Data" office:value-type="float" office:value="23922">
            <office:annotation draw:style-name="gr1" svg:height="1.959cm" draw:caption-point-y="2.101cm" svg:width="3.579cm" svg:x="8.895cm" draw:caption-point-x="-0.598cm" svg:y="87.629cm" draw:text-style-name="P1">
              <dc:creator>CDM</dc:creator>
              <dc:date>2014-12-12T00:00:00</dc:date>
              <text:p text:style-name="P1"><text:span text:style-name="T1">23894</text:span></text:p>
            </office:annotation>
            <text:p>23922</text:p>
          </table:table-cell>
          <table:table-cell table:formula="of:=SUM([.E12]+[.E195])" ns41:value-type="float" table:style-name="TL Data" office:value-type="float" office:value="131">
            <text:p>131</text:p>
          </table:table-cell>
          <table:table-cell table:formula="of:=SUM([.F12]+[.F195])" ns41:value-type="float" table:style-name="TL Data" office:value-type="float" office:value="98">
            <text:p>98</text:p>
          </table:table-cell>
          <table:table-cell table:formula="of:=SUM([.G12]+[.G195])" ns41:value-type="float" table:style-name="TL Data" office:value-type="float" office:value="35">
            <text:p>35</text:p>
          </table:table-cell>
          <table:table-cell table:formula="of:=SUM([.H12]+[.H195])" ns41:value-type="float" table:style-name="TL Data" office:value-type="float" office:value="29">
            <text:p>29</text:p>
          </table:table-cell>
          <table:table-cell table:formula="of:=SUM([.I12]+[.I195])" ns41:value-type="float" table:style-name="TL Data" office:value-type="float" office:value="2646">
            <text:p>2646</text:p>
          </table:table-cell>
          <table:table-cell table:formula="of:=SUM([.J12]+[.J195])" ns41:value-type="float" table:style-name="TL Data" office:value-type="float" office:value="2537">
            <text:p>2537</text:p>
          </table:table-cell>
          <table:table-cell table:formula="of:=SUM([.K12]+[.K195])" ns41:value-type="float" table:style-name="TL Data" office:value-type="float" office:value="71">
            <text:p>71</text:p>
          </table:table-cell>
          <table:table-cell table:formula="of:=SUM([.L12]+[.L195])" ns41:value-type="float" table:style-name="TL Data" office:value-type="float" office:value="44">
            <text:p>44</text:p>
          </table:table-cell>
          <table:table-cell table:formula="of:=SUM([.M12]+[.M195])" ns41:value-type="float" table:style-name="TL Data" office:value-type="float" office:value="345">
            <text:p>345</text:p>
          </table:table-cell>
          <table:table-cell table:formula="of:=SUM([.N12]+[.N195])" ns41:value-type="float" table:style-name="TL Data" office:value-type="float" office:value="297">
            <text:p>297</text:p>
          </table:table-cell>
          <table:table-cell table:formula="of:=SUM([.O12]+[.O195])" ns41:value-type="float" table:style-name="TL Data" office:value-type="float" office:value="6">
            <text:p>6</text:p>
          </table:table-cell>
          <table:table-cell table:formula="of:=SUM([.P12]+[.P195])" ns41:value-type="float" table:style-name="TL Data" office:value-type="float" office:value="11">
            <text:p>11</text:p>
          </table:table-cell>
          <table:table-cell table:formula="of:=SUM([.Q12]+[.Q195])" ns41:value-type="float" table:style-name="TL Data" office:value-type="float" office:value="205336">
            <text:p>205336</text:p>
          </table:table-cell>
          <table:table-cell table:formula="of:=SUM([.R12]+[.R195])" ns41:value-type="float" table:style-name="TL Data" office:value-type="float" office:value="204289">
            <text:p>204289</text:p>
          </table:table-cell>
          <table:table-cell table:formula="of:=SUM([.S12]+[.S195])" ns41:value-type="float" table:style-name="TL Data" office:value-type="float" office:value="5">
            <text:p>5</text:p>
          </table:table-cell>
          <table:table-cell table:formula="of:=SUM([.T12]+[.T195])" ns41:value-type="float" table:style-name="TL Data" office:value-type="float" office:value="7">
            <text:p>7</text:p>
          </table:table-cell>
          <table:table-cell table:formula="of:=SUM([.U12]+[.U195])" ns41:value-type="float" table:style-name="TL Data" office:value-type="float" office:value="1072">
            <text:p>1072</text:p>
          </table:table-cell>
          <table:table-cell table:formula="of:=SUM([.V12]+[.V195])" ns41:value-type="float" table:style-name="TL Data" office:value-type="float" office:value="1074">
            <text:p>1074</text:p>
          </table:table-cell>
          <table:table-cell table:formula="of:=SUM([.W12]+[.W195])" ns41:value-type="float" table:style-name="TL Data" office:value-type="float" office:value="1">
            <text:p>1</text:p>
          </table:table-cell>
          <table:table-cell table:formula="of:=SUM([.X12]+[.X195])" ns41:value-type="float" table:style-name="TL Data" office:value-type="float" office:value="5">
            <text:p>5</text:p>
          </table:table-cell>
          <table:table-cell table:formula="of:=SUM([.Y12]+[.Y195])" ns41:value-type="float" table:style-name="TL Data" office:value-type="float" office:value="131">
            <text:p>131</text:p>
          </table:table-cell>
          <table:table-cell table:formula="of:=SUM([.Z12]+[.Z195])" ns41:value-type="float" table:style-name="TL Data" office:value-type="float" office:value="67">
            <text:p>67</text:p>
          </table:table-cell>
          <table:table-cell table:formula="of:=SUM([.C196]+[.E196]+[.G196]+[.I196]+[.K196]+[.M196]+[.O196]+[.Q196]+[.S196]+[.U196]+[.W196]+[.Y196])" ns41:value-type="float" table:style-name="TL Data" office:value-type="float" office:value="234145">
            <text:p>234145</text:p>
          </table:table-cell>
          <table:table-cell table:formula="of:=SUM([.D196]+[.F196]+[.H196]+[.J196]+[.L196]+[.N196]+[.P196]+[.R196]+[.T196]+[.V196]+[.X196]+[.Z196])" ns41:value-type="float" table:style-name="TL Data" office:value-type="float" office:value="232380">
            <office:annotation draw:style-name="gr1" svg:height="1.959cm" draw:caption-point-y="2.101cm" svg:width="3.583cm" svg:x="51.851cm" draw:caption-point-x="-19.757cm" svg:y="87.629cm" draw:text-style-name="P1">
              <dc:creator>CDM</dc:creator>
              <dc:date>2014-12-12T00:00:00</dc:date>
              <text:p text:style-name="P1"><text:span text:style-name="T1">232352</text:span></text:p>
            </office:annotation>
            <text:p>232380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4" office:value-type="string">
            <text:p>1879_10_H5</text:p>
          </table:table-cell>
          <table:table-cell ns41:value-type="float" table:style-name="ce44" office:value="278" office:value-type="float">
            <text:p>278</text:p>
          </table:table-cell>
          <table:table-cell ns41:value-type="float" table:style-name="ce44" office:value="279" office:value-type="float">
            <text:p>279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55" office:value-type="string">
            <text:p>35_0591</text:p>
          </table:table-cell>
          <table:table-cell table:number-columns-repeated="990"/>
        </table:table-row>
        <table:table-row table:style-name="ro6" table:number-rows-repeated="38">
          <table:table-cell table:number-columns-repeated="26"/>
          <table:table-cell table:style-name="ce25" table:number-columns-repeated="2"/>
          <table:table-cell table:style-name="ce39" table:number-columns-repeated="6"/>
          <table:table-cell table:number-columns-repeated="990"/>
        </table:table-row>
        <table:table-row table:style-name="ro6" table:number-rows-repeated="10483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Noordbrabant2">
        <table:table-column table:style-name="co23" table:default-cell-style-name="ce64"/>
        <table:table-column table:style-name="co24" table:default-cell-style-name="ce64"/>
        <table:table-column table:style-name="co25" table:default-cell-style-name="ce64"/>
        <table:table-column table:style-name="co7" table:default-cell-style-name="ce64"/>
        <table:table-column table:style-name="co5" table:default-cell-style-name="ce64" table:number-columns-repeated="2"/>
        <table:table-column table:style-name="co12" table:default-cell-style-name="ce64"/>
        <table:table-column table:style-name="co7" table:default-cell-style-name="ce64" table:number-columns-repeated="2"/>
        <table:table-column table:style-name="co13" table:default-cell-style-name="ce64" table:number-columns-repeated="2"/>
        <table:table-column table:style-name="co5" table:default-cell-style-name="ce64"/>
        <table:table-column table:style-name="co26" table:default-cell-style-name="ce64"/>
        <table:table-column table:style-name="co5" table:default-cell-style-name="ce64"/>
        <table:table-column table:style-name="co7" table:default-cell-style-name="ce64"/>
        <table:table-column table:style-name="co8" table:default-cell-style-name="ce64"/>
        <table:table-column table:style-name="co20" table:default-cell-style-name="ce64"/>
        <table:table-column table:style-name="co12" table:default-cell-style-name="ce64" table:number-columns-repeated="2"/>
        <table:table-column table:style-name="co19" table:default-cell-style-name="ce64"/>
        <table:table-column table:style-name="co20" table:default-cell-style-name="ce64"/>
        <table:table-column table:style-name="co25" table:default-cell-style-name="ce64"/>
        <table:table-column table:style-name="co11" table:default-cell-style-name="ce64"/>
        <table:table-column table:style-name="co21" table:default-cell-style-name="ce64"/>
        <table:table-column table:style-name="co27" table:default-cell-style-name="Default" table:number-columns-repeated="1000"/>
        <table:table-row table:style-name="ro1">
          <table:table-cell ns41:value-type="string" table:style-name="TL Title" office:value-type="string">
            <text:p>PROVINCIE NOORDBRABANT VIJFDE GEDEELTE INDEELING NAAR DE KERKGENOOTSCHAPPEN</text:p>
          </table:table-cell>
          <table:table-cell table:style-name="TL Title" table:number-columns-repeated="22"/>
          <table:table-cell table:style-name="TL Title"/>
          <table:table-cell table:number-columns-repeated="1000"/>
        </table:table-row>
        <table:table-row table:style-name="ro1">
          <table:table-cell table:style-name="ce57" table:number-columns-repeated="24"/>
          <table:table-cell table:number-columns-repeated="1000"/>
        </table:table-row>
        <table:table-row table:style-name="ro8">
          <table:table-cell ns41:value-type="string" table:number-rows-spanned="5" table:style-name="TL RowProperty" table:number-columns-spanned="1" office:value-type="string">
            <text:p>Gemeenten</text:p>
          </table:table-cell>
          <table:table-cell table:style-name="ce66"/>
          <table:table-cell ns41:value-type="string" table:number-rows-spanned="4" table:style-name="TL ColHeader" table:number-columns-spanned="2" office:value-type="string">
            <text:p>Engelse Presbyterianen</text:p>
          </table:table-cell>
          <table:covered-table-cell table:style-name="ce74"/>
          <table:table-cell ns41:value-type="string" table:number-rows-spanned="4" table:style-name="TL ColHeader" table:number-columns-spanned="2" office:value-type="string">
            <text:p>Anglicaansch Episcopalen</text:p>
          </table:table-cell>
          <table:covered-table-cell table:style-name="ce74"/>
          <table:table-cell ns41:value-type="string" table:number-rows-spanned="4" table:style-name="TL ColHeader" table:number-columns-spanned="2" office:value-type="string">
            <text:p>Evangelischen</text:p>
          </table:table-cell>
          <table:covered-table-cell table:style-name="ce74"/>
          <table:table-cell ns41:value-type="string" table:number-rows-spanned="4" table:style-name="TL ColHeader" table:number-columns-spanned="2" office:value-type="string">
            <text:p>Vrije Evangelischen</text:p>
          </table:table-cell>
          <table:covered-table-cell table:style-name="ce74"/>
          <table:table-cell ns41:value-type="string" table:number-rows-spanned="4" table:style-name="TL ColHeader" table:number-columns-spanned="2" office:value-type="string">
            <text:p>Mahomedanen</text:p>
          </table:table-cell>
          <table:covered-table-cell table:style-name="ce74"/>
          <table:table-cell ns41:value-type="string" table:number-rows-spanned="4" table:style-name="TL ColHeader" table:number-columns-spanned="2" office:value-type="string">
            <text:p>Geen kerkgenootschap</text:p>
          </table:table-cell>
          <table:covered-table-cell table:style-name="ce74"/>
          <table:table-cell ns41:value-type="string" table:number-rows-spanned="4" table:style-name="TL ColHeader" table:number-columns-spanned="2" office:value-type="string">
            <text:p>Kerkgenootschap onbekend</text:p>
          </table:table-cell>
          <table:covered-table-cell table:style-name="ce74"/>
          <table:table-cell ns41:value-type="string" table:number-rows-spanned="4" table:style-name="TL ColHeader" table:number-columns-spanned="2" office:value-type="string">
            <text:p>Totaal</text:p>
          </table:table-cell>
          <table:covered-table-cell table:style-name="ce79"/>
          <table:table-cell ns41:value-type="string" table:number-rows-spanned="5" table:style-name="ce85" table:number-columns-spanned="1" office:value-type="string">
            <text:p>Telling</text:p>
          </table:table-cell>
          <table:table-cell ns41:value-type="string" table:number-rows-spanned="5" table:style-name="ce88" table:number-columns-spanned="1" office:value-type="string">
            <text:p>Tabel</text:p>
          </table:table-cell>
          <table:table-cell ns41:value-type="string" table:number-rows-spanned="5" table:style-name="ce88" table:number-columns-spanned="1" office:value-type="string">
            <text:p>Pagina links</text:p>
          </table:table-cell>
          <table:table-cell ns41:value-type="string" table:number-rows-spanned="5" table:style-name="ce91" table:number-columns-spanned="1" office:value-type="string">
            <text:p>Pagina rechts</text:p>
          </table:table-cell>
          <table:table-cell ns41:value-type="string" table:number-rows-spanned="5" table:style-name="ce88" table:number-columns-spanned="1" office:value-type="string">
            <text:p>Provincie</text:p>
          </table:table-cell>
          <table:table-cell ns41:value-type="string" table:number-rows-spanned="5" table:style-name="ce94" table:number-columns-spanned="1" office:value-type="string">
            <text:p>Image nr</text:p>
          </table:table-cell>
          <table:table-cell table:number-columns-repeated="1000"/>
        </table:table-row>
        <table:table-row table:style-name="ro9">
          <table:covered-table-cell table:style-name="ce59"/>
          <table:table-cell table:style-name="ce66"/>
          <table:covered-table-cell table:style-name="ce69"/>
          <table:covered-table-cell table:style-name="TL ColHeader" table:number-columns-repeated="14"/>
          <table:covered-table-cell table:style-name="ce80"/>
          <table:covered-table-cell table:style-name="ce86"/>
          <table:covered-table-cell table:style-name="ce89" table:number-columns-repeated="2"/>
          <table:covered-table-cell table:style-name="ce92"/>
          <table:covered-table-cell table:style-name="ce89"/>
          <table:covered-table-cell table:style-name="ce95"/>
          <table:table-cell table:number-columns-repeated="1000"/>
        </table:table-row>
        <table:table-row table:style-name="ro10">
          <table:covered-table-cell table:style-name="ce59"/>
          <table:table-cell table:style-name="ce66"/>
          <table:covered-table-cell table:style-name="ce69"/>
          <table:covered-table-cell table:style-name="TL ColHeader" table:number-columns-repeated="14"/>
          <table:covered-table-cell table:style-name="ce80"/>
          <table:covered-table-cell table:style-name="ce86"/>
          <table:covered-table-cell table:style-name="ce89" table:number-columns-repeated="2"/>
          <table:covered-table-cell table:style-name="ce92"/>
          <table:covered-table-cell table:style-name="ce89"/>
          <table:covered-table-cell table:style-name="ce95"/>
          <table:table-cell table:number-columns-repeated="1000"/>
        </table:table-row>
        <table:table-row table:style-name="ro6">
          <table:covered-table-cell table:style-name="ce59"/>
          <table:table-cell table:style-name="ce66"/>
          <table:covered-table-cell table:style-name="ce69"/>
          <table:covered-table-cell table:style-name="TL ColHeader" table:number-columns-repeated="14"/>
          <table:covered-table-cell table:style-name="ce80"/>
          <table:covered-table-cell table:style-name="ce86"/>
          <table:covered-table-cell table:style-name="ce89" table:number-columns-repeated="2"/>
          <table:covered-table-cell table:style-name="ce92"/>
          <table:covered-table-cell table:style-name="ce89"/>
          <table:covered-table-cell table:style-name="ce95"/>
          <table:table-cell table:number-columns-repeated="1000"/>
        </table:table-row>
        <table:table-row table:style-name="ro1">
          <table:covered-table-cell table:style-name="ce60"/>
          <table:table-cell table:style-name="ce66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87"/>
          <table:covered-table-cell table:style-name="ce90" table:number-columns-repeated="4"/>
          <table:covered-table-cell table:style-name="ce96"/>
          <table:table-cell table:number-columns-repeated="1000"/>
        </table:table-row>
        <table:table-row table:style-name="ro1">
          <table:table-cell table:style-name="ce61" table:number-columns-repeated="18"/>
          <table:table-cell table:number-columns-repeated="1006"/>
        </table:table-row>
        <table:table-row table:style-name="ro6">
          <table:table-cell ns41:value-type="string" table:style-name="ce7" office:value-type="string">
            <text:p>Voornaamste gemeenten</text:p>
          </table:table-cell>
          <table:table-cell table:style-name="ce61"/>
          <table:table-cell table:style-name="ce71"/>
          <table:table-cell table:style-name="ce77" table:number-columns-repeated="14"/>
          <table:table-cell table:style-name="ce82"/>
          <table:table-cell ns41:value-type="string" table:style-name="ce46" office:value-type="string">
            <text:p>VT</text:p>
          </table:table-cell>
          <table:table-cell ns41:value-type="string" table:style-name="ce46" office:value-type="string">
            <text:p>1879_10_H5</text:p>
          </table:table-cell>
          <table:table-cell ns41:value-type="float" table:style-name="ce46" office:value="280" office:value-type="float">
            <text:p>280</text:p>
          </table:table-cell>
          <table:table-cell ns41:value-type="float" table:style-name="ce46" office:value="281" office:value-type="float">
            <text:p>281</text:p>
          </table:table-cell>
          <table:table-cell ns41:value-type="string" table:style-name="ce46" office:value-type="string">
            <text:p>NB</text:p>
          </table:table-cell>
          <table:table-cell ns41:value-type="string" table:style-name="ce97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Breda</text:p>
          </table:table-cell>
          <table:table-cell table:style-name="ce61"/>
          <table:table-cell table:style-name="ce72"/>
          <table:table-cell table:style-name="ce67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3" office:value-type="float">
            <text:p>3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ns41:value-type="float" table:style-name="ce67" office:value="2" office:value-type="float">
            <text:p>2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11" office:value-type="float">
            <text:p>11</text:p>
          </table:table-cell>
          <table:table-cell ns41:value-type="float" table:style-name="ce25" office:value="1" office:value-type="float">
            <text:p>1</text:p>
          </table:table-cell>
          <table:table-cell table:style-name="ce67"/>
          <table:table-cell table:formula="of:=SUM([.C10]+[.E10]+[.G10]+[.I10]+[.K10]+[.M10]+[.O10])" ns41:value-type="float" table:style-name="ce25" office:value-type="float" office:value="33">
            <text:p>33</text:p>
          </table:table-cell>
          <table:table-cell table:formula="of:=SUM([.D10]+[.F10]+[.H10]+[.J10]+[.L10]+[.N10]+[.P10])" ns41:value-type="float" table:style-name="ce83" office:value-type="float" office:value="15">
            <text:p>1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formula="of:=SUM([.C10:.Q10])" ns41:value-type="float" table:style-name="ce64" office:value-type="float" office:value="81">
            <text:p>81</text:p>
          </table:table-cell>
          <table:table-cell table:number-columns-repeated="999"/>
        </table:table-row>
        <table:table-row table:style-name="ro6">
          <table:table-cell ns41:value-type="string" table:style-name="ce8" office:value-type="string">
            <text:p>s Hertogenbosch</text:p>
          </table:table-cell>
          <table:table-cell table:style-name="ce61"/>
          <table:table-cell table:style-name="ce72"/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ns41:value-type="float" table:style-name="ce67" office:value="19" office:value-type="float">
            <text:p>19</text:p>
          </table:table-cell>
          <table:table-cell ns41:value-type="float" table:style-name="ce67" office:value="4" office:value-type="float">
            <text:p>4</text:p>
          </table:table-cell>
          <table:table-cell table:style-name="ce67" table:number-columns-repeated="2"/>
          <table:table-cell table:formula="of:=SUM([.C11]+[.E11]+[.G11]+[.I11]+[.K11]+[.M11]+[.O11])" ns41:value-type="float" table:style-name="ce25" office:value-type="float" office:value="19">
            <text:p>19</text:p>
          </table:table-cell>
          <table:table-cell table:formula="of:=SUM([.D11]+[.F11]+[.H11]+[.J11]+[.L11]+[.N11]+[.P11])" ns41:value-type="float" table:style-name="ce83" office:value-type="float" office:value="7">
            <text:p>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Tilburg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ns41:value-type="float" table:style-name="ce25" office:value="2" office:value-type="float">
            <text:p>2</text:p>
          </table:table-cell>
          <table:table-cell table:formula="of:=SUM([.C12]+[.E12]+[.G12]+[.I12]+[.K12]+[.M12]+[.O12])" ns41:value-type="float" table:style-name="ce25" office:value-type="float" office:value="4">
            <text:p>4</text:p>
          </table:table-cell>
          <table:table-cell table:formula="of:=SUM([.D12]+[.F12]+[.H12]+[.J12]+[.L12]+[.N12]+[.P12])" ns41:value-type="float" table:style-name="ce83" office:value-type="float" office:value="3">
            <text:p>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9" office:value-type="string">
            <text:p>Totaal</text:p>
          </table:table-cell>
          <table:table-cell table:style-name="ce61"/>
          <table:table-cell table:formula="of:=SUM([.C9:.C12])" ns41:value-type="float" table:style-name="ce72" office:value-type="float" office:value="0">
            <text:p>0</text:p>
          </table:table-cell>
          <table:table-cell table:formula="of:=SUM([.D9:.D12])" ns41:value-type="float" table:style-name="ce67" office:value-type="float" office:value="1">
            <text:p>1</text:p>
          </table:table-cell>
          <table:table-cell table:formula="of:=SUM([.E9:.E12])" ns41:value-type="float" table:style-name="ce67" office:value-type="float" office:value="1">
            <text:p>1</text:p>
          </table:table-cell>
          <table:table-cell table:formula="of:=SUM([.F9:.F12])" ns41:value-type="float" table:style-name="ce67" office:value-type="float" office:value="2">
            <text:p>2</text:p>
          </table:table-cell>
          <table:table-cell table:formula="of:=SUM([.G9:.G12])" ns41:value-type="float" table:style-name="ce67" office:value-type="float" office:value="3">
            <text:p>3</text:p>
          </table:table-cell>
          <table:table-cell table:formula="of:=SUM([.H9:.H12])" ns41:value-type="float" table:style-name="ce67" office:value-type="float" office:value="2">
            <text:p>2</text:p>
          </table:table-cell>
          <table:table-cell table:formula="of:=SUM([.I9:.I12])" ns41:value-type="float" table:style-name="ce67" office:value-type="float" office:value="0">
            <text:p>0</text:p>
          </table:table-cell>
          <table:table-cell table:formula="of:=SUM([.J9:.J12])" ns41:value-type="float" table:style-name="ce67" office:value-type="float" office:value="0">
            <text:p>0</text:p>
          </table:table-cell>
          <table:table-cell table:formula="of:=SUM([.K9:.K12])" ns41:value-type="float" table:style-name="ce67" office:value-type="float" office:value="0">
            <text:p>0</text:p>
          </table:table-cell>
          <table:table-cell table:formula="of:=SUM([.L9:.L12])" ns41:value-type="float" table:style-name="ce67" office:value-type="float" office:value="2">
            <text:p>2</text:p>
          </table:table-cell>
          <table:table-cell table:formula="of:=SUM([.M9:.M12])" ns41:value-type="float" table:style-name="ce67" office:value-type="float" office:value="49">
            <text:p>49</text:p>
          </table:table-cell>
          <table:table-cell table:formula="of:=SUM([.N9:.N12])" ns41:value-type="float" table:style-name="ce67" office:value-type="float" office:value="16">
            <text:p>16</text:p>
          </table:table-cell>
          <table:table-cell table:formula="of:=SUM([.O9:.O12])" ns41:value-type="float" table:style-name="ce67" office:value-type="float" office:value="3">
            <text:p>3</text:p>
          </table:table-cell>
          <table:table-cell table:formula="of:=SUM([.P9:.P12])" ns41:value-type="float" table:style-name="ce67" office:value-type="float" office:value="2">
            <text:p>2</text:p>
          </table:table-cell>
          <table:table-cell table:formula="of:=SUM([.C13]+[.E13]+[.G13]+[.I13]+[.K13]+[.M13]+[.O13])" ns41:value-type="float" table:style-name="ce25" office:value-type="float" office:value="56">
            <text:p>56</text:p>
          </table:table-cell>
          <table:table-cell table:formula="of:=SUM([.D13]+[.F13]+[.H13]+[.J13]+[.L13]+[.N13]+[.P13])" ns41:value-type="float" table:style-name="ce83" office:value-type="float" office:value="25">
            <text:p>2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9" office:value-type="string">
            <text:p>Overige gemeente</text:p>
          </table:table-cell>
          <table:table-cell table:style-name="ce61"/>
          <table:table-cell table:style-name="ce72"/>
          <table:table-cell table:style-name="ce67" table:number-columns-repeated="13"/>
          <table:table-cell table:formula="of:=SUM([.C14]+[.E14]+[.G14]+[.I14]+[.K14]+[.M14]+[.O14])" ns41:value-type="float" table:style-name="ce25" office:value-type="float" office:value="0">
            <text:p>0</text:p>
          </table:table-cell>
          <table:table-cell table:formula="of:=SUM([.D14]+[.F14]+[.H14]+[.J14]+[.L14]+[.N14]+[.P14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Almkerk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25" office:value="8" office:value-type="float">
            <text:p>8</text:p>
          </table:table-cell>
          <table:table-cell ns41:value-type="float" table:style-name="ce25" office:value="2" office:value-type="float">
            <text:p>2</text:p>
          </table:table-cell>
          <table:table-cell table:style-name="ce67" table:number-columns-repeated="2"/>
          <table:table-cell table:formula="of:=SUM([.C15]+[.E15]+[.G15]+[.I15]+[.K15]+[.M15]+[.O15])" ns41:value-type="float" table:style-name="ce25" office:value-type="float" office:value="8">
            <text:p>8</text:p>
          </table:table-cell>
          <table:table-cell table:formula="of:=SUM([.D15]+[.F15]+[.H15]+[.J15]+[.L15]+[.N15]+[.P15])" ns41:value-type="float" table:style-name="ce83" office:value-type="float" office:value="2">
            <text:p>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Asten</text:p>
          </table:table-cell>
          <table:table-cell table:style-name="ce61"/>
          <table:table-cell table:style-name="ce72"/>
          <table:table-cell table:style-name="ce67" table:number-columns-repeated="2"/>
          <table:table-cell ns41:value-type="float" table:style-name="ce67" office:value="1" office:value-type="float">
            <text:p>1</text:p>
          </table:table-cell>
          <table:table-cell table:style-name="ce67" table:number-columns-repeated="10"/>
          <table:table-cell table:formula="of:=SUM([.C16]+[.E16]+[.G16]+[.I16]+[.K16]+[.M16]+[.O16])" ns41:value-type="float" table:style-name="ce25" office:value-type="float" office:value="0">
            <text:p>0</text:p>
          </table:table-cell>
          <table:table-cell table:formula="of:=SUM([.D16]+[.F16]+[.H16]+[.J16]+[.L16]+[.N16]+[.P16])" ns41:value-type="float" table:style-name="ce83" office:value-type="float" office:value="1">
            <text:p>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Bergen op Zoom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15" office:value-type="float">
            <text:p>15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table:formula="of:=SUM([.C17]+[.E17]+[.G17]+[.I17]+[.K17]+[.M17]+[.O17])" ns41:value-type="float" table:style-name="ce25" office:value-type="float" office:value="16">
            <text:p>16</text:p>
          </table:table-cell>
          <table:table-cell table:formula="of:=SUM([.D17]+[.F17]+[.H17]+[.J17]+[.L17]+[.N17]+[.P17])" ns41:value-type="float" table:style-name="ce83" office:value-type="float" office:value="6">
            <text:p>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Boxmeer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office:value="2" table:style-name="ce67" table:number-columns-repeated="2" office:value-type="float">
            <text:p>2</text:p>
          </table:table-cell>
          <table:table-cell table:style-name="ce67" table:number-columns-repeated="2"/>
          <table:table-cell table:formula="of:=SUM([.C18]+[.E18]+[.G18]+[.I18]+[.K18]+[.M18]+[.O18])" ns41:value-type="float" table:style-name="ce25" office:value-type="float" office:value="2">
            <text:p>2</text:p>
          </table:table-cell>
          <table:table-cell table:formula="of:=SUM([.D18]+[.F18]+[.H18]+[.J18]+[.L18]+[.N18]+[.P18])" ns41:value-type="float" table:style-name="ce83" office:value-type="float" office:value="2">
            <text:p>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Boxtel</text:p>
          </table:table-cell>
          <table:table-cell table:style-name="ce61"/>
          <table:table-cell table:style-name="ce72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/>
          <table:table-cell table:formula="of:=SUM([.C19]+[.E19]+[.G19]+[.I19]+[.K19]+[.M19]+[.O19])" ns41:value-type="float" table:style-name="ce25" office:value-type="float" office:value="1">
            <text:p>1</text:p>
          </table:table-cell>
          <table:table-cell table:formula="of:=SUM([.D19]+[.F19]+[.H19]+[.J19]+[.L19]+[.N19]+[.P19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Dussen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table:formula="of:=SUM([.C20]+[.E20]+[.G20]+[.I20]+[.K20]+[.M20]+[.O20])" ns41:value-type="float" table:style-name="ce25" office:value-type="float" office:value="2">
            <text:p>2</text:p>
          </table:table-cell>
          <table:table-cell table:formula="of:=SUM([.D20]+[.F20]+[.H20]+[.J20]+[.L20]+[.N20]+[.P20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Geertruidenberg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table:formula="of:=SUM([.C21]+[.E21]+[.G21]+[.I21]+[.K21]+[.M21]+[.O21])" ns41:value-type="float" table:style-name="ce25" office:value-type="float" office:value="2">
            <text:p>2</text:p>
          </table:table-cell>
          <table:table-cell table:formula="of:=SUM([.D21]+[.F21]+[.H21]+[.J21]+[.L21]+[.N21]+[.P21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Gestel en Blaarthem</text:p>
          </table:table-cell>
          <table:table-cell table:style-name="ce61"/>
          <table:table-cell table:style-name="ce72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/>
          <table:table-cell table:formula="of:=SUM([.C22]+[.E22]+[.G22]+[.I22]+[.K22]+[.M22]+[.O22])" ns41:value-type="float" table:style-name="ce25" office:value-type="float" office:value="1">
            <text:p>1</text:p>
          </table:table-cell>
          <table:table-cell table:formula="of:=SUM([.D22]+[.F22]+[.H22]+[.J22]+[.L22]+[.N22]+[.P22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Ginneken</text:p>
          </table:table-cell>
          <table:table-cell table:style-name="ce61"/>
          <table:table-cell table:style-name="ce72"/>
          <table:table-cell table:style-name="ce67" table:number-columns-repeated="8"/>
          <table:table-cell ns41:value-type="float" table:style-name="ce67" office:value="1" office:value-type="float">
            <text:p>1</text:p>
          </table:table-cell>
          <table:table-cell table:style-name="ce67" table:number-columns-repeated="4"/>
          <table:table-cell table:formula="of:=SUM([.C23]+[.E23]+[.G23]+[.I23]+[.K23]+[.M23]+[.O23])" ns41:value-type="float" table:style-name="ce25" office:value-type="float" office:value="0">
            <text:p>0</text:p>
          </table:table-cell>
          <table:table-cell table:formula="of:=SUM([.D23]+[.F23]+[.H23]+[.J23]+[.L23]+[.N23]+[.P23])" ns41:value-type="float" table:style-name="ce83" office:value-type="float" office:value="1">
            <text:p>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Grave</text:p>
          </table:table-cell>
          <table:table-cell table:style-name="ce61"/>
          <table:table-cell table:style-name="ce72"/>
          <table:table-cell ns41:value-type="float" table:style-name="ce67" office:value="1" office:value-type="float">
            <text:p>1</text:p>
          </table:table-cell>
          <table:table-cell table:style-name="ce67" table:number-columns-repeated="10"/>
          <table:table-cell ns41:value-type="float" table:style-name="ce67" office:value="3" office:value-type="float">
            <text:p>3</text:p>
          </table:table-cell>
          <table:table-cell table:style-name="ce67"/>
          <table:table-cell table:formula="of:=SUM([.C24]+[.E24]+[.G24]+[.I24]+[.K24]+[.M24]+[.O24])" ns41:value-type="float" table:style-name="ce25" office:value-type="float" office:value="3">
            <text:p>3</text:p>
          </table:table-cell>
          <table:table-cell table:formula="of:=SUM([.D24]+[.F24]+[.H24]+[.J24]+[.L24]+[.N24]+[.P24])" ns41:value-type="float" table:style-name="ce83" office:value-type="float" office:value="1">
            <text:p>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Heusden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3" office:value-type="float">
            <text:p>3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table:formula="of:=SUM([.C25]+[.E25]+[.G25]+[.I25]+[.K25]+[.M25]+[.O25])" ns41:value-type="float" table:style-name="ce25" office:value-type="float" office:value="3">
            <text:p>3</text:p>
          </table:table-cell>
          <table:table-cell table:formula="of:=SUM([.D25]+[.F25]+[.H25]+[.J25]+[.L25]+[.N25]+[.P25])" ns41:value-type="float" table:style-name="ce83" office:value-type="float" office:value="1">
            <text:p>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Moergestel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office:value="3" table:style-name="ce67" table:number-columns-repeated="2" office:value-type="float">
            <text:p>3</text:p>
          </table:table-cell>
          <table:table-cell table:style-name="ce67" table:number-columns-repeated="2"/>
          <table:table-cell table:formula="of:=SUM([.C26]+[.E26]+[.G26]+[.I26]+[.K26]+[.M26]+[.O26])" ns41:value-type="float" table:style-name="ce25" office:value-type="float" office:value="3">
            <text:p>3</text:p>
          </table:table-cell>
          <table:table-cell table:formula="of:=SUM([.D26]+[.F26]+[.H26]+[.J26]+[.L26]+[.N26]+[.P26])" ns41:value-type="float" table:style-name="ce83" office:value-type="float" office:value="3">
            <text:p>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St. Oedenrode</text:p>
          </table:table-cell>
          <table:table-cell table:style-name="ce61"/>
          <table:table-cell table:style-name="ce72"/>
          <table:table-cell table:style-name="ce67" table:number-columns-repeated="5"/>
          <table:table-cell ns41:value-type="float" table:style-name="ce67" office:value="4" office:value-type="float">
            <text:p>4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6"/>
          <table:table-cell table:formula="of:=SUM([.C27]+[.E27]+[.G27]+[.I27]+[.K27]+[.M27]+[.O27])" ns41:value-type="float" table:style-name="ce25" office:value-type="float" office:value="4">
            <text:p>4</text:p>
          </table:table-cell>
          <table:table-cell table:formula="of:=SUM([.D27]+[.F27]+[.H27]+[.J27]+[.L27]+[.N27]+[.P27])" ns41:value-type="float" table:style-name="ce83" office:value-type="float" office:value="2">
            <text:p>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Oirschot 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1" office:value-type="float">
            <text:p>1</text:p>
          </table:table-cell>
          <table:table-cell table:style-name="ce67" table:number-columns-repeated="3"/>
          <table:table-cell table:formula="of:=SUM([.C28]+[.E28]+[.G28]+[.I28]+[.K28]+[.M28]+[.O28])" ns41:value-type="float" table:style-name="ce25" office:value-type="float" office:value="1">
            <text:p>1</text:p>
          </table:table-cell>
          <table:table-cell table:formula="of:=SUM([.D28]+[.F28]+[.H28]+[.J28]+[.L28]+[.N28]+[.P28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Oisterwijk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ns41:value-type="float" table:style-name="ce67" office:value="3" office:value-type="float">
            <text:p>3</text:p>
          </table:table-cell>
          <table:table-cell table:style-name="ce67" table:number-columns-repeated="2"/>
          <table:table-cell table:formula="of:=SUM([.C29]+[.E29]+[.G29]+[.I29]+[.K29]+[.M29]+[.O29])" ns41:value-type="float" table:style-name="ce25" office:value-type="float" office:value="2">
            <text:p>2</text:p>
          </table:table-cell>
          <table:table-cell table:formula="of:=SUM([.D29]+[.F29]+[.H29]+[.J29]+[.L29]+[.N29]+[.P29])" ns41:value-type="float" table:style-name="ce83" office:value-type="float" office:value="3">
            <text:p>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Oosterhout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table:style-name="ce67" table:number-columns-repeated="2"/>
          <table:table-cell table:formula="of:=SUM([.C30]+[.E30]+[.G30]+[.I30]+[.K30]+[.M30]+[.O30])" ns41:value-type="float" table:style-name="ce25" office:value-type="float" office:value="2">
            <text:p>2</text:p>
          </table:table-cell>
          <table:table-cell table:formula="of:=SUM([.D30]+[.F30]+[.H30]+[.J30]+[.L30]+[.N30]+[.P30])" ns41:value-type="float" table:style-name="ce83" office:value-type="float" office:value="3">
            <text:p>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Oss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ns41:value-type="float" table:style-name="ce25" office:value="2" office:value-type="float">
            <text:p>2</text:p>
          </table:table-cell>
          <table:table-cell table:style-name="ce67" table:number-columns-repeated="2"/>
          <table:table-cell table:formula="of:=SUM([.C31]+[.E31]+[.G31]+[.I31]+[.K31]+[.M31]+[.O31])" ns41:value-type="float" table:style-name="ce25" office:value-type="float" office:value="2">
            <text:p>2</text:p>
          </table:table-cell>
          <table:table-cell table:formula="of:=SUM([.D31]+[.F31]+[.H31]+[.J31]+[.L31]+[.N31]+[.P31])" ns41:value-type="float" table:style-name="ce83" office:value-type="float" office:value="2">
            <text:p>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Oudenbosch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table:formula="of:=SUM([.C32]+[.E32]+[.G32]+[.I32]+[.K32]+[.M32]+[.O32])" ns41:value-type="float" table:style-name="ce25" office:value-type="float" office:value="2">
            <text:p>2</text:p>
          </table:table-cell>
          <table:table-cell table:formula="of:=SUM([.D32]+[.F32]+[.H32]+[.J32]+[.L32]+[.N32]+[.P32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Putte</text:p>
          </table:table-cell>
          <table:table-cell table:style-name="ce61"/>
          <table:table-cell table:style-name="ce72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/>
          <table:table-cell table:formula="of:=SUM([.C33]+[.E33]+[.G33]+[.I33]+[.K33]+[.M33]+[.O33])" ns41:value-type="float" table:style-name="ce25" office:value-type="float" office:value="1">
            <text:p>1</text:p>
          </table:table-cell>
          <table:table-cell table:formula="of:=SUM([.D33]+[.F33]+[.H33]+[.J33]+[.L33]+[.N33]+[.P33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Steenbergen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67" table:number-columns-repeated="2"/>
          <table:table-cell table:formula="of:=SUM([.C34]+[.E34]+[.G34]+[.I34]+[.K34]+[.M34]+[.O34])" ns41:value-type="float" table:style-name="ce25" office:value-type="float" office:value="1">
            <text:p>1</text:p>
          </table:table-cell>
          <table:table-cell table:formula="of:=SUM([.D34]+[.F34]+[.H34]+[.J34]+[.L34]+[.N34]+[.P34])" ns41:value-type="float" table:style-name="ce83" office:value-type="float" office:value="2">
            <text:p>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Teteringen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table:style-name="ce67" table:number-columns-repeated="2"/>
          <table:table-cell table:formula="of:=SUM([.C35]+[.E35]+[.G35]+[.I35]+[.K35]+[.M35]+[.O35])" ns41:value-type="float" table:style-name="ce25" office:value-type="float" office:value="1">
            <text:p>1</text:p>
          </table:table-cell>
          <table:table-cell table:formula="of:=SUM([.D35]+[.F35]+[.H35]+[.J35]+[.L35]+[.N35]+[.P35])" ns41:value-type="float" table:style-name="ce83" office:value-type="float" office:value="1">
            <text:p>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Veen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11" office:value-type="float">
            <text:p>11</text:p>
          </table:table-cell>
          <table:table-cell ns41:value-type="float" table:style-name="ce25" office:value="12" office:value-type="float">
            <text:p>12</text:p>
          </table:table-cell>
          <table:table-cell table:style-name="ce67" table:number-columns-repeated="2"/>
          <table:table-cell table:formula="of:=SUM([.C36]+[.E36]+[.G36]+[.I36]+[.K36]+[.M36]+[.O36])" ns41:value-type="float" table:style-name="ce25" office:value-type="float" office:value="11">
            <text:p>11</text:p>
          </table:table-cell>
          <table:table-cell table:formula="of:=SUM([.D36]+[.F36]+[.H36]+[.J36]+[.L36]+[.N36]+[.P36])" ns41:value-type="float" table:style-name="ce83" office:value-type="float" office:value="12">
            <text:p>1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Vught</text:p>
          </table:table-cell>
          <table:table-cell table:style-name="ce61"/>
          <table:table-cell table:style-name="ce72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/>
          <table:table-cell table:formula="of:=SUM([.C37]+[.E37]+[.G37]+[.I37]+[.K37]+[.M37]+[.O37])" ns41:value-type="float" table:style-name="ce25" office:value-type="float" office:value="1">
            <text:p>1</text:p>
          </table:table-cell>
          <table:table-cell table:formula="of:=SUM([.D37]+[.F37]+[.H37]+[.J37]+[.L37]+[.N37]+[.P37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ce8" office:value-type="string">
            <text:p>Waalwijk</text:p>
          </table:table-cell>
          <table:table-cell table:style-name="ce61"/>
          <table:table-cell table:style-name="ce72"/>
          <table:table-cell table:style-name="ce67" table:number-columns-repeated="11"/>
          <table:table-cell ns41:value-type="float" table:style-name="ce67" office:value="1" office:value-type="float">
            <text:p>1</text:p>
          </table:table-cell>
          <table:table-cell table:style-name="ce67"/>
          <table:table-cell table:formula="of:=SUM([.C38]+[.E38]+[.G38]+[.I38]+[.K38]+[.M38]+[.O38])" ns41:value-type="float" table:style-name="ce25" office:value-type="float" office:value="1">
            <text:p>1</text:p>
          </table:table-cell>
          <table:table-cell table:formula="of:=SUM([.D38]+[.F38]+[.H38]+[.J38]+[.L38]+[.N38]+[.P38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Werken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table:formula="of:=SUM([.C39]+[.E39]+[.G39]+[.I39]+[.K39]+[.M39]+[.O39])" ns41:value-type="float" table:style-name="ce25" office:value-type="float" office:value="2">
            <text:p>2</text:p>
          </table:table-cell>
          <table:table-cell table:formula="of:=SUM([.D39]+[.F39]+[.H39]+[.J39]+[.L39]+[.N39]+[.P39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Willemstad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25" office:value="1" office:value-type="float">
            <text:p>1</text:p>
          </table:table-cell>
          <table:table-cell table:style-name="ce67" table:number-columns-repeated="3"/>
          <table:table-cell table:formula="of:=SUM([.C40]+[.E40]+[.G40]+[.I40]+[.K40]+[.M40]+[.O40])" ns41:value-type="float" table:style-name="ce25" office:value-type="float" office:value="1">
            <text:p>1</text:p>
          </table:table-cell>
          <table:table-cell table:formula="of:=SUM([.D40]+[.F40]+[.H40]+[.J40]+[.L40]+[.N40]+[.P40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Woudrichem</text:p>
          </table:table-cell>
          <table:table-cell table:style-name="ce61"/>
          <table:table-cell table:style-name="ce72"/>
          <table:table-cell table:style-name="ce67" table:number-columns-repeated="9"/>
          <table:table-cell ns41:value-type="float" table:style-name="ce67" office:value="2" office:value-type="float">
            <text:p>2</text:p>
          </table:table-cell>
          <table:table-cell table:style-name="ce67" table:number-columns-repeated="3"/>
          <table:table-cell table:formula="of:=SUM([.C41]+[.E41]+[.G41]+[.I41]+[.K41]+[.M41]+[.O41])" ns41:value-type="float" table:style-name="ce25" office:value-type="float" office:value="2">
            <text:p>2</text:p>
          </table:table-cell>
          <table:table-cell table:formula="of:=SUM([.D41]+[.F41]+[.H41]+[.J41]+[.L41]+[.N41]+[.P41])" ns41:value-type="float" table:style-name="ce83" office:value-type="float" office:value="0">
            <text:p>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6">
          <table:table-cell ns41:value-type="string" table:style-name="TL RowHeader" office:value-type="string">
            <text:p>Totaal der overige Gemeenten</text:p>
          </table:table-cell>
          <table:table-cell table:style-name="ce61"/>
          <table:table-cell table:formula="of:=SUM([.C40])" ns41:value-type="float" table:style-name="ce72" office:value-type="float" office:value="0">
            <text:p>0</text:p>
          </table:table-cell>
          <table:table-cell table:formula="of:=SUM([.D15:.D41])" ns41:value-type="float" table:style-name="ce67" office:value-type="float" office:value="1">
            <text:p>1</text:p>
          </table:table-cell>
          <table:table-cell table:formula="of:=SUM([.E15:.E41])" ns41:value-type="float" table:style-name="ce67" office:value-type="float" office:value="0">
            <text:p>0</text:p>
          </table:table-cell>
          <table:table-cell table:formula="of:=SUM([.F15:.F41])" ns41:value-type="float" table:style-name="ce67" office:value-type="float" office:value="1">
            <text:p>1</text:p>
          </table:table-cell>
          <table:table-cell table:formula="of:=SUM([.G15:.G41])" ns41:value-type="float" table:style-name="ce67" office:value-type="float" office:value="0">
            <text:p>0</text:p>
          </table:table-cell>
          <table:table-cell table:formula="of:=SUM([.H15:.H41])" ns41:value-type="float" table:style-name="ce67" office:value-type="float" office:value="0">
            <text:p>0</text:p>
          </table:table-cell>
          <table:table-cell table:formula="of:=SUM([.I15:.I41])" ns41:value-type="float" table:style-name="ce67" office:value-type="float" office:value="4">
            <text:p>4</text:p>
          </table:table-cell>
          <table:table-cell table:formula="of:=SUM([.J15:.J41])" ns41:value-type="float" table:style-name="ce67" office:value-type="float" office:value="2">
            <text:p>2</text:p>
          </table:table-cell>
          <table:table-cell table:formula="of:=SUM([.K15:.K41])" ns41:value-type="float" table:style-name="ce67" office:value-type="float" office:value="0">
            <text:p>0</text:p>
          </table:table-cell>
          <table:table-cell table:formula="of:=SUM([.L15:.L41])" ns41:value-type="float" table:style-name="ce67" office:value-type="float" office:value="1">
            <text:p>1</text:p>
          </table:table-cell>
          <table:table-cell table:formula="of:=SUM([.M15:.M41])" ns41:value-type="float" table:style-name="ce67" office:value-type="float" office:value="62">
            <text:p>62</text:p>
          </table:table-cell>
          <table:table-cell table:formula="of:=SUM([.N15:.N41])" ns41:value-type="float" table:style-name="ce67" office:value-type="float" office:value="37">
            <text:p>37</text:p>
          </table:table-cell>
          <table:table-cell table:formula="of:=SUM([.O15:.O41])" ns41:value-type="float" table:style-name="ce67" office:value-type="float" office:value="9">
            <text:p>9</text:p>
          </table:table-cell>
          <table:table-cell table:formula="of:=SUM([.P15:.P41])" ns41:value-type="float" table:style-name="ce67" office:value-type="float" office:value="0">
            <text:p>0</text:p>
          </table:table-cell>
          <table:table-cell table:formula="of:=SUM([.C42]+[.E42]+[.G42]+[.I42]+[.K42]+[.M42]+[.O42])" ns41:value-type="float" table:style-name="ce25" office:value-type="float" office:value="75">
            <text:p>75</text:p>
          </table:table-cell>
          <table:table-cell table:formula="of:=SUM([.D42]+[.F42]+[.H42]+[.J42]+[.L42]+[.N42]+[.P42])" ns41:value-type="float" table:style-name="ce83" office:value-type="float" office:value="42">
            <text:p>4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0_H5</text:p>
          </table:table-cell>
          <table:table-cell ns41:value-type="float" table:style-name="ce47" office:value="280" office:value-type="float">
            <text:p>280</text:p>
          </table:table-cell>
          <table:table-cell ns41:value-type="float" table:style-name="ce47" office:value="281" office:value-type="float">
            <text:p>281</text:p>
          </table:table-cell>
          <table:table-cell ns41:value-type="string" table:style-name="ce47" office:value-type="string">
            <text:p>NB</text:p>
          </table:table-cell>
          <table:table-cell ns41:value-type="string" table:style-name="ce98" office:value-type="string">
            <text:p>35_0592</text:p>
          </table:table-cell>
          <table:table-cell table:number-columns-repeated="1000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61"/>
          <table:table-cell table:formula="of:=SUM([.C13]+[.C42])" ns41:value-type="float" table:style-name="ce73" office:value-type="float" office:value="0">
            <text:p>0</text:p>
          </table:table-cell>
          <table:table-cell table:formula="of:=SUM([.D13]+[.D42])" ns41:value-type="float" table:style-name="ce78" office:value-type="float" office:value="2">
            <text:p>2</text:p>
          </table:table-cell>
          <table:table-cell table:formula="of:=SUM([.E13]+[.E42])" ns41:value-type="float" table:style-name="ce78" office:value-type="float" office:value="1">
            <text:p>1</text:p>
          </table:table-cell>
          <table:table-cell table:formula="of:=SUM([.F13]+[.F42])" ns41:value-type="float" table:style-name="ce78" office:value-type="float" office:value="3">
            <text:p>3</text:p>
          </table:table-cell>
          <table:table-cell table:formula="of:=SUM([.G13]+[.G42])" ns41:value-type="float" table:style-name="ce78" office:value-type="float" office:value="3">
            <text:p>3</text:p>
          </table:table-cell>
          <table:table-cell table:formula="of:=SUM([.H13]+[.H42])" ns41:value-type="float" table:style-name="ce78" office:value-type="float" office:value="2">
            <text:p>2</text:p>
          </table:table-cell>
          <table:table-cell table:formula="of:=SUM([.I13]+[.I42])" ns41:value-type="float" table:style-name="ce78" office:value-type="float" office:value="4">
            <text:p>4</text:p>
          </table:table-cell>
          <table:table-cell table:formula="of:=SUM([.J13]+[.J42])" ns41:value-type="float" table:style-name="ce78" office:value-type="float" office:value="2">
            <text:p>2</text:p>
          </table:table-cell>
          <table:table-cell table:formula="of:=SUM([.K13]+[.K42])" ns41:value-type="float" table:style-name="ce78" office:value-type="float" office:value="0">
            <text:p>0</text:p>
          </table:table-cell>
          <table:table-cell table:formula="of:=SUM([.L13]+[.L42])" ns41:value-type="float" table:style-name="ce78" office:value-type="float" office:value="3">
            <text:p>3</text:p>
          </table:table-cell>
          <table:table-cell table:formula="of:=SUM([.M13]+[.M42])" ns41:value-type="float" table:style-name="ce78" office:value-type="float" office:value="111">
            <text:p>111</text:p>
          </table:table-cell>
          <table:table-cell table:formula="of:=SUM([.N13]+[.N42])" ns41:value-type="float" table:style-name="ce78" office:value-type="float" office:value="53">
            <text:p>53</text:p>
          </table:table-cell>
          <table:table-cell table:formula="of:=SUM([.O13]+[.O42])" ns41:value-type="float" table:style-name="ce78" office:value-type="float" office:value="12">
            <text:p>12</text:p>
          </table:table-cell>
          <table:table-cell table:formula="of:=SUM([.P13]+[.P42])" ns41:value-type="float" table:style-name="ce78" office:value-type="float" office:value="2">
            <text:p>2</text:p>
          </table:table-cell>
          <table:table-cell table:formula="of:=SUM([.C43]+[.E43]+[.G43]+[.I43]+[.K43]+[.M43]+[.O43])" ns41:value-type="float" table:style-name="ce26" office:value-type="float" office:value="131">
            <text:p>131</text:p>
          </table:table-cell>
          <table:table-cell table:formula="of:=SUM([.D43]+[.F43]+[.H43]+[.J43]+[.L43]+[.N43]+[.P43])" ns41:value-type="float" table:style-name="ce84" office:value-type="float" office:value="67">
            <text:p>67</text:p>
          </table:table-cell>
          <table:table-cell ns41:value-type="string" table:style-name="ce48" office:value-type="string">
            <text:p>VT</text:p>
          </table:table-cell>
          <table:table-cell ns41:value-type="string" table:style-name="ce48" office:value-type="string">
            <text:p>1879_10_H5</text:p>
          </table:table-cell>
          <table:table-cell ns41:value-type="float" table:style-name="ce48" office:value="280" office:value-type="float">
            <text:p>280</text:p>
          </table:table-cell>
          <table:table-cell ns41:value-type="float" table:style-name="ce48" office:value="281" office:value-type="float">
            <text:p>281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99" office:value-type="string">
            <text:p>35_0592</text:p>
          </table:table-cell>
          <table:table-cell table:number-columns-repeated="1000"/>
        </table:table-row>
        <table:table-row table:style-name="ro6">
          <table:table-cell table:style-name="ce25"/>
          <table:table-cell table:style-name="ce67" table:number-columns-repeated="17"/>
          <table:table-cell table:style-name="ce47" table:number-columns-repeated="6"/>
          <table:table-cell table:number-columns-repeated="1000"/>
        </table:table-row>
        <table:table-row table:style-name="ro6" table:number-rows-repeated="6">
          <table:table-cell table:style-name="ce25"/>
          <table:table-cell table:style-name="ce67" table:number-columns-repeated="17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number-columns-repeated="1000"/>
        </table:table-row>
        <table:table-row table:style-name="ro6" table:number-rows-repeated="2">
          <table:table-cell table:style-name="ce25"/>
          <table:table-cell table:style-name="ce67" table:number-columns-repeated="17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style-name="ce100" table:number-columns-repeated="1000"/>
        </table:table-row>
        <table:table-row table:style-name="ro6">
          <table:table-cell table:style-name="ce62" table:number-columns-repeated="18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style-name="ce62"/>
          <table:table-cell table:number-columns-repeated="999"/>
        </table:table-row>
        <table:table-row table:style-name="ro6" table:number-rows-repeated="39">
          <table:table-cell table:style-name="ce62" table:number-columns-repeated="18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style-name="ce62" table:number-columns-repeated="3"/>
          <table:table-cell table:number-columns-repeated="997"/>
        </table:table-row>
        <table:table-row table:style-name="ro6" table:number-rows-repeated="2">
          <table:table-cell table:style-name="ce63"/>
          <table:table-cell table:style-name="ce62"/>
          <table:table-cell table:style-name="ce63" table:number-columns-repeated="16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style-name="ce62" table:number-columns-repeated="3"/>
          <table:table-cell table:number-columns-repeated="997"/>
        </table:table-row>
        <table:table-row table:style-name="ro6" table:number-rows-repeated="7">
          <table:table-cell table:style-name="ce62" table:number-columns-repeated="18"/>
          <table:table-cell table:style-name="ce47" table:number-columns-repeated="2"/>
          <table:table-cell table:style-name="ce39" table:number-columns-repeated="2"/>
          <table:table-cell table:style-name="ce47" table:number-columns-repeated="2"/>
          <table:table-cell table:style-name="ce62" table:number-columns-repeated="3"/>
          <table:table-cell table:number-columns-repeated="997"/>
        </table:table-row>
        <table:table-row table:style-name="ro6" table:number-rows-repeated="4">
          <table:table-cell table:style-name="ce62" table:number-columns-repeated="27"/>
          <table:table-cell table:number-columns-repeated="997"/>
        </table:table-row>
        <table:table-row table:style-name="ro6" table:number-rows-repeated="7">
          <table:table-cell table:number-columns-repeated="18"/>
          <table:table-cell table:style-name="ce62" table:number-columns-repeated="6"/>
          <table:table-cell table:number-columns-repeated="1000"/>
        </table:table-row>
        <table:table-row table:style-name="ro6" table:number-rows-repeated="10484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brabant" style:page-layout-name="Mpm3" style:display-name="PageStyle_Noordbrabant">
      <style:header style:display="false"/>
      <style:header-left style:display="false"/>
      <style:footer style:display="false"/>
      <style:footer-left style:display="false"/>
    </style:master-page>
    <style:master-page style:name="PageStyle_5f_Noordbrabant2" style:page-layout-name="Mpm3" style:display-name="PageStyle_Noordbrabant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16T14:32:43</meta:creation-date>
    <dc:creator>Jappiee</dc:creator>
    <dc:date>2004-05-24T15:21:13</dc:date>
    <meta:document-statistic meta:object-count="0" meta:cell-count="3350" meta:table-count="2"/>
    <meta:generator>ODFPY/1.3.0dev</meta:generator>
  </office:meta>
</office:document-meta>
</file>